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580000616300003B34531BC1FC.svm" manifest:media-type=""/>
  <manifest:file-entry manifest:full-path="Pictures/20000220000057240000318173C6B4ED.svm" manifest:media-type=""/>
  <manifest:file-entry manifest:full-path="Pictures/2000025A000067F700003C0B1DF41F72.svm" manifest:media-type=""/>
  <manifest:file-entry manifest:full-path="Pictures/200004A6000057380000389C4A8CD29A.svm" manifest:media-type=""/>
  <manifest:file-entry manifest:full-path="Pictures/2000014E0000558B00003A7775736DDF.svm" manifest:media-type=""/>
  <manifest:file-entry manifest:full-path="Pictures/100002000000037B000001B7D513E56D.png" manifest:media-type="image/png"/>
  <manifest:file-entry manifest:full-path="Pictures/200002DB00004BB000002DE595EEAE08.svm" manifest:media-type=""/>
  <manifest:file-entry manifest:full-path="Pictures/2000002800007DAD00000D55074AF012.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ewsGotT" svg:font-family="NewsGotT"/>
    <style:font-face style:name="OpenSymbol" svg:font-family="OpenSymbol"/>
    <style:font-face style:name="Courier New" svg:font-family="'Courier New'" style:font-family-generic="modern"/>
    <style:font-face style:name="CAAAAA+DejaVuSans" svg:font-family="CAAAAA+DejaVuSans" style:font-family-generic="swiss"/>
    <style:font-face style:name="DejaVu Sans" svg:font-family="'DejaVu Sans'" style:font-family-generic="swiss"/>
    <style:font-face style:name="NewsGotT4" svg:font-family="NewsGotT" style:font-family-generic="swiss"/>
    <style:font-face style:name="DejaVu Sans2" svg:font-family="'DejaVu Sans'" style:font-pitch="variable"/>
    <style:font-face style:name="NewsGotT3" svg:font-family="NewsGotT" style:font-pitch="variable"/>
    <style:font-face style:name="NewsGotT1" svg:font-family="NewsGotT" style:font-adornments="Predeterminado" style:font-pitch="variable"/>
    <style:font-face style:name="NewsGotT2" svg:font-family="NewsGotT, 'News Got T'"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73cm" fo:margin-left="0.206cm" table:align="left" style:writing-mode="lr-tb"/>
    </style:style>
    <style:style style:name="Tabla1.A" style:family="table-column">
      <style:table-column-properties style:column-width="1.503cm"/>
    </style:style>
    <style:style style:name="Tabla1.B" style:family="table-column">
      <style:table-column-properties style:column-width="2.002cm"/>
    </style:style>
    <style:style style:name="Tabla1.C" style:family="table-column">
      <style:table-column-properties style:column-width="3.03cm"/>
    </style:style>
    <style:style style:name="Tabla1.D" style:family="table-column">
      <style:table-column-properties style:column-width="2.727cm"/>
    </style:style>
    <style:style style:name="Tabla1.E" style:family="table-column">
      <style:table-column-properties style:column-width="0.25cm"/>
    </style:style>
    <style:style style:name="Tabla1.F" style:family="table-column">
      <style:table-column-properties style:column-width="3.15cm"/>
    </style:style>
    <style:style style:name="Tabla1.G" style:family="table-column">
      <style:table-column-properties style:column-width="0.102cm"/>
    </style:style>
    <style:style style:name="Tabla1.H" style:family="table-column">
      <style:table-column-properties style:column-width="3.307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C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889cm" fo:keep-together="always"/>
    </style:style>
    <style:style style:name="Tabla1.C3" style:family="table-cell">
      <style:table-cell-properties style:vertical-align="top" fo:padding-left="0.123cm" fo:padding-right="0.123cm" fo:padding-top="0cm" fo:padding-bottom="0cm" fo:border="0.5pt solid #000000" style:writing-mode="lr-tb"/>
    </style:style>
    <style:style style:name="Tabla1.C4" style:family="table-cell">
      <style:table-cell-properties style:vertical-align="top" fo:padding-left="0.123cm" fo:padding-right="0.123cm" fo:padding-top="0cm" fo:padding-bottom="0cm" fo:border="0.5pt solid #000000" style:writing-mode="lr-tb"/>
    </style:style>
    <style:style style:name="Tabla1.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H5" style:family="table-cell" style:data-style-name="N37">
      <style:table-cell-properties style:vertical-align="top" fo:padding-left="0.123cm" fo:padding-right="0.123cm" fo:padding-top="0cm" fo:padding-bottom="0cm" fo:border="0.5pt solid #000000" style:writing-mode="lr-tb"/>
    </style:style>
    <style:style style:name="Tabla1.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H6" style:family="table-cell" style:data-style-name="N37">
      <style:table-cell-properties style:vertical-align="top" fo:padding-left="0.123cm" fo:padding-right="0.123cm" fo:padding-top="0cm" fo:padding-bottom="0cm" fo:border="0.5pt solid #000000" style:writing-mode="lr-tb"/>
    </style:style>
    <style:style style:name="Tabla1.C7" style:family="table-cell">
      <style:table-cell-properties style:vertical-align="top" fo:padding-left="0.123cm" fo:padding-right="0.123cm" fo:padding-top="0cm" fo:padding-bottom="0cm" fo:border="0.5pt solid #000000" style:writing-mode="lr-tb"/>
    </style:style>
    <style:style style:name="Tabla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G10" style:family="table-cell" style:data-style-name="N37">
      <style:table-cell-properties style:vertical-align="middle" fo:padding-left="0.123cm" fo:padding-right="0.123cm" fo:padding-top="0cm" fo:padding-bottom="0cm" fo:border="0.5pt solid #000000" style:writing-mode="lr-tb"/>
    </style:style>
    <style:style style:name="Tabla1.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F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G11"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12" style:family="table-row">
      <style:table-row-properties fo:keep-together="auto"/>
    </style:style>
    <style:style style:name="Tabla1.A12" style:family="table-cell">
      <style:table-cell-properties style:vertical-align="top" fo:background-color="#c0c0c0" fo:padding-left="0.018cm" fo:padding-right="0.018cm" fo:padding-top="0cm" fo:padding-bottom="0cm" fo:border="0.5pt solid #000000" style:writing-mode="lr-tb">
        <style:background-image/>
      </style:table-cell-properties>
    </style:style>
    <style:style style:name="Tabla1.13" style:family="table-row">
      <style:table-row-properties fo:keep-together="auto"/>
    </style:style>
    <style:style style:name="Tabla1.A13" style:family="table-cell">
      <style:table-cell-properties style:vertical-align="top" fo:background-color="#c0c0c0"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la1.14" style:family="table-row">
      <style:table-row-properties style:min-row-height="0.307cm" fo:keep-together="auto"/>
    </style:style>
    <style:style style:name="Tabla1.A14" style:family="table-cell">
      <style:table-cell-properties style:vertical-align="middle" fo:padding-left="0.018cm" fo:padding-right="0.018cm" fo:padding-top="0cm" fo:padding-bottom="0cm" fo:border-left="0.05pt solid #000000" fo:border-right="none" fo:border-top="0.5pt solid #000000" fo:border-bottom="0.05pt solid #000000" style:writing-mode="lr-tb"/>
    </style:style>
    <style:style style:name="Tabla1.D14" style:family="table-cell">
      <style:table-cell-properties style:vertical-align="middle" fo:padding-left="0.018cm" fo:padding-right="0.018cm" fo:padding-top="0cm" fo:padding-bottom="0cm" fo:border-left="0.05pt solid #000000" fo:border-right="0.05pt solid #000000" fo:border-top="0.5pt solid #000000" fo:border-bottom="0.05pt solid #000000" style:writing-mode="lr-tb"/>
    </style:style>
    <style:style style:name="Tabla1.A15"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D15"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A16"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D16"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2" style:family="table">
      <style:table-properties style:width="25.709cm" fo:margin-left="0cm" table:align="left"/>
    </style:style>
    <style:style style:name="Tabla2.A" style:family="table-column">
      <style:table-column-properties style:column-width="1.191cm"/>
    </style:style>
    <style:style style:name="Tabla2.B" style:family="table-column">
      <style:table-column-properties style:column-width="22.005cm"/>
    </style:style>
    <style:style style:name="Tabla2.C" style:family="table-column">
      <style:table-column-properties style:column-width="2.514cm"/>
    </style:style>
    <style:style style:name="Tabla2.1" style:family="table-row">
      <style:table-row-properties style:min-row-height="0.601cm"/>
    </style:style>
    <style:style style:name="Tabla2.A1" style:family="table-cell">
      <style:table-cell-properties style:vertical-align="middle" fo:background-color="#000000" fo:padding="0.049cm" fo:border="none">
        <style:background-image/>
      </style:table-cell-properties>
    </style:style>
    <style:style style:name="Tabla2.A2" style:family="table-cell" style:data-style-name="N0">
      <style:table-cell-properties style:vertical-align="middle" fo:padding="0.049cm" fo:border="none"/>
    </style:style>
    <style:style style:name="Tabla2.B2" style:family="table-cell">
      <style:table-cell-properties style:vertical-align="middle" fo:padding="0.049cm" fo:border="none"/>
    </style:style>
    <style:style style:name="Tabla2.C2" style:family="table-cell">
      <style:table-cell-properties style:vertical-align="middle" fo:padding="0.049cm" fo:border="none"/>
    </style:style>
    <style:style style:name="Tabla2.A3" style:family="table-cell" style:data-style-name="N0">
      <style:table-cell-properties style:vertical-align="middle" fo:padding="0.049cm" fo:border="none"/>
    </style:style>
    <style:style style:name="Tabla2.B3" style:family="table-cell">
      <style:table-cell-properties style:vertical-align="middle" fo:padding="0.049cm" fo:border="none"/>
    </style:style>
    <style:style style:name="Tabla2.C3" style:family="table-cell">
      <style:table-cell-properties style:vertical-align="middle" fo:padding="0.049cm" fo:border="none"/>
    </style:style>
    <style:style style:name="Tabla2.A4" style:family="table-cell" style:data-style-name="N0">
      <style:table-cell-properties style:vertical-align="middle" fo:padding="0.049cm" fo:border="none"/>
    </style:style>
    <style:style style:name="Tabla2.B4" style:family="table-cell">
      <style:table-cell-properties style:vertical-align="middle" fo:padding="0.049cm" fo:border="none"/>
    </style:style>
    <style:style style:name="Tabla2.C4" style:family="table-cell">
      <style:table-cell-properties style:vertical-align="middle" fo:padding="0.049cm" fo:border="none"/>
    </style:style>
    <style:style style:name="Tabla2.A5" style:family="table-cell" style:data-style-name="N0">
      <style:table-cell-properties style:vertical-align="middle" fo:padding="0.049cm" fo:border="none"/>
    </style:style>
    <style:style style:name="Tabla2.B5" style:family="table-cell">
      <style:table-cell-properties style:vertical-align="middle" fo:padding="0.049cm" fo:border="none"/>
    </style:style>
    <style:style style:name="Tabla2.C5" style:family="table-cell">
      <style:table-cell-properties style:vertical-align="middle" fo:padding="0.049cm" fo:border="none"/>
    </style:style>
    <style:style style:name="Tabla2.A6" style:family="table-cell" style:data-style-name="N0">
      <style:table-cell-properties style:vertical-align="middle" fo:padding="0.049cm" fo:border="none"/>
    </style:style>
    <style:style style:name="Tabla2.B6" style:family="table-cell">
      <style:table-cell-properties style:vertical-align="middle" fo:padding="0.049cm" fo:border="none"/>
    </style:style>
    <style:style style:name="Tabla2.C6" style:family="table-cell">
      <style:table-cell-properties style:vertical-align="middle" fo:padding="0.049cm" fo:border="none"/>
    </style:style>
    <style:style style:name="Tabla2.A7" style:family="table-cell" style:data-style-name="N0">
      <style:table-cell-properties style:vertical-align="middle" fo:padding="0.049cm" fo:border="none"/>
    </style:style>
    <style:style style:name="Tabla2.B7" style:family="table-cell">
      <style:table-cell-properties style:vertical-align="middle" fo:padding="0.049cm" fo:border="none"/>
    </style:style>
    <style:style style:name="Tabla2.C7" style:family="table-cell">
      <style:table-cell-properties style:vertical-align="middle" fo:padding="0.049cm" fo:border="none"/>
    </style:style>
    <style:style style:name="Tabla2.A8" style:family="table-cell" style:data-style-name="N0">
      <style:table-cell-properties style:vertical-align="middle" fo:padding="0.049cm" fo:border="none"/>
    </style:style>
    <style:style style:name="Tabla2.B8" style:family="table-cell">
      <style:table-cell-properties style:vertical-align="middle" fo:padding="0.049cm" fo:border="none"/>
    </style:style>
    <style:style style:name="Tabla2.C8" style:family="table-cell">
      <style:table-cell-properties style:vertical-align="middle" fo:padding="0.049cm" fo:border="none"/>
    </style:style>
    <style:style style:name="Tabla2.A9" style:family="table-cell" style:data-style-name="N0">
      <style:table-cell-properties style:vertical-align="middle" fo:padding="0.049cm" fo:border="none"/>
    </style:style>
    <style:style style:name="Tabla2.B9" style:family="table-cell">
      <style:table-cell-properties style:vertical-align="middle" fo:padding="0.049cm" fo:border="none"/>
    </style:style>
    <style:style style:name="Tabla2.C9" style:family="table-cell">
      <style:table-cell-properties style:vertical-align="middle" fo:padding="0.049cm" fo:border="none"/>
    </style:style>
    <style:style style:name="Tabla2.A10" style:family="table-cell" style:data-style-name="N0">
      <style:table-cell-properties style:vertical-align="middle" fo:padding="0.049cm" fo:border="none"/>
    </style:style>
    <style:style style:name="Tabla2.B10" style:family="table-cell">
      <style:table-cell-properties style:vertical-align="middle" fo:padding="0.049cm" fo:border="none"/>
    </style:style>
    <style:style style:name="Tabla2.C10" style:family="table-cell">
      <style:table-cell-properties style:vertical-align="middle" fo:padding="0.049cm" fo:border="none"/>
    </style:style>
    <style:style style:name="Tabla2.A11" style:family="table-cell" style:data-style-name="N0">
      <style:table-cell-properties style:vertical-align="middle" fo:padding="0.049cm" fo:border="none"/>
    </style:style>
    <style:style style:name="Tabla2.B11" style:family="table-cell">
      <style:table-cell-properties style:vertical-align="middle" fo:padding="0.049cm" fo:border="none"/>
    </style:style>
    <style:style style:name="Tabla2.C11" style:family="table-cell">
      <style:table-cell-properties style:vertical-align="middle" fo:padding="0.049cm" fo:border="none"/>
    </style:style>
    <style:style style:name="Tabla2.A12" style:family="table-cell" style:data-style-name="N0">
      <style:table-cell-properties style:vertical-align="middle" fo:padding="0.049cm" fo:border="none"/>
    </style:style>
    <style:style style:name="Tabla2.B12" style:family="table-cell">
      <style:table-cell-properties style:vertical-align="middle" fo:padding="0.049cm" fo:border="none"/>
    </style:style>
    <style:style style:name="Tabla2.C12" style:family="table-cell">
      <style:table-cell-properties style:vertical-align="middle" fo:padding="0.049cm" fo:border="none"/>
    </style:style>
    <style:style style:name="Tabla2.A13" style:family="table-cell" style:data-style-name="N0">
      <style:table-cell-properties style:vertical-align="middle" fo:padding="0.049cm" fo:border="none"/>
    </style:style>
    <style:style style:name="Tabla2.B13" style:family="table-cell">
      <style:table-cell-properties style:vertical-align="middle" fo:padding="0.049cm" fo:border="none"/>
    </style:style>
    <style:style style:name="Tabla2.C13" style:family="table-cell">
      <style:table-cell-properties style:vertical-align="middle" fo:padding="0.049cm" fo:border="none"/>
    </style:style>
    <style:style style:name="Tabla2.A14" style:family="table-cell" style:data-style-name="N0">
      <style:table-cell-properties style:vertical-align="middle" fo:padding="0.049cm" fo:border="none"/>
    </style:style>
    <style:style style:name="Tabla2.B14" style:family="table-cell">
      <style:table-cell-properties style:vertical-align="middle" fo:padding="0.049cm" fo:border="none"/>
    </style:style>
    <style:style style:name="Tabla2.C14" style:family="table-cell">
      <style:table-cell-properties style:vertical-align="middle" fo:padding="0.049cm" fo:border="none"/>
    </style:style>
    <style:style style:name="Tabla2.A15" style:family="table-cell" style:data-style-name="N0">
      <style:table-cell-properties style:vertical-align="middle" fo:padding="0.049cm" fo:border="none"/>
    </style:style>
    <style:style style:name="Tabla2.B15" style:family="table-cell">
      <style:table-cell-properties style:vertical-align="middle" fo:padding="0.049cm" fo:border="none"/>
    </style:style>
    <style:style style:name="Tabla2.C15" style:family="table-cell">
      <style:table-cell-properties style:vertical-align="middle" fo:padding="0.049cm" fo:border="none"/>
    </style:style>
    <style:style style:name="Tabla2.A16" style:family="table-cell" style:data-style-name="N0">
      <style:table-cell-properties style:vertical-align="middle" fo:padding="0.049cm" fo:border="none"/>
    </style:style>
    <style:style style:name="Tabla2.B16" style:family="table-cell">
      <style:table-cell-properties style:vertical-align="middle" fo:padding="0.049cm" fo:border="none"/>
    </style:style>
    <style:style style:name="Tabla2.C16" style:family="table-cell">
      <style:table-cell-properties style:vertical-align="middle" fo:padding="0.049cm" fo:border="none"/>
    </style:style>
    <style:style style:name="Tabla2.A17" style:family="table-cell" style:data-style-name="N0">
      <style:table-cell-properties style:vertical-align="middle" fo:padding="0.049cm" fo:border="none"/>
    </style:style>
    <style:style style:name="Tabla2.B17" style:family="table-cell">
      <style:table-cell-properties style:vertical-align="middle" fo:padding="0.049cm" fo:border="none"/>
    </style:style>
    <style:style style:name="Tabla2.C17" style:family="table-cell">
      <style:table-cell-properties style:vertical-align="middle" fo:padding="0.049cm" fo:border="none"/>
    </style:style>
    <style:style style:name="Tabla2.A18" style:family="table-cell" style:data-style-name="N0">
      <style:table-cell-properties style:vertical-align="middle" fo:padding="0.049cm" fo:border="none"/>
    </style:style>
    <style:style style:name="Tabla2.B18" style:family="table-cell">
      <style:table-cell-properties style:vertical-align="middle" fo:padding="0.049cm" fo:border="none"/>
    </style:style>
    <style:style style:name="Tabla2.C18" style:family="table-cell">
      <style:table-cell-properties style:vertical-align="middle" fo:padding="0.049cm" fo:border="none"/>
    </style:style>
    <style:style style:name="Tabla2.A19" style:family="table-cell" style:data-style-name="N0">
      <style:table-cell-properties style:vertical-align="middle" fo:padding="0.049cm" fo:border="none"/>
    </style:style>
    <style:style style:name="Tabla2.B19" style:family="table-cell">
      <style:table-cell-properties style:vertical-align="middle" fo:padding="0.049cm" fo:border="none"/>
    </style:style>
    <style:style style:name="Tabla2.C19" style:family="table-cell">
      <style:table-cell-properties style:vertical-align="middle" fo:padding="0.049cm" fo:border="none"/>
    </style:style>
    <style:style style:name="Tabla2.A20" style:family="table-cell" style:data-style-name="N0">
      <style:table-cell-properties style:vertical-align="middle" fo:padding="0.049cm" fo:border="none"/>
    </style:style>
    <style:style style:name="Tabla2.B20" style:family="table-cell">
      <style:table-cell-properties style:vertical-align="middle" fo:padding="0.049cm" fo:border="none"/>
    </style:style>
    <style:style style:name="Tabla2.C20" style:family="table-cell">
      <style:table-cell-properties style:vertical-align="middle" fo:padding="0.049cm" fo:border="none"/>
    </style:style>
    <style:style style:name="Tabla2.A21" style:family="table-cell" style:data-style-name="N0">
      <style:table-cell-properties style:vertical-align="middle" fo:padding="0.049cm" fo:border="none"/>
    </style:style>
    <style:style style:name="Tabla2.B21" style:family="table-cell">
      <style:table-cell-properties style:vertical-align="middle" fo:padding="0.049cm" fo:border="none"/>
    </style:style>
    <style:style style:name="Tabla2.C21" style:family="table-cell">
      <style:table-cell-properties style:vertical-align="middle" fo:padding="0.049cm" fo:border="none"/>
    </style:style>
    <style:style style:name="Tabla2.A22" style:family="table-cell" style:data-style-name="N0">
      <style:table-cell-properties style:vertical-align="middle" fo:padding="0.049cm" fo:border="none"/>
    </style:style>
    <style:style style:name="Tabla2.B22" style:family="table-cell">
      <style:table-cell-properties style:vertical-align="middle" fo:padding="0.049cm" fo:border="none"/>
    </style:style>
    <style:style style:name="Tabla2.C22" style:family="table-cell">
      <style:table-cell-properties style:vertical-align="middle" fo:padding="0.049cm" fo:border="none"/>
    </style:style>
    <style:style style:name="Tabla2.A23" style:family="table-cell" style:data-style-name="N0">
      <style:table-cell-properties style:vertical-align="middle" fo:padding="0.049cm" fo:border="none"/>
    </style:style>
    <style:style style:name="Tabla2.B23" style:family="table-cell">
      <style:table-cell-properties style:vertical-align="middle" fo:padding="0.049cm" fo:border="none"/>
    </style:style>
    <style:style style:name="Tabla2.C23" style:family="table-cell">
      <style:table-cell-properties style:vertical-align="middle" fo:padding="0.049cm" fo:border="none"/>
    </style:style>
    <style:style style:name="Tabla3" style:family="table" style:master-page-name="">
      <style:table-properties style:width="25.709cm" fo:margin-left="0cm" style:page-number="auto" fo:break-before="auto" fo:break-after="auto" table:align="left" fo:background-color="transparent" style:shadow="none" fo:keep-with-next="auto" style:may-break-between-rows="true" style:writing-mode="page">
        <style:background-image/>
      </style:table-properties>
    </style:style>
    <style:style style:name="Tabla3.A" style:family="table-column">
      <style:table-column-properties style:column-width="1.191cm"/>
    </style:style>
    <style:style style:name="Tabla3.B" style:family="table-column">
      <style:table-column-properties style:column-width="22.005cm"/>
    </style:style>
    <style:style style:name="Tabla3.C" style:family="table-column">
      <style:table-column-properties style:column-width="2.514cm"/>
    </style:style>
    <style:style style:name="Tabla3.1" style:family="table-row">
      <style:table-row-properties style:min-row-height="0.601cm" fo:background-color="transparent" fo:keep-together="auto">
        <style:background-image/>
      </style:table-row-properties>
    </style:style>
    <style:style style:name="Tabla3.A1" style:family="table-cell">
      <style:table-cell-properties style:vertical-align="middle" fo:background-color="#000000" fo:padding="0.049cm" fo:border="none" style:writing-mode="page">
        <style:background-image/>
      </style:table-cell-properties>
    </style:style>
    <style:style style:name="Tabla3.2" style:family="table-row">
      <style:table-row-properties style:min-row-height="0.601cm"/>
    </style:style>
    <style:style style:name="Tabla3.A2" style:family="table-cell" style:data-style-name="N0">
      <style:table-cell-properties style:vertical-align="middle" fo:padding="0.049cm" fo:border="none"/>
    </style:style>
    <style:style style:name="Tabla3.B2" style:family="table-cell">
      <style:table-cell-properties style:vertical-align="middle" fo:padding="0.049cm" fo:border="none"/>
    </style:style>
    <style:style style:name="Tabla3.C2" style:family="table-cell">
      <style:table-cell-properties style:vertical-align="middle" fo:padding="0.049cm" fo:border="none"/>
    </style:style>
    <style:style style:name="Tabla3.3" style:family="table-row">
      <style:table-row-properties style:min-row-height="0.601cm"/>
    </style:style>
    <style:style style:name="Tabla3.A3" style:family="table-cell" style:data-style-name="N0">
      <style:table-cell-properties style:vertical-align="middle" fo:padding="0.049cm" fo:border="none"/>
    </style:style>
    <style:style style:name="Tabla3.B3" style:family="table-cell">
      <style:table-cell-properties style:vertical-align="middle" fo:padding="0.049cm" fo:border="none"/>
    </style:style>
    <style:style style:name="Tabla3.C3" style:family="table-cell">
      <style:table-cell-properties style:vertical-align="middle" fo:padding="0.049cm" fo:border="none"/>
    </style:style>
    <style:style style:name="Tabla3.4" style:family="table-row">
      <style:table-row-properties style:min-row-height="0.601cm"/>
    </style:style>
    <style:style style:name="Tabla3.A4" style:family="table-cell" style:data-style-name="N0">
      <style:table-cell-properties style:vertical-align="middle" fo:padding="0.049cm" fo:border="none"/>
    </style:style>
    <style:style style:name="Tabla3.B4" style:family="table-cell">
      <style:table-cell-properties style:vertical-align="middle" fo:padding="0.049cm" fo:border="none"/>
    </style:style>
    <style:style style:name="Tabla3.C4" style:family="table-cell">
      <style:table-cell-properties style:vertical-align="middle" fo:padding="0.049cm" fo:border="none"/>
    </style:style>
    <style:style style:name="Tabla3.5" style:family="table-row">
      <style:table-row-properties style:min-row-height="0.601cm"/>
    </style:style>
    <style:style style:name="Tabla3.A5" style:family="table-cell" style:data-style-name="N0">
      <style:table-cell-properties style:vertical-align="middle" fo:padding="0.049cm" fo:border="none"/>
    </style:style>
    <style:style style:name="Tabla3.B5" style:family="table-cell">
      <style:table-cell-properties style:vertical-align="middle" fo:padding="0.049cm" fo:border="none"/>
    </style:style>
    <style:style style:name="Tabla3.C5" style:family="table-cell">
      <style:table-cell-properties style:vertical-align="middle" fo:padding="0.049cm" fo:border="none"/>
    </style:style>
    <style:style style:name="Tabla3.6" style:family="table-row">
      <style:table-row-properties style:min-row-height="0.601cm"/>
    </style:style>
    <style:style style:name="Tabla3.A6" style:family="table-cell" style:data-style-name="N0">
      <style:table-cell-properties style:vertical-align="middle" fo:padding="0.049cm" fo:border="none"/>
    </style:style>
    <style:style style:name="Tabla3.B6" style:family="table-cell">
      <style:table-cell-properties style:vertical-align="middle" fo:padding="0.049cm" fo:border="none"/>
    </style:style>
    <style:style style:name="Tabla3.C6" style:family="table-cell">
      <style:table-cell-properties style:vertical-align="middle" fo:padding="0.049cm" fo:border="none"/>
    </style:style>
    <style:style style:name="Tabla3.7" style:family="table-row">
      <style:table-row-properties style:min-row-height="0.601cm"/>
    </style:style>
    <style:style style:name="Tabla3.A7" style:family="table-cell" style:data-style-name="N0">
      <style:table-cell-properties style:vertical-align="middle" fo:padding="0.049cm" fo:border="none"/>
    </style:style>
    <style:style style:name="Tabla3.B7" style:family="table-cell">
      <style:table-cell-properties style:vertical-align="middle" fo:padding="0.049cm" fo:border="none"/>
    </style:style>
    <style:style style:name="Tabla3.C7" style:family="table-cell">
      <style:table-cell-properties style:vertical-align="middle" fo:padding="0.049cm" fo:border="none"/>
    </style:style>
    <style:style style:name="Tabla3.8" style:family="table-row">
      <style:table-row-properties style:min-row-height="0.601cm"/>
    </style:style>
    <style:style style:name="Tabla3.A8" style:family="table-cell" style:data-style-name="N0">
      <style:table-cell-properties style:vertical-align="middle" fo:padding="0.049cm" fo:border="none"/>
    </style:style>
    <style:style style:name="Tabla3.B8" style:family="table-cell">
      <style:table-cell-properties style:vertical-align="middle" fo:padding="0.049cm" fo:border="none"/>
    </style:style>
    <style:style style:name="Tabla3.C8" style:family="table-cell">
      <style:table-cell-properties style:vertical-align="middle" fo:padding="0.049cm" fo:border="none"/>
    </style:style>
    <style:style style:name="Tabla3.9" style:family="table-row">
      <style:table-row-properties style:min-row-height="0.601cm"/>
    </style:style>
    <style:style style:name="Tabla3.A9" style:family="table-cell" style:data-style-name="N0">
      <style:table-cell-properties style:vertical-align="middle" fo:padding="0.049cm" fo:border="none"/>
    </style:style>
    <style:style style:name="Tabla3.B9" style:family="table-cell">
      <style:table-cell-properties style:vertical-align="middle" fo:padding="0.049cm" fo:border="none"/>
    </style:style>
    <style:style style:name="Tabla3.C9" style:family="table-cell">
      <style:table-cell-properties style:vertical-align="middle" fo:padding="0.049cm" fo:border="none"/>
    </style:style>
    <style:style style:name="Tabla3.10" style:family="table-row">
      <style:table-row-properties style:min-row-height="0.601cm"/>
    </style:style>
    <style:style style:name="Tabla3.A10" style:family="table-cell" style:data-style-name="N0">
      <style:table-cell-properties style:vertical-align="middle" fo:padding="0.049cm" fo:border="none"/>
    </style:style>
    <style:style style:name="Tabla3.B10" style:family="table-cell">
      <style:table-cell-properties style:vertical-align="middle" fo:padding="0.049cm" fo:border="none"/>
    </style:style>
    <style:style style:name="Tabla3.C10" style:family="table-cell">
      <style:table-cell-properties style:vertical-align="middle" fo:padding="0.049cm" fo:border="none"/>
    </style:style>
    <style:style style:name="Tabla3.11" style:family="table-row">
      <style:table-row-properties style:min-row-height="0.601cm"/>
    </style:style>
    <style:style style:name="Tabla3.A11" style:family="table-cell" style:data-style-name="N0">
      <style:table-cell-properties style:vertical-align="middle" fo:padding="0.049cm" fo:border="none"/>
    </style:style>
    <style:style style:name="Tabla3.B11" style:family="table-cell">
      <style:table-cell-properties style:vertical-align="middle" fo:padding="0.049cm" fo:border="none"/>
    </style:style>
    <style:style style:name="Tabla3.C11" style:family="table-cell">
      <style:table-cell-properties style:vertical-align="middle" fo:padding="0.049cm" fo:border="none"/>
    </style:style>
    <style:style style:name="Tabla3.12" style:family="table-row">
      <style:table-row-properties style:min-row-height="0.601cm"/>
    </style:style>
    <style:style style:name="Tabla3.A12" style:family="table-cell" style:data-style-name="N0">
      <style:table-cell-properties style:vertical-align="middle" fo:padding="0.049cm" fo:border="none"/>
    </style:style>
    <style:style style:name="Tabla3.B12" style:family="table-cell">
      <style:table-cell-properties style:vertical-align="middle" fo:padding="0.049cm" fo:border="none"/>
    </style:style>
    <style:style style:name="Tabla3.C12" style:family="table-cell">
      <style:table-cell-properties style:vertical-align="middle" fo:padding="0.049cm" fo:border="none"/>
    </style:style>
    <style:style style:name="Tabla3.13" style:family="table-row">
      <style:table-row-properties style:min-row-height="0.601cm"/>
    </style:style>
    <style:style style:name="Tabla3.A13" style:family="table-cell" style:data-style-name="N0">
      <style:table-cell-properties style:vertical-align="middle" fo:padding="0.049cm" fo:border="none"/>
    </style:style>
    <style:style style:name="Tabla3.B13" style:family="table-cell">
      <style:table-cell-properties style:vertical-align="middle" fo:padding="0.049cm" fo:border="none"/>
    </style:style>
    <style:style style:name="Tabla3.C13" style:family="table-cell">
      <style:table-cell-properties style:vertical-align="middle" fo:padding="0.049cm" fo:border="none"/>
    </style:style>
    <style:style style:name="Tabla3.14" style:family="table-row">
      <style:table-row-properties style:min-row-height="0.601cm"/>
    </style:style>
    <style:style style:name="Tabla3.A14" style:family="table-cell" style:data-style-name="N0">
      <style:table-cell-properties style:vertical-align="middle" fo:padding="0.049cm" fo:border="none"/>
    </style:style>
    <style:style style:name="Tabla3.B14" style:family="table-cell">
      <style:table-cell-properties style:vertical-align="middle" fo:padding="0.049cm" fo:border="none"/>
    </style:style>
    <style:style style:name="Tabla3.C14" style:family="table-cell">
      <style:table-cell-properties style:vertical-align="middle" fo:padding="0.049cm" fo:border="none"/>
    </style:style>
    <style:style style:name="Tabla4" style:family="table">
      <style:table-properties style:width="25.599cm" table:align="left"/>
    </style:style>
    <style:style style:name="Tabla4.A" style:family="table-column">
      <style:table-column-properties style:column-width="1.191cm"/>
    </style:style>
    <style:style style:name="Tabla4.B" style:family="table-column">
      <style:table-column-properties style:column-width="22.005cm"/>
    </style:style>
    <style:style style:name="Tabla4.C" style:family="table-column">
      <style:table-column-properties style:column-width="2.404cm"/>
    </style:style>
    <style:style style:name="Tabla4.1" style:family="table-row">
      <style:table-row-properties style:min-row-height="0.601cm"/>
    </style:style>
    <style:style style:name="Tabla4.A1" style:family="table-cell">
      <style:table-cell-properties style:vertical-align="middle" fo:background-color="#000000" fo:padding="0.049cm" fo:border="none">
        <style:background-image/>
      </style:table-cell-properties>
    </style:style>
    <style:style style:name="Tabla4.A2" style:family="table-cell" style:data-style-name="N0">
      <style:table-cell-properties style:vertical-align="middle" fo:padding="0.049cm" fo:border="none"/>
    </style:style>
    <style:style style:name="Tabla4.B2" style:family="table-cell">
      <style:table-cell-properties style:vertical-align="middle" fo:padding="0.049cm" fo:border="none"/>
    </style:style>
    <style:style style:name="Tabla4.C2" style:family="table-cell">
      <style:table-cell-properties style:vertical-align="middle" fo:padding="0.049cm" fo:border="none"/>
    </style:style>
    <style:style style:name="Tabla4.A3" style:family="table-cell" style:data-style-name="N0">
      <style:table-cell-properties style:vertical-align="middle" fo:padding="0.049cm" fo:border="none"/>
    </style:style>
    <style:style style:name="Tabla4.B3" style:family="table-cell">
      <style:table-cell-properties style:vertical-align="middle" fo:padding="0.049cm" fo:border="none"/>
    </style:style>
    <style:style style:name="Tabla4.C3" style:family="table-cell">
      <style:table-cell-properties style:vertical-align="middle" fo:padding="0.049cm" fo:border="none"/>
    </style:style>
    <style:style style:name="Tabla4.A4" style:family="table-cell" style:data-style-name="N0">
      <style:table-cell-properties style:vertical-align="middle" fo:padding="0.049cm" fo:border="none"/>
    </style:style>
    <style:style style:name="Tabla4.B4" style:family="table-cell">
      <style:table-cell-properties style:vertical-align="middle" fo:padding="0.049cm" fo:border="none"/>
    </style:style>
    <style:style style:name="Tabla4.C4" style:family="table-cell">
      <style:table-cell-properties style:vertical-align="middle" fo:padding="0.049cm" fo:border="none"/>
    </style:style>
    <style:style style:name="Tabla4.A5" style:family="table-cell" style:data-style-name="N0">
      <style:table-cell-properties style:vertical-align="middle" fo:padding="0.049cm" fo:border="none"/>
    </style:style>
    <style:style style:name="Tabla4.B5" style:family="table-cell">
      <style:table-cell-properties style:vertical-align="middle" fo:padding="0.049cm" fo:border="none"/>
    </style:style>
    <style:style style:name="Tabla4.C5" style:family="table-cell">
      <style:table-cell-properties style:vertical-align="middle" fo:padding="0.049cm" fo:border="none"/>
    </style:style>
    <style:style style:name="Tabla4.A6" style:family="table-cell" style:data-style-name="N0">
      <style:table-cell-properties style:vertical-align="middle" fo:padding="0.049cm" fo:border="none"/>
    </style:style>
    <style:style style:name="Tabla4.B6" style:family="table-cell">
      <style:table-cell-properties style:vertical-align="middle" fo:padding="0.049cm" fo:border="none"/>
    </style:style>
    <style:style style:name="Tabla4.C6" style:family="table-cell">
      <style:table-cell-properties style:vertical-align="middle" fo:padding="0.049cm" fo:border="none"/>
    </style:style>
    <style:style style:name="Tabla4.A7" style:family="table-cell" style:data-style-name="N0">
      <style:table-cell-properties style:vertical-align="middle" fo:padding="0.049cm" fo:border="none"/>
    </style:style>
    <style:style style:name="Tabla4.B7" style:family="table-cell">
      <style:table-cell-properties style:vertical-align="middle" fo:padding="0.049cm" fo:border="none"/>
    </style:style>
    <style:style style:name="Tabla4.C7" style:family="table-cell">
      <style:table-cell-properties style:vertical-align="middle" fo:padding="0.049cm" fo:border="none"/>
    </style:style>
    <style:style style:name="Tabla4.A8" style:family="table-cell" style:data-style-name="N0">
      <style:table-cell-properties style:vertical-align="middle" fo:padding="0.049cm" fo:border="none"/>
    </style:style>
    <style:style style:name="Tabla4.B8" style:family="table-cell">
      <style:table-cell-properties style:vertical-align="middle" fo:padding="0.049cm" fo:border="none"/>
    </style:style>
    <style:style style:name="Tabla4.C8" style:family="table-cell">
      <style:table-cell-properties style:vertical-align="middle" fo:padding="0.049cm" fo:border="none"/>
    </style:style>
    <style:style style:name="Tabla4.A9" style:family="table-cell" style:data-style-name="N0">
      <style:table-cell-properties style:vertical-align="middle" fo:padding="0.049cm" fo:border="none"/>
    </style:style>
    <style:style style:name="Tabla4.B9" style:family="table-cell">
      <style:table-cell-properties style:vertical-align="middle" fo:padding="0.049cm" fo:border="none"/>
    </style:style>
    <style:style style:name="Tabla4.C9" style:family="table-cell">
      <style:table-cell-properties style:vertical-align="middle" fo:padding="0.049cm" fo:border="none"/>
    </style:style>
    <style:style style:name="Tabla4.A10" style:family="table-cell" style:data-style-name="N0">
      <style:table-cell-properties style:vertical-align="middle" fo:padding="0.049cm" fo:border="none"/>
    </style:style>
    <style:style style:name="Tabla4.B10" style:family="table-cell">
      <style:table-cell-properties style:vertical-align="middle" fo:padding="0.049cm" fo:border="none"/>
    </style:style>
    <style:style style:name="Tabla4.C10" style:family="table-cell">
      <style:table-cell-properties style:vertical-align="middle" fo:padding="0.049cm" fo:border="none"/>
    </style:style>
    <style:style style:name="Tabla4.A11" style:family="table-cell" style:data-style-name="N0">
      <style:table-cell-properties style:vertical-align="middle" fo:padding="0.049cm" fo:border="none"/>
    </style:style>
    <style:style style:name="Tabla4.B11" style:family="table-cell">
      <style:table-cell-properties style:vertical-align="middle" fo:padding="0.049cm" fo:border="none"/>
    </style:style>
    <style:style style:name="Tabla4.C11" style:family="table-cell">
      <style:table-cell-properties style:vertical-align="middle" fo:padding="0.049cm" fo:border="none"/>
    </style:style>
    <style:style style:name="Tabla4.A12" style:family="table-cell" style:data-style-name="N0">
      <style:table-cell-properties style:vertical-align="middle" fo:padding="0.049cm" fo:border="none"/>
    </style:style>
    <style:style style:name="Tabla4.B12" style:family="table-cell">
      <style:table-cell-properties style:vertical-align="middle" fo:padding="0.049cm" fo:border="none"/>
    </style:style>
    <style:style style:name="Tabla4.C12" style:family="table-cell">
      <style:table-cell-properties style:vertical-align="middle" fo:padding="0.049cm" fo:border="none"/>
    </style:style>
    <style:style style:name="Tabla4.A13" style:family="table-cell" style:data-style-name="N0">
      <style:table-cell-properties style:vertical-align="middle" fo:padding="0.049cm" fo:border="none"/>
    </style:style>
    <style:style style:name="Tabla4.B13" style:family="table-cell">
      <style:table-cell-properties style:vertical-align="middle" fo:padding="0.049cm" fo:border="none"/>
    </style:style>
    <style:style style:name="Tabla4.C13" style:family="table-cell">
      <style:table-cell-properties style:vertical-align="middle" fo:padding="0.049cm" fo:border="none"/>
    </style:style>
    <style:style style:name="Tabla4.A14" style:family="table-cell" style:data-style-name="N0">
      <style:table-cell-properties style:vertical-align="middle" fo:padding="0.049cm" fo:border="none"/>
    </style:style>
    <style:style style:name="Tabla4.B14" style:family="table-cell">
      <style:table-cell-properties style:vertical-align="middle" fo:padding="0.049cm" fo:border="none"/>
    </style:style>
    <style:style style:name="Tabla4.C14" style:family="table-cell">
      <style:table-cell-properties style:vertical-align="middle" fo:padding="0.049cm" fo:border="none"/>
    </style:style>
    <style:style style:name="Tabla4.A15" style:family="table-cell" style:data-style-name="N0">
      <style:table-cell-properties style:vertical-align="middle" fo:padding="0.049cm" fo:border="none"/>
    </style:style>
    <style:style style:name="Tabla4.B15" style:family="table-cell">
      <style:table-cell-properties style:vertical-align="middle" fo:padding="0.049cm" fo:border="none"/>
    </style:style>
    <style:style style:name="Tabla4.C15" style:family="table-cell">
      <style:table-cell-properties style:vertical-align="middle" fo:padding="0.049cm" fo:border="none"/>
    </style:style>
    <style:style style:name="Tabla6" style:family="table">
      <style:table-properties style:width="25.599cm" table:align="left" style:shadow="none"/>
    </style:style>
    <style:style style:name="Tabla6.A" style:family="table-column">
      <style:table-column-properties style:column-width="1.191cm"/>
    </style:style>
    <style:style style:name="Tabla6.B" style:family="table-column">
      <style:table-column-properties style:column-width="22.005cm"/>
    </style:style>
    <style:style style:name="Tabla6.C" style:family="table-column">
      <style:table-column-properties style:column-width="2.404cm"/>
    </style:style>
    <style:style style:name="Tabla6.1" style:family="table-row">
      <style:table-row-properties style:min-row-height="0.601cm"/>
    </style:style>
    <style:style style:name="Tabla6.A1" style:family="table-cell">
      <style:table-cell-properties style:vertical-align="middle" fo:background-color="#000000" fo:padding="0.049cm" fo:border="none">
        <style:background-image/>
      </style:table-cell-properties>
    </style:style>
    <style:style style:name="Tabla6.A2" style:family="table-cell" style:data-style-name="N0">
      <style:table-cell-properties style:vertical-align="middle" fo:padding="0.049cm" fo:border="none"/>
    </style:style>
    <style:style style:name="Tabla6.B2" style:family="table-cell">
      <style:table-cell-properties style:vertical-align="middle" fo:padding="0.049cm" fo:border="none"/>
    </style:style>
    <style:style style:name="Tabla6.C2" style:family="table-cell">
      <style:table-cell-properties style:vertical-align="middle" fo:padding="0.049cm" fo:border="none"/>
    </style:style>
    <style:style style:name="Tabla6.A3" style:family="table-cell" style:data-style-name="N0">
      <style:table-cell-properties style:vertical-align="middle" fo:padding="0.049cm" fo:border="none"/>
    </style:style>
    <style:style style:name="Tabla6.B3" style:family="table-cell">
      <style:table-cell-properties style:vertical-align="middle" fo:padding="0.049cm" fo:border="none"/>
    </style:style>
    <style:style style:name="Tabla6.C3" style:family="table-cell">
      <style:table-cell-properties style:vertical-align="middle" fo:padding="0.049cm" fo:border="none"/>
    </style:style>
    <style:style style:name="Tabla6.A4" style:family="table-cell" style:data-style-name="N0">
      <style:table-cell-properties style:vertical-align="middle" fo:padding="0.049cm" fo:border="none"/>
    </style:style>
    <style:style style:name="Tabla6.B4" style:family="table-cell">
      <style:table-cell-properties style:vertical-align="middle" fo:padding="0.049cm" fo:border="none"/>
    </style:style>
    <style:style style:name="Tabla6.C4" style:family="table-cell">
      <style:table-cell-properties style:vertical-align="middle" fo:padding="0.049cm" fo:border="none"/>
    </style:style>
    <style:style style:name="Tabla6.A5" style:family="table-cell" style:data-style-name="N0">
      <style:table-cell-properties style:vertical-align="middle" fo:padding="0.049cm" fo:border="none"/>
    </style:style>
    <style:style style:name="Tabla6.B5" style:family="table-cell">
      <style:table-cell-properties style:vertical-align="middle" fo:padding="0.049cm" fo:border="none"/>
    </style:style>
    <style:style style:name="Tabla6.C5" style:family="table-cell">
      <style:table-cell-properties style:vertical-align="middle" fo:padding="0.049cm" fo:border="none"/>
    </style:style>
    <style:style style:name="Tabla6.A6" style:family="table-cell" style:data-style-name="N0">
      <style:table-cell-properties style:vertical-align="middle" fo:padding="0.049cm" fo:border="none"/>
    </style:style>
    <style:style style:name="Tabla6.B6" style:family="table-cell">
      <style:table-cell-properties style:vertical-align="middle" fo:padding="0.049cm" fo:border="none"/>
    </style:style>
    <style:style style:name="Tabla6.C6" style:family="table-cell">
      <style:table-cell-properties style:vertical-align="middle" fo:padding="0.049cm" fo:border="none"/>
    </style:style>
    <style:style style:name="Tabla6.A7" style:family="table-cell" style:data-style-name="N0">
      <style:table-cell-properties style:vertical-align="middle" fo:padding="0.049cm" fo:border="none"/>
    </style:style>
    <style:style style:name="Tabla6.B7" style:family="table-cell">
      <style:table-cell-properties style:vertical-align="middle" fo:padding="0.049cm" fo:border="none"/>
    </style:style>
    <style:style style:name="Tabla6.C7" style:family="table-cell">
      <style:table-cell-properties style:vertical-align="middle" fo:padding="0.049cm" fo:border="none"/>
    </style:style>
    <style:style style:name="Tabla6.A8" style:family="table-cell" style:data-style-name="N0">
      <style:table-cell-properties style:vertical-align="middle" fo:padding="0.049cm" fo:border="none"/>
    </style:style>
    <style:style style:name="Tabla6.B8" style:family="table-cell">
      <style:table-cell-properties style:vertical-align="middle" fo:padding="0.049cm" fo:border="none"/>
    </style:style>
    <style:style style:name="Tabla6.C8" style:family="table-cell">
      <style:table-cell-properties style:vertical-align="middle" fo:padding="0.049cm" fo:border="none"/>
    </style:style>
    <style:style style:name="Tabla6.A9" style:family="table-cell" style:data-style-name="N0">
      <style:table-cell-properties style:vertical-align="middle" fo:padding="0.049cm" fo:border="none"/>
    </style:style>
    <style:style style:name="Tabla6.B9" style:family="table-cell">
      <style:table-cell-properties style:vertical-align="middle" fo:padding="0.049cm" fo:border="none"/>
    </style:style>
    <style:style style:name="Tabla6.C9" style:family="table-cell">
      <style:table-cell-properties style:vertical-align="middle" fo:padding="0.049cm" fo:border="none"/>
    </style:style>
    <style:style style:name="Tabla6.A10" style:family="table-cell" style:data-style-name="N0">
      <style:table-cell-properties style:vertical-align="middle" fo:padding="0.049cm" fo:border="none"/>
    </style:style>
    <style:style style:name="Tabla6.B10" style:family="table-cell">
      <style:table-cell-properties style:vertical-align="middle" fo:padding="0.049cm" fo:border="none"/>
    </style:style>
    <style:style style:name="Tabla6.C10" style:family="table-cell">
      <style:table-cell-properties style:vertical-align="middle" fo:padding="0.049cm" fo:border="none"/>
    </style:style>
    <style:style style:name="Tabla6.A11" style:family="table-cell" style:data-style-name="N0">
      <style:table-cell-properties style:vertical-align="middle" fo:padding="0.049cm" fo:border="none"/>
    </style:style>
    <style:style style:name="Tabla6.B11" style:family="table-cell">
      <style:table-cell-properties style:vertical-align="middle" fo:padding="0.049cm" fo:border="none"/>
    </style:style>
    <style:style style:name="Tabla6.C11" style:family="table-cell">
      <style:table-cell-properties style:vertical-align="middle" fo:padding="0.049cm" fo:border="none"/>
    </style:style>
    <style:style style:name="Tabla6.A12" style:family="table-cell" style:data-style-name="N0">
      <style:table-cell-properties style:vertical-align="middle" fo:padding="0.049cm" fo:border="none"/>
    </style:style>
    <style:style style:name="Tabla6.B12" style:family="table-cell">
      <style:table-cell-properties style:vertical-align="middle" fo:padding="0.049cm" fo:border="none"/>
    </style:style>
    <style:style style:name="Tabla6.C12" style:family="table-cell">
      <style:table-cell-properties style:vertical-align="middle" fo:padding="0.049cm" fo:border="none"/>
    </style:style>
    <style:style style:name="Tabla6.A13" style:family="table-cell" style:data-style-name="N0">
      <style:table-cell-properties style:vertical-align="middle" fo:padding="0.049cm" fo:border="none"/>
    </style:style>
    <style:style style:name="Tabla6.B13" style:family="table-cell">
      <style:table-cell-properties style:vertical-align="middle" fo:padding="0.049cm" fo:border="none"/>
    </style:style>
    <style:style style:name="Tabla6.C13" style:family="table-cell">
      <style:table-cell-properties style:vertical-align="middle" fo:padding="0.049cm" fo:border="none"/>
    </style:style>
    <style:style style:name="Tabla6.A14" style:family="table-cell" style:data-style-name="N0">
      <style:table-cell-properties style:vertical-align="middle" fo:padding="0.049cm" fo:border="none"/>
    </style:style>
    <style:style style:name="Tabla6.B14" style:family="table-cell">
      <style:table-cell-properties style:vertical-align="middle" fo:padding="0.049cm" fo:border="none"/>
    </style:style>
    <style:style style:name="Tabla6.C14" style:family="table-cell">
      <style:table-cell-properties style:vertical-align="middle" fo:padding="0.049cm" fo:border="none"/>
    </style:style>
    <style:style style:name="Tabla6.A15" style:family="table-cell" style:data-style-name="N0">
      <style:table-cell-properties style:vertical-align="middle" fo:padding="0.049cm" fo:border="none"/>
    </style:style>
    <style:style style:name="Tabla6.B15" style:family="table-cell">
      <style:table-cell-properties style:vertical-align="middle" fo:padding="0.049cm" fo:border="none"/>
    </style:style>
    <style:style style:name="Tabla6.C15" style:family="table-cell">
      <style:table-cell-properties style:vertical-align="middle" fo:padding="0.049cm" fo:border="none"/>
    </style:style>
    <style:style style:name="Tabla6.A16" style:family="table-cell" style:data-style-name="N0">
      <style:table-cell-properties style:vertical-align="middle" fo:padding="0.049cm" fo:border="none"/>
    </style:style>
    <style:style style:name="Tabla6.B16" style:family="table-cell">
      <style:table-cell-properties style:vertical-align="middle" fo:padding="0.049cm" fo:border="none"/>
    </style:style>
    <style:style style:name="Tabla6.C16" style:family="table-cell">
      <style:table-cell-properties style:vertical-align="middle" fo:padding="0.049cm" fo:border="none"/>
    </style:style>
    <style:style style:name="Tabla6.A17" style:family="table-cell" style:data-style-name="N0">
      <style:table-cell-properties style:vertical-align="middle" fo:padding="0.049cm" fo:border="none"/>
    </style:style>
    <style:style style:name="Tabla6.B17" style:family="table-cell">
      <style:table-cell-properties style:vertical-align="middle" fo:padding="0.049cm" fo:border="none"/>
    </style:style>
    <style:style style:name="Tabla6.C17" style:family="table-cell">
      <style:table-cell-properties style:vertical-align="middle" fo:padding="0.049cm" fo:border="none"/>
    </style:style>
    <style:style style:name="Tabla6.A18" style:family="table-cell" style:data-style-name="N0">
      <style:table-cell-properties style:vertical-align="middle" fo:padding="0.049cm" fo:border="none"/>
    </style:style>
    <style:style style:name="Tabla6.B18" style:family="table-cell">
      <style:table-cell-properties style:vertical-align="middle" fo:padding="0.049cm" fo:border="none"/>
    </style:style>
    <style:style style:name="Tabla6.C18" style:family="table-cell">
      <style:table-cell-properties style:vertical-align="middle" fo:padding="0.049cm" fo:border="none"/>
    </style:style>
    <style:style style:name="Tabla6.A19" style:family="table-cell" style:data-style-name="N0">
      <style:table-cell-properties style:vertical-align="middle" fo:padding="0.049cm" fo:border="none"/>
    </style:style>
    <style:style style:name="Tabla6.B19" style:family="table-cell">
      <style:table-cell-properties style:vertical-align="middle" fo:padding="0.049cm" fo:border="none"/>
    </style:style>
    <style:style style:name="Tabla6.C19" style:family="table-cell">
      <style:table-cell-properties style:vertical-align="middle" fo:padding="0.049cm" fo:border="none"/>
    </style:style>
    <style:style style:name="Tabla6.A20" style:family="table-cell" style:data-style-name="N0">
      <style:table-cell-properties style:vertical-align="middle" fo:padding="0.049cm" fo:border="none"/>
    </style:style>
    <style:style style:name="Tabla6.B20" style:family="table-cell">
      <style:table-cell-properties style:vertical-align="middle" fo:padding="0.049cm" fo:border="none"/>
    </style:style>
    <style:style style:name="Tabla6.C20" style:family="table-cell">
      <style:table-cell-properties style:vertical-align="middle" fo:padding="0.049cm" fo:border="none"/>
    </style:style>
    <style:style style:name="Tabla6.A21" style:family="table-cell" style:data-style-name="N0">
      <style:table-cell-properties style:vertical-align="middle" fo:padding="0.049cm" fo:border="none"/>
    </style:style>
    <style:style style:name="Tabla6.B21" style:family="table-cell">
      <style:table-cell-properties style:vertical-align="middle" fo:padding="0.049cm" fo:border="none"/>
    </style:style>
    <style:style style:name="Tabla6.C21" style:family="table-cell">
      <style:table-cell-properties style:vertical-align="middle" fo:padding="0.049cm" fo:border="none"/>
    </style:style>
    <style:style style:name="Tabla6.A22" style:family="table-cell" style:data-style-name="N0">
      <style:table-cell-properties style:vertical-align="middle" fo:padding="0.049cm" fo:border="none"/>
    </style:style>
    <style:style style:name="Tabla6.B22" style:family="table-cell">
      <style:table-cell-properties style:vertical-align="middle" fo:padding="0.049cm" fo:border="none"/>
    </style:style>
    <style:style style:name="Tabla6.C22" style:family="table-cell">
      <style:table-cell-properties style:vertical-align="middle" fo:padding="0.049cm" fo:border="none"/>
    </style:style>
    <style:style style:name="Tabla6.A23" style:family="table-cell" style:data-style-name="N0">
      <style:table-cell-properties style:vertical-align="middle" fo:padding="0.049cm" fo:border="none"/>
    </style:style>
    <style:style style:name="Tabla6.B23" style:family="table-cell">
      <style:table-cell-properties style:vertical-align="middle" fo:padding="0.049cm" fo:border="none"/>
    </style:style>
    <style:style style:name="Tabla6.C23" style:family="table-cell">
      <style:table-cell-properties style:vertical-align="middle" fo:padding="0.049cm" fo:border="none"/>
    </style:style>
    <style:style style:name="Tabla6.A24" style:family="table-cell" style:data-style-name="N0">
      <style:table-cell-properties style:vertical-align="middle" fo:padding="0.049cm" fo:border="none"/>
    </style:style>
    <style:style style:name="Tabla6.B24" style:family="table-cell">
      <style:table-cell-properties style:vertical-align="middle" fo:padding="0.049cm" fo:border="none"/>
    </style:style>
    <style:style style:name="Tabla6.C24" style:family="table-cell">
      <style:table-cell-properties style:vertical-align="middle" fo:padding="0.049cm" fo:border="none"/>
    </style:style>
    <style:style style:name="Tabla6.A25" style:family="table-cell" style:data-style-name="N0">
      <style:table-cell-properties style:vertical-align="middle" fo:padding="0.049cm" fo:border="none"/>
    </style:style>
    <style:style style:name="Tabla6.B25" style:family="table-cell">
      <style:table-cell-properties style:vertical-align="middle" fo:padding="0.049cm" fo:border="none"/>
    </style:style>
    <style:style style:name="Tabla6.C25" style:family="table-cell">
      <style:table-cell-properties style:vertical-align="middle" fo:padding="0.049cm" fo:border="none"/>
    </style:style>
    <style:style style:name="Tabla6.A26" style:family="table-cell" style:data-style-name="N0">
      <style:table-cell-properties style:vertical-align="middle" fo:padding="0.049cm" fo:border="none"/>
    </style:style>
    <style:style style:name="Tabla6.B26" style:family="table-cell">
      <style:table-cell-properties style:vertical-align="middle" fo:padding="0.049cm" fo:border="none"/>
    </style:style>
    <style:style style:name="Tabla6.C26" style:family="table-cell">
      <style:table-cell-properties style:vertical-align="middle" fo:padding="0.049cm" fo:border="none"/>
    </style:style>
    <style:style style:name="Tabla6.A27" style:family="table-cell" style:data-style-name="N0">
      <style:table-cell-properties style:vertical-align="middle" fo:padding="0.049cm" fo:border="none"/>
    </style:style>
    <style:style style:name="Tabla6.B27" style:family="table-cell">
      <style:table-cell-properties style:vertical-align="middle" fo:padding="0.049cm" fo:border="none"/>
    </style:style>
    <style:style style:name="Tabla6.C27" style:family="table-cell">
      <style:table-cell-properties style:vertical-align="middle" fo:padding="0.049cm" fo:border="none"/>
    </style:style>
    <style:style style:name="Tabla6.A28" style:family="table-cell" style:data-style-name="N0">
      <style:table-cell-properties style:vertical-align="middle" fo:padding="0.049cm" fo:border="none"/>
    </style:style>
    <style:style style:name="Tabla6.B28" style:family="table-cell">
      <style:table-cell-properties style:vertical-align="middle" fo:padding="0.049cm" fo:border="none"/>
    </style:style>
    <style:style style:name="Tabla6.C28" style:family="table-cell">
      <style:table-cell-properties style:vertical-align="middle" fo:padding="0.049cm" fo:border="none"/>
    </style:style>
    <style:style style:name="Tabla6.A29" style:family="table-cell" style:data-style-name="N0">
      <style:table-cell-properties style:vertical-align="middle" fo:padding="0.049cm" fo:border="none"/>
    </style:style>
    <style:style style:name="Tabla6.B29" style:family="table-cell">
      <style:table-cell-properties style:vertical-align="middle" fo:padding="0.049cm" fo:border="none"/>
    </style:style>
    <style:style style:name="Tabla6.C29" style:family="table-cell">
      <style:table-cell-properties style:vertical-align="middle" fo:padding="0.049cm" fo:border="none"/>
    </style:style>
    <style:style style:name="Tabla6.A30" style:family="table-cell" style:data-style-name="N0">
      <style:table-cell-properties style:vertical-align="middle" fo:padding="0.049cm" fo:border="none"/>
    </style:style>
    <style:style style:name="Tabla6.B30" style:family="table-cell">
      <style:table-cell-properties style:vertical-align="middle" fo:padding="0.049cm" fo:border="none"/>
    </style:style>
    <style:style style:name="Tabla6.C30" style:family="table-cell">
      <style:table-cell-properties style:vertical-align="middle" fo:padding="0.049cm" fo:border="none"/>
    </style:style>
    <style:style style:name="Tabla6.A31" style:family="table-cell" style:data-style-name="N0">
      <style:table-cell-properties style:vertical-align="middle" fo:padding="0.049cm" fo:border="none"/>
    </style:style>
    <style:style style:name="Tabla6.B31" style:family="table-cell">
      <style:table-cell-properties style:vertical-align="middle" fo:padding="0.049cm" fo:border="none"/>
    </style:style>
    <style:style style:name="Tabla6.C31" style:family="table-cell">
      <style:table-cell-properties style:vertical-align="middle" fo:padding="0.049cm" fo:border="none"/>
    </style:style>
    <style:style style:name="Tabla6.A32" style:family="table-cell" style:data-style-name="N0">
      <style:table-cell-properties style:vertical-align="middle" fo:padding="0.049cm" fo:border="none"/>
    </style:style>
    <style:style style:name="Tabla6.B32" style:family="table-cell">
      <style:table-cell-properties style:vertical-align="middle" fo:padding="0.049cm" fo:border="none"/>
    </style:style>
    <style:style style:name="Tabla6.C32" style:family="table-cell">
      <style:table-cell-properties style:vertical-align="middle" fo:padding="0.049cm" fo:border="none"/>
    </style:style>
    <style:style style:name="Tabla6.A33" style:family="table-cell" style:data-style-name="N0">
      <style:table-cell-properties style:vertical-align="middle" fo:padding="0.049cm" fo:border="none"/>
    </style:style>
    <style:style style:name="Tabla6.B33" style:family="table-cell">
      <style:table-cell-properties style:vertical-align="middle" fo:padding="0.049cm" fo:border="none"/>
    </style:style>
    <style:style style:name="Tabla6.C33" style:family="table-cell">
      <style:table-cell-properties style:vertical-align="middle" fo:padding="0.049cm" fo:border="none"/>
    </style:style>
    <style:style style:name="Tabla6.A34" style:family="table-cell" style:data-style-name="N0">
      <style:table-cell-properties style:vertical-align="middle" fo:padding="0.049cm" fo:border="none"/>
    </style:style>
    <style:style style:name="Tabla6.B34" style:family="table-cell">
      <style:table-cell-properties style:vertical-align="middle" fo:padding="0.049cm" fo:border="none"/>
    </style:style>
    <style:style style:name="Tabla6.C34" style:family="table-cell">
      <style:table-cell-properties style:vertical-align="middle" fo:padding="0.049cm" fo:border="none"/>
    </style:style>
    <style:style style:name="Tabla6.A35" style:family="table-cell" style:data-style-name="N0">
      <style:table-cell-properties style:vertical-align="middle" fo:padding="0.049cm" fo:border="none"/>
    </style:style>
    <style:style style:name="Tabla6.B35" style:family="table-cell">
      <style:table-cell-properties style:vertical-align="middle" fo:padding="0.049cm" fo:border="none"/>
    </style:style>
    <style:style style:name="Tabla6.C35" style:family="table-cell">
      <style:table-cell-properties style:vertical-align="middle" fo:padding="0.049cm" fo:border="none"/>
    </style:style>
    <style:style style:name="Tabla6.A36" style:family="table-cell" style:data-style-name="N0">
      <style:table-cell-properties style:vertical-align="middle" fo:padding="0.049cm" fo:border="none"/>
    </style:style>
    <style:style style:name="Tabla6.B36" style:family="table-cell">
      <style:table-cell-properties style:vertical-align="middle" fo:padding="0.049cm" fo:border="none"/>
    </style:style>
    <style:style style:name="Tabla6.C36" style:family="table-cell">
      <style:table-cell-properties style:vertical-align="middle" fo:padding="0.049cm" fo:border="none"/>
    </style:style>
    <style:style style:name="Tabla6.A37" style:family="table-cell" style:data-style-name="N0">
      <style:table-cell-properties style:vertical-align="middle" fo:padding="0.049cm" fo:border="none"/>
    </style:style>
    <style:style style:name="Tabla6.B37" style:family="table-cell">
      <style:table-cell-properties style:vertical-align="middle" fo:padding="0.049cm" fo:border="none"/>
    </style:style>
    <style:style style:name="Tabla6.C37" style:family="table-cell">
      <style:table-cell-properties style:vertical-align="middle" fo:padding="0.049cm" fo:border="none"/>
    </style:style>
    <style:style style:name="Tabla6.A38" style:family="table-cell" style:data-style-name="N0">
      <style:table-cell-properties style:vertical-align="middle" fo:padding="0.049cm" fo:border="none"/>
    </style:style>
    <style:style style:name="Tabla6.B38" style:family="table-cell">
      <style:table-cell-properties style:vertical-align="middle" fo:padding="0.049cm" fo:border="none"/>
    </style:style>
    <style:style style:name="Tabla6.C38" style:family="table-cell">
      <style:table-cell-properties style:vertical-align="middle" fo:padding="0.049cm" fo:border="none"/>
    </style:style>
    <style:style style:name="Tabla6.A39" style:family="table-cell" style:data-style-name="N0">
      <style:table-cell-properties style:vertical-align="middle" fo:padding="0.049cm" fo:border="none"/>
    </style:style>
    <style:style style:name="Tabla6.B39" style:family="table-cell">
      <style:table-cell-properties style:vertical-align="middle" fo:padding="0.049cm" fo:border="none"/>
    </style:style>
    <style:style style:name="Tabla6.C39" style:family="table-cell">
      <style:table-cell-properties style:vertical-align="middle" fo:padding="0.049cm" fo:border="none"/>
    </style:style>
    <style:style style:name="Tabla6.A40" style:family="table-cell" style:data-style-name="N0">
      <style:table-cell-properties style:vertical-align="middle" fo:padding="0.049cm" fo:border="none"/>
    </style:style>
    <style:style style:name="Tabla6.B40" style:family="table-cell">
      <style:table-cell-properties style:vertical-align="middle" fo:padding="0.049cm" fo:border="none"/>
    </style:style>
    <style:style style:name="Tabla6.C40" style:family="table-cell">
      <style:table-cell-properties style:vertical-align="middle" fo:padding="0.049cm" fo:border="none"/>
    </style:style>
    <style:style style:name="Tabla6.A41" style:family="table-cell" style:data-style-name="N0">
      <style:table-cell-properties style:vertical-align="middle" fo:padding="0.049cm" fo:border="none"/>
    </style:style>
    <style:style style:name="Tabla6.B41" style:family="table-cell">
      <style:table-cell-properties style:vertical-align="middle" fo:padding="0.049cm" fo:border="none"/>
    </style:style>
    <style:style style:name="Tabla6.C41" style:family="table-cell">
      <style:table-cell-properties style:vertical-align="middle" fo:padding="0.049cm" fo:border="none"/>
    </style:style>
    <style:style style:name="Tabla6.A42" style:family="table-cell" style:data-style-name="N0">
      <style:table-cell-properties style:vertical-align="middle" fo:padding="0.049cm" fo:border="none"/>
    </style:style>
    <style:style style:name="Tabla6.B42" style:family="table-cell">
      <style:table-cell-properties style:vertical-align="middle" fo:padding="0.049cm" fo:border="none"/>
    </style:style>
    <style:style style:name="Tabla6.C42" style:family="table-cell">
      <style:table-cell-properties style:vertical-align="middle" fo:padding="0.049cm" fo:border="none"/>
    </style:style>
    <style:style style:name="Tabla6.A43" style:family="table-cell" style:data-style-name="N0">
      <style:table-cell-properties style:vertical-align="middle" fo:padding="0.049cm" fo:border="none"/>
    </style:style>
    <style:style style:name="Tabla6.B43" style:family="table-cell">
      <style:table-cell-properties style:vertical-align="middle" fo:padding="0.049cm" fo:border="none"/>
    </style:style>
    <style:style style:name="Tabla6.C43" style:family="table-cell">
      <style:table-cell-properties style:vertical-align="middle" fo:padding="0.049cm" fo:border="none"/>
    </style:style>
    <style:style style:name="Tabla6.A44" style:family="table-cell" style:data-style-name="N0">
      <style:table-cell-properties style:vertical-align="middle" fo:padding="0.049cm" fo:border="none"/>
    </style:style>
    <style:style style:name="Tabla6.B44" style:family="table-cell">
      <style:table-cell-properties style:vertical-align="middle" fo:padding="0.049cm" fo:border="none"/>
    </style:style>
    <style:style style:name="Tabla6.C44" style:family="table-cell">
      <style:table-cell-properties style:vertical-align="middle" fo:padding="0.049cm" fo:border="none"/>
    </style:style>
    <style:style style:name="Tabla6.A45" style:family="table-cell" style:data-style-name="N0">
      <style:table-cell-properties style:vertical-align="middle" fo:padding="0.049cm" fo:border="none"/>
    </style:style>
    <style:style style:name="Tabla6.B45" style:family="table-cell">
      <style:table-cell-properties style:vertical-align="middle" fo:padding="0.049cm" fo:border="none"/>
    </style:style>
    <style:style style:name="Tabla6.C45" style:family="table-cell">
      <style:table-cell-properties style:vertical-align="middle" fo:padding="0.049cm" fo:border="none"/>
    </style:style>
    <style:style style:name="Tabla6.A46" style:family="table-cell" style:data-style-name="N0">
      <style:table-cell-properties style:vertical-align="middle" fo:padding="0.049cm" fo:border="none"/>
    </style:style>
    <style:style style:name="Tabla6.B46" style:family="table-cell">
      <style:table-cell-properties style:vertical-align="middle" fo:padding="0.049cm" fo:border="none"/>
    </style:style>
    <style:style style:name="Tabla6.C46" style:family="table-cell">
      <style:table-cell-properties style:vertical-align="middle" fo:padding="0.049cm" fo:border="none"/>
    </style:style>
    <style:style style:name="Tabla6.A47" style:family="table-cell" style:data-style-name="N0">
      <style:table-cell-properties style:vertical-align="middle" fo:padding="0.049cm" fo:border="none"/>
    </style:style>
    <style:style style:name="Tabla6.B47" style:family="table-cell">
      <style:table-cell-properties style:vertical-align="middle" fo:padding="0.049cm" fo:border="none"/>
    </style:style>
    <style:style style:name="Tabla6.C47" style:family="table-cell">
      <style:table-cell-properties style:vertical-align="middle" fo:padding="0.049cm" fo:border="none"/>
    </style:style>
    <style:style style:name="Tabla6.A48" style:family="table-cell" style:data-style-name="N0">
      <style:table-cell-properties style:vertical-align="middle" fo:padding="0.049cm" fo:border="none"/>
    </style:style>
    <style:style style:name="Tabla6.B48" style:family="table-cell">
      <style:table-cell-properties style:vertical-align="middle" fo:padding="0.049cm" fo:border="none"/>
    </style:style>
    <style:style style:name="Tabla6.C48" style:family="table-cell">
      <style:table-cell-properties style:vertical-align="middle" fo:padding="0.049cm" fo:border="none"/>
    </style:style>
    <style:style style:name="Tabla6.A49" style:family="table-cell" style:data-style-name="N0">
      <style:table-cell-properties style:vertical-align="middle" fo:padding="0.049cm" fo:border="none"/>
    </style:style>
    <style:style style:name="Tabla6.B49" style:family="table-cell">
      <style:table-cell-properties style:vertical-align="middle" fo:padding="0.049cm" fo:border="none"/>
    </style:style>
    <style:style style:name="Tabla6.C49" style:family="table-cell">
      <style:table-cell-properties style:vertical-align="middle" fo:padding="0.049cm" fo:border="none"/>
    </style:style>
    <style:style style:name="Tabla6.A50" style:family="table-cell" style:data-style-name="N0">
      <style:table-cell-properties style:vertical-align="middle" fo:padding="0.049cm" fo:border="none"/>
    </style:style>
    <style:style style:name="Tabla6.B50" style:family="table-cell">
      <style:table-cell-properties style:vertical-align="middle" fo:padding="0.049cm" fo:border="none"/>
    </style:style>
    <style:style style:name="Tabla6.C50" style:family="table-cell">
      <style:table-cell-properties style:vertical-align="middle" fo:padding="0.049cm" fo:border="none"/>
    </style:style>
    <style:style style:name="Tabla6.A51" style:family="table-cell" style:data-style-name="N0">
      <style:table-cell-properties style:vertical-align="middle" fo:padding="0.049cm" fo:border="none"/>
    </style:style>
    <style:style style:name="Tabla6.B51" style:family="table-cell">
      <style:table-cell-properties style:vertical-align="middle" fo:padding="0.049cm" fo:border="none"/>
    </style:style>
    <style:style style:name="Tabla6.C51" style:family="table-cell">
      <style:table-cell-properties style:vertical-align="middle" fo:padding="0.049cm" fo:border="none"/>
    </style:style>
    <style:style style:name="Tabla6.A52" style:family="table-cell" style:data-style-name="N0">
      <style:table-cell-properties style:vertical-align="middle" fo:padding="0.049cm" fo:border="none"/>
    </style:style>
    <style:style style:name="Tabla6.B52" style:family="table-cell">
      <style:table-cell-properties style:vertical-align="middle" fo:padding="0.049cm" fo:border="none"/>
    </style:style>
    <style:style style:name="Tabla6.C52" style:family="table-cell">
      <style:table-cell-properties style:vertical-align="middle" fo:padding="0.049cm" fo:border="none"/>
    </style:style>
    <style:style style:name="Tabla6.A53" style:family="table-cell" style:data-style-name="N0">
      <style:table-cell-properties style:vertical-align="middle" fo:padding="0.049cm" fo:border="none"/>
    </style:style>
    <style:style style:name="Tabla6.B53" style:family="table-cell">
      <style:table-cell-properties style:vertical-align="middle" fo:padding="0.049cm" fo:border="none"/>
    </style:style>
    <style:style style:name="Tabla6.C53" style:family="table-cell">
      <style:table-cell-properties style:vertical-align="middle" fo:padding="0.049cm" fo:border="none"/>
    </style:style>
    <style:style style:name="Tabla6.A54" style:family="table-cell" style:data-style-name="N0">
      <style:table-cell-properties style:vertical-align="middle" fo:padding="0.049cm" fo:border="none"/>
    </style:style>
    <style:style style:name="Tabla6.B54" style:family="table-cell">
      <style:table-cell-properties style:vertical-align="middle" fo:padding="0.049cm" fo:border="none"/>
    </style:style>
    <style:style style:name="Tabla6.C54" style:family="table-cell">
      <style:table-cell-properties style:vertical-align="middle" fo:padding="0.049cm" fo:border="none"/>
    </style:style>
    <style:style style:name="Tabla6.A55" style:family="table-cell" style:data-style-name="N0">
      <style:table-cell-properties style:vertical-align="middle" fo:padding="0.049cm" fo:border="none"/>
    </style:style>
    <style:style style:name="Tabla6.B55" style:family="table-cell">
      <style:table-cell-properties style:vertical-align="middle" fo:padding="0.049cm" fo:border="none"/>
    </style:style>
    <style:style style:name="Tabla6.C55" style:family="table-cell">
      <style:table-cell-properties style:vertical-align="middle" fo:padding="0.049cm" fo:border="none"/>
    </style:style>
    <style:style style:name="Tabla6.A56" style:family="table-cell" style:data-style-name="N0">
      <style:table-cell-properties style:vertical-align="middle" fo:padding="0.049cm" fo:border="none"/>
    </style:style>
    <style:style style:name="Tabla6.B56" style:family="table-cell">
      <style:table-cell-properties style:vertical-align="middle" fo:padding="0.049cm" fo:border="none"/>
    </style:style>
    <style:style style:name="Tabla6.C56" style:family="table-cell">
      <style:table-cell-properties style:vertical-align="middle" fo:padding="0.049cm" fo:border="none"/>
    </style:style>
    <style:style style:name="Tabla6.A57" style:family="table-cell" style:data-style-name="N0">
      <style:table-cell-properties style:vertical-align="middle" fo:padding="0.049cm" fo:border="none"/>
    </style:style>
    <style:style style:name="Tabla6.B57" style:family="table-cell">
      <style:table-cell-properties style:vertical-align="middle" fo:padding="0.049cm" fo:border="none"/>
    </style:style>
    <style:style style:name="Tabla6.C57" style:family="table-cell">
      <style:table-cell-properties style:vertical-align="middle" fo:padding="0.049cm" fo:border="none"/>
    </style:style>
    <style:style style:name="Tabla6.A58" style:family="table-cell" style:data-style-name="N0">
      <style:table-cell-properties style:vertical-align="middle" fo:padding="0.049cm" fo:border="none"/>
    </style:style>
    <style:style style:name="Tabla6.B58" style:family="table-cell">
      <style:table-cell-properties style:vertical-align="middle" fo:padding="0.049cm" fo:border="none"/>
    </style:style>
    <style:style style:name="Tabla6.C58" style:family="table-cell">
      <style:table-cell-properties style:vertical-align="middle" fo:padding="0.049cm" fo:border="none"/>
    </style:style>
    <style:style style:name="Tabla6.A59" style:family="table-cell" style:data-style-name="N0">
      <style:table-cell-properties style:vertical-align="middle" fo:padding="0.049cm" fo:border="none"/>
    </style:style>
    <style:style style:name="Tabla6.B59" style:family="table-cell">
      <style:table-cell-properties style:vertical-align="middle" fo:padding="0.049cm" fo:border="none"/>
    </style:style>
    <style:style style:name="Tabla6.C59" style:family="table-cell">
      <style:table-cell-properties style:vertical-align="middle" fo:padding="0.049cm" fo:border="none"/>
    </style:style>
    <style:style style:name="Tabla6.A60" style:family="table-cell" style:data-style-name="N0">
      <style:table-cell-properties style:vertical-align="middle" fo:padding="0.049cm" fo:border="none"/>
    </style:style>
    <style:style style:name="Tabla6.B60" style:family="table-cell">
      <style:table-cell-properties style:vertical-align="middle" fo:padding="0.049cm" fo:border="none"/>
    </style:style>
    <style:style style:name="Tabla6.C60" style:family="table-cell">
      <style:table-cell-properties style:vertical-align="middle" fo:padding="0.049cm" fo:border="none"/>
    </style:style>
    <style:style style:name="Tabla6.A61" style:family="table-cell" style:data-style-name="N0">
      <style:table-cell-properties style:vertical-align="middle" fo:padding="0.049cm" fo:border="none"/>
    </style:style>
    <style:style style:name="Tabla6.B61" style:family="table-cell">
      <style:table-cell-properties style:vertical-align="middle" fo:padding="0.049cm" fo:border="none"/>
    </style:style>
    <style:style style:name="Tabla6.C61" style:family="table-cell">
      <style:table-cell-properties style:vertical-align="middle" fo:padding="0.049cm" fo:border="none"/>
    </style:style>
    <style:style style:name="Tabla6.A62" style:family="table-cell" style:data-style-name="N0">
      <style:table-cell-properties style:vertical-align="middle" fo:padding="0.049cm" fo:border="none"/>
    </style:style>
    <style:style style:name="Tabla6.B62" style:family="table-cell">
      <style:table-cell-properties style:vertical-align="middle" fo:padding="0.049cm" fo:border="none"/>
    </style:style>
    <style:style style:name="Tabla6.C62" style:family="table-cell">
      <style:table-cell-properties style:vertical-align="middle" fo:padding="0.049cm" fo:border="none"/>
    </style:style>
    <style:style style:name="Tabla6.A63" style:family="table-cell" style:data-style-name="N0">
      <style:table-cell-properties style:vertical-align="middle" fo:padding="0.049cm" fo:border="none"/>
    </style:style>
    <style:style style:name="Tabla6.B63" style:family="table-cell">
      <style:table-cell-properties style:vertical-align="middle" fo:padding="0.049cm" fo:border="none"/>
    </style:style>
    <style:style style:name="Tabla6.C63" style:family="table-cell">
      <style:table-cell-properties style:vertical-align="middle" fo:padding="0.049cm" fo:border="none"/>
    </style:style>
    <style:style style:name="Tabla6.A64" style:family="table-cell" style:data-style-name="N0">
      <style:table-cell-properties style:vertical-align="middle" fo:padding="0.049cm" fo:border="none"/>
    </style:style>
    <style:style style:name="Tabla6.B64" style:family="table-cell">
      <style:table-cell-properties style:vertical-align="middle" fo:padding="0.049cm" fo:border="none"/>
    </style:style>
    <style:style style:name="Tabla6.C64" style:family="table-cell">
      <style:table-cell-properties style:vertical-align="middle" fo:padding="0.049cm" fo:border="none"/>
    </style:style>
    <style:style style:name="Tabla6.A65" style:family="table-cell" style:data-style-name="N0">
      <style:table-cell-properties style:vertical-align="middle" fo:padding="0.049cm" fo:border="none"/>
    </style:style>
    <style:style style:name="Tabla6.B65" style:family="table-cell">
      <style:table-cell-properties style:vertical-align="middle" fo:padding="0.049cm" fo:border="none"/>
    </style:style>
    <style:style style:name="Tabla6.C65" style:family="table-cell">
      <style:table-cell-properties style:vertical-align="middle" fo:padding="0.049cm" fo:border="none"/>
    </style:style>
    <style:style style:name="Tabla6.A66" style:family="table-cell" style:data-style-name="N0">
      <style:table-cell-properties style:vertical-align="middle" fo:padding="0.049cm" fo:border="none"/>
    </style:style>
    <style:style style:name="Tabla6.B66" style:family="table-cell">
      <style:table-cell-properties style:vertical-align="middle" fo:padding="0.049cm" fo:border="none"/>
    </style:style>
    <style:style style:name="Tabla6.C66" style:family="table-cell">
      <style:table-cell-properties style:vertical-align="middle" fo:padding="0.049cm" fo:border="none"/>
    </style:style>
    <style:style style:name="Tabla6.A67" style:family="table-cell" style:data-style-name="N0">
      <style:table-cell-properties style:vertical-align="middle" fo:padding="0.049cm" fo:border="none"/>
    </style:style>
    <style:style style:name="Tabla6.B67" style:family="table-cell">
      <style:table-cell-properties style:vertical-align="middle" fo:padding="0.049cm" fo:border="none"/>
    </style:style>
    <style:style style:name="Tabla6.C67" style:family="table-cell">
      <style:table-cell-properties style:vertical-align="middle" fo:padding="0.049cm" fo:border="none"/>
    </style:style>
    <style:style style:name="Tabla6.A68" style:family="table-cell" style:data-style-name="N0">
      <style:table-cell-properties style:vertical-align="middle" fo:padding="0.049cm" fo:border="none"/>
    </style:style>
    <style:style style:name="Tabla6.B68" style:family="table-cell">
      <style:table-cell-properties style:vertical-align="middle" fo:padding="0.049cm" fo:border="none"/>
    </style:style>
    <style:style style:name="Tabla6.C68" style:family="table-cell">
      <style:table-cell-properties style:vertical-align="middle" fo:padding="0.049cm" fo:border="none"/>
    </style:style>
    <style:style style:name="Tabla6.A69" style:family="table-cell" style:data-style-name="N0">
      <style:table-cell-properties style:vertical-align="middle" fo:padding="0.049cm" fo:border="none"/>
    </style:style>
    <style:style style:name="Tabla6.B69" style:family="table-cell">
      <style:table-cell-properties style:vertical-align="middle" fo:padding="0.049cm" fo:border="none"/>
    </style:style>
    <style:style style:name="Tabla6.C69" style:family="table-cell">
      <style:table-cell-properties style:vertical-align="middle" fo:padding="0.049cm" fo:border="none"/>
    </style:style>
    <style:style style:name="Tabla6.A70" style:family="table-cell" style:data-style-name="N0">
      <style:table-cell-properties style:vertical-align="middle" fo:padding="0.049cm" fo:border="none"/>
    </style:style>
    <style:style style:name="Tabla6.B70" style:family="table-cell">
      <style:table-cell-properties style:vertical-align="middle" fo:padding="0.049cm" fo:border="none"/>
    </style:style>
    <style:style style:name="Tabla6.C70" style:family="table-cell">
      <style:table-cell-properties style:vertical-align="middle" fo:padding="0.049cm" fo:border="none"/>
    </style:style>
    <style:style style:name="Tabla6.A71" style:family="table-cell" style:data-style-name="N0">
      <style:table-cell-properties style:vertical-align="middle" fo:padding="0.049cm" fo:border="none"/>
    </style:style>
    <style:style style:name="Tabla6.B71" style:family="table-cell">
      <style:table-cell-properties style:vertical-align="middle" fo:padding="0.049cm" fo:border="none"/>
    </style:style>
    <style:style style:name="Tabla6.C71" style:family="table-cell">
      <style:table-cell-properties style:vertical-align="middle" fo:padding="0.049cm" fo:border="none"/>
    </style:style>
    <style:style style:name="Tabla6.A72" style:family="table-cell" style:data-style-name="N0">
      <style:table-cell-properties style:vertical-align="middle" fo:padding="0.049cm" fo:border="none"/>
    </style:style>
    <style:style style:name="Tabla6.B72" style:family="table-cell">
      <style:table-cell-properties style:vertical-align="middle" fo:padding="0.049cm" fo:border="none"/>
    </style:style>
    <style:style style:name="Tabla6.C72" style:family="table-cell">
      <style:table-cell-properties style:vertical-align="middle" fo:padding="0.049cm" fo:border="none"/>
    </style:style>
    <style:style style:name="Tabla6.A73" style:family="table-cell" style:data-style-name="N0">
      <style:table-cell-properties style:vertical-align="middle" fo:padding="0.049cm" fo:border="none"/>
    </style:style>
    <style:style style:name="Tabla6.B73" style:family="table-cell">
      <style:table-cell-properties style:vertical-align="middle" fo:padding="0.049cm" fo:border="none"/>
    </style:style>
    <style:style style:name="Tabla6.C73" style:family="table-cell">
      <style:table-cell-properties style:vertical-align="middle" fo:padding="0.049cm" fo:border="none"/>
    </style:style>
    <style:style style:name="Tabla6.A74" style:family="table-cell" style:data-style-name="N0">
      <style:table-cell-properties style:vertical-align="middle" fo:padding="0.049cm" fo:border="none"/>
    </style:style>
    <style:style style:name="Tabla6.B74" style:family="table-cell">
      <style:table-cell-properties style:vertical-align="middle" fo:padding="0.049cm" fo:border="none"/>
    </style:style>
    <style:style style:name="Tabla6.C74" style:family="table-cell">
      <style:table-cell-properties style:vertical-align="middle" fo:padding="0.049cm" fo:border="none"/>
    </style:style>
    <style:style style:name="Tabla6.A75" style:family="table-cell" style:data-style-name="N0">
      <style:table-cell-properties style:vertical-align="middle" fo:padding="0.049cm" fo:border="none"/>
    </style:style>
    <style:style style:name="Tabla6.B75" style:family="table-cell">
      <style:table-cell-properties style:vertical-align="middle" fo:padding="0.049cm" fo:border="none"/>
    </style:style>
    <style:style style:name="Tabla6.C75" style:family="table-cell">
      <style:table-cell-properties style:vertical-align="middle" fo:padding="0.049cm" fo:border="none"/>
    </style:style>
    <style:style style:name="Tabla6.A76" style:family="table-cell" style:data-style-name="N0">
      <style:table-cell-properties style:vertical-align="middle" fo:padding="0.049cm" fo:border="none"/>
    </style:style>
    <style:style style:name="Tabla6.B76" style:family="table-cell">
      <style:table-cell-properties style:vertical-align="middle" fo:padding="0.049cm" fo:border="none"/>
    </style:style>
    <style:style style:name="Tabla6.C76" style:family="table-cell">
      <style:table-cell-properties style:vertical-align="middle" fo:padding="0.049cm" fo:border="none"/>
    </style:style>
    <style:style style:name="Tabla6.A77" style:family="table-cell" style:data-style-name="N0">
      <style:table-cell-properties style:vertical-align="middle" fo:padding="0.049cm" fo:border="none"/>
    </style:style>
    <style:style style:name="Tabla6.B77" style:family="table-cell">
      <style:table-cell-properties style:vertical-align="middle" fo:padding="0.049cm" fo:border="none"/>
    </style:style>
    <style:style style:name="Tabla6.C77" style:family="table-cell">
      <style:table-cell-properties style:vertical-align="middle" fo:padding="0.049cm" fo:border="none"/>
    </style:style>
    <style:style style:name="Tabla6.A78" style:family="table-cell" style:data-style-name="N0">
      <style:table-cell-properties style:vertical-align="middle" fo:padding="0.049cm" fo:border="none"/>
    </style:style>
    <style:style style:name="Tabla6.B78" style:family="table-cell">
      <style:table-cell-properties style:vertical-align="middle" fo:padding="0.049cm" fo:border="none"/>
    </style:style>
    <style:style style:name="Tabla6.C78" style:family="table-cell">
      <style:table-cell-properties style:vertical-align="middle" fo:padding="0.049cm" fo:border="none"/>
    </style:style>
    <style:style style:name="Tabla6.A79" style:family="table-cell" style:data-style-name="N0">
      <style:table-cell-properties style:vertical-align="middle" fo:padding="0.049cm" fo:border="none"/>
    </style:style>
    <style:style style:name="Tabla6.B79" style:family="table-cell">
      <style:table-cell-properties style:vertical-align="middle" fo:padding="0.049cm" fo:border="none"/>
    </style:style>
    <style:style style:name="Tabla6.C79" style:family="table-cell">
      <style:table-cell-properties style:vertical-align="middle" fo:padding="0.049cm" fo:border="none"/>
    </style:style>
    <style:style style:name="Tabla6.A80" style:family="table-cell" style:data-style-name="N0">
      <style:table-cell-properties style:vertical-align="middle" fo:padding="0.049cm" fo:border="none"/>
    </style:style>
    <style:style style:name="Tabla6.B80" style:family="table-cell">
      <style:table-cell-properties style:vertical-align="middle" fo:padding="0.049cm" fo:border="none"/>
    </style:style>
    <style:style style:name="Tabla6.C80" style:family="table-cell">
      <style:table-cell-properties style:vertical-align="middle" fo:padding="0.049cm" fo:border="none"/>
    </style:style>
    <style:style style:name="Tabla6.A81" style:family="table-cell" style:data-style-name="N0">
      <style:table-cell-properties style:vertical-align="middle" fo:padding="0.049cm" fo:border="none"/>
    </style:style>
    <style:style style:name="Tabla6.B81" style:family="table-cell">
      <style:table-cell-properties style:vertical-align="middle" fo:padding="0.049cm" fo:border="none"/>
    </style:style>
    <style:style style:name="Tabla6.C81" style:family="table-cell">
      <style:table-cell-properties style:vertical-align="middle" fo:padding="0.049cm" fo:border="none"/>
    </style:style>
    <style:style style:name="P1" style:family="paragraph" style:parent-style-name="Header">
      <style:paragraph-properties fo:text-align="center" style:justify-single-word="false" style:snap-to-layout-grid="false"/>
      <style:text-properties fo:language="zxx" fo:country="none"/>
    </style:style>
    <style:style style:name="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P3" style:family="paragraph" style:parent-style-name="Footer">
      <style:paragraph-properties style:snap-to-layout-grid="false">
        <style:tab-stops>
          <style:tab-stop style:position="7.885cm"/>
        </style:tab-stops>
      </style:paragraph-properties>
      <style:text-properties fo:font-size="8pt" style:font-size-asian="8pt"/>
    </style:style>
    <style:style style:name="P4" style:family="paragraph" style:parent-style-name="Footer">
      <style:paragraph-properties style:snap-to-layout-grid="false"/>
      <style:text-properties fo:font-size="8pt" style:font-size-asian="8pt"/>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snap-to-layout-grid="false"/>
    </style:style>
    <style:style style:name="P7" style:family="paragraph" style:parent-style-name="Standard">
      <style:text-properties fo:font-size="9pt" style:font-size-asian="9.44999980926514pt" style:font-size-complex="10.8000001907349pt"/>
    </style:style>
    <style:style style:name="P8" style:family="paragraph" style:parent-style-name="Standard">
      <style:text-properties fo:font-size="6pt" style:font-size-asian="6.30000019073486pt" style:font-size-complex="7.19999980926514pt"/>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tyle>
    <style:style style:name="P11" style:family="paragraph" style:parent-style-name="Standard">
      <style:paragraph-properties style:snap-to-layout-grid="false"/>
      <style:text-properties fo:font-weight="bold" style:font-weight-asian="bold"/>
    </style:style>
    <style:style style:name="P12"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3" style:family="paragraph" style:parent-style-name="Standard">
      <style:paragraph-properties style:snap-to-layout-grid="false"/>
      <style:text-properties fo:font-size="11pt" fo:font-weight="bold" style:font-size-asian="11pt" style:font-weight-asian="bold"/>
    </style:style>
    <style:style style:name="P14" style:family="paragraph" style:parent-style-name="Standard">
      <style:text-properties fo:font-size="11pt" style:font-size-asian="11pt"/>
    </style:style>
    <style:style style:name="P15" style:family="paragraph" style:parent-style-name="Standard">
      <style:paragraph-properties style:snap-to-layout-grid="false"/>
      <style:text-properties fo:font-size="11pt" style:font-size-asian="11pt"/>
    </style:style>
    <style:style style:name="P16" style:family="paragraph" style:parent-style-name="Standard">
      <style:paragraph-properties style:snap-to-layout-grid="false"/>
      <style:text-properties fo:font-size="11pt" style:font-size-asian="11pt" style:font-size-complex="11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properties style:font-name="NewsGotT2"/>
    </style:style>
    <style:style style:name="P19" style:family="paragraph" style:parent-style-name="Text_20_body">
      <style:paragraph-properties fo:text-align="center" style:justify-single-word="false"/>
      <style:text-properties style:font-name="NewsGotT2" fo:font-size="12pt" style:font-size-asian="12pt"/>
    </style:style>
    <style:style style:name="P20" style:family="paragraph" style:parent-style-name="Standard">
      <style:paragraph-properties fo:margin-left="-0.25cm" fo:margin-right="0cm" fo:text-indent="0.25cm" style:auto-text-indent="false">
        <style:tab-stops>
          <style:tab-stop style:position="15.503cm" style:leader-style="dotted" style:leader-text="."/>
        </style:tab-stops>
      </style:paragraph-properties>
      <style:text-properties fo:text-transform="uppercase" fo:font-weight="normal" style:font-weight-asian="normal"/>
    </style:style>
    <style:style style:name="P21" style:family="paragraph" style:parent-style-name="Index_20_Heading">
      <style:paragraph-properties fo:text-align="center" style:justify-single-word="false" fo:break-before="page"/>
      <style:text-properties style:font-name="NewsGotT2"/>
    </style:style>
    <style:style style:name="P22" style:family="paragraph" style:parent-style-name="Header">
      <style:paragraph-properties fo:margin-left="0cm" fo:margin-right="-0.086cm" fo:text-align="end" style:justify-single-word="false" fo:text-indent="0cm" style:auto-text-indent="false"/>
      <style:text-properties fo:font-size="12pt" style:font-size-asian="12pt"/>
    </style:style>
    <style:style style:name="P23" style:family="paragraph" style:parent-style-name="Title">
      <style:paragraph-properties fo:text-align="center" style:justify-single-word="false"/>
      <style:text-properties style:font-name="NewsGotT2" fo:font-size="14pt" fo:font-weight="bold" style:font-size-asian="14pt" style:font-weight-asian="bold"/>
    </style:style>
    <style:style style:name="P24" style:family="paragraph" style:parent-style-name="Remite">
      <style:paragraph-properties fo:margin-left="0cm" fo:margin-right="0.208cm" fo:text-indent="0cm" style:auto-text-indent="false"/>
      <style:text-properties style:font-name="Eras Bk BT" fo:font-size="12pt" fo:font-weight="bold" style:font-size-asian="12pt" style:font-weight-asian="bold" style:font-size-complex="12pt" style:text-scale="80%"/>
    </style:style>
    <style:style style:name="P25" style:family="paragraph" style:parent-style-name="Remite">
      <style:paragraph-properties fo:margin-left="0cm" fo:margin-right="0.208cm" fo:text-indent="0cm" style:auto-text-indent="false"/>
      <style:text-properties style:font-name="Eras Md BT" fo:font-size="10pt" style:font-size-asian="10pt" style:text-scale="80%"/>
    </style:style>
    <style:style style:name="P26" style:family="paragraph" style:parent-style-name="Standard_20__28_user_29_">
      <style:paragraph-properties fo:text-align="center" style:justify-single-word="false" style:snap-to-layout-grid="false"/>
      <style:text-properties fo:font-weight="bold" style:font-weight-asian="bold"/>
    </style:style>
    <style:style style:name="P27" style:family="paragraph" style:parent-style-name="Subtitle">
      <style:paragraph-properties fo:text-align="center" style:justify-single-word="false"/>
      <style:text-properties style:font-name="NewsGotT2" fo:font-size="12pt" style:font-size-asian="12pt"/>
    </style:style>
    <style:style style:name="P28" style:family="paragraph" style:parent-style-name="CAS-TablaTexto">
      <style:paragraph-properties style:snap-to-layout-grid="false"/>
      <style:text-properties fo:font-size="11pt" style:font-size-asian="11pt" style:font-size-complex="11pt"/>
    </style:style>
    <style:style style:name="P29" style:family="paragraph" style:parent-style-name="Index_20_Heading">
      <style:paragraph-properties fo:text-align="center" style:justify-single-word="false"/>
      <style:text-properties style:font-name="NewsGotT2"/>
    </style:style>
    <style:style style:name="P30" style:family="paragraph" style:parent-style-name="Contents_20_1">
      <style:paragraph-properties>
        <style:tab-stops>
          <style:tab-stop style:position="16.499cm" style:type="right" style:leader-style="dotted" style:leader-text="."/>
          <style:tab-stop style:position="16.683cm" style:leader-style="dotted" style:leader-text="."/>
        </style:tab-stops>
      </style:paragraph-properties>
    </style:style>
    <style:style style:name="P31" style:family="paragraph" style:parent-style-name="Standard">
      <style:paragraph-properties style:snap-to-layout-grid="false"/>
      <style:text-properties fo:font-size="11pt" officeooo:rsid="0012b825" officeooo:paragraph-rsid="0012b825" style:font-size-asian="11pt" style:font-size-complex="11pt"/>
    </style:style>
    <style:style style:name="P32" style:family="paragraph" style:parent-style-name="Standard">
      <style:text-properties officeooo:rsid="001a35a6" officeooo:paragraph-rsid="0012b825"/>
    </style:style>
    <style:style style:name="P33" style:family="paragraph" style:parent-style-name="Contents_20_2">
      <style:paragraph-properties>
        <style:tab-stops>
          <style:tab-stop style:position="16.499cm" style:type="right" style:leader-style="dotted" style:leader-text="."/>
          <style:tab-stop style:position="16.683cm" style:leader-style="dotted" style:leader-text="."/>
        </style:tab-stops>
      </style:paragraph-properties>
    </style:style>
    <style:style style:name="P34" style:family="paragraph" style:parent-style-name="Index_20_Heading" style:master-page-name="Página_20_Índice">
      <style:paragraph-properties fo:text-align="center" style:justify-single-word="false" style:page-number="auto"/>
      <style:text-properties style:font-name="NewsGotT2"/>
    </style:style>
    <style:style style:name="P35" style:family="paragraph" style:parent-style-name="Contents_20_9" style:master-page-name="Standard">
      <style:paragraph-properties style:page-number="auto"/>
      <style:text-properties fo:language="zxx" fo:country="none"/>
    </style:style>
    <style:style style:name="P36" style:family="paragraph" style:parent-style-name="Table_20_Contents">
      <style:paragraph-properties fo:text-align="center" style:justify-single-word="false"/>
      <style:text-properties fo:font-size="10pt" fo:font-weight="bold" officeooo:rsid="001ae422" officeooo:paragraph-rsid="0012b825"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fo:font-size="10pt" fo:font-weight="bold" officeooo:rsid="001ae422" officeooo:paragraph-rsid="0012b825"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fo:font-size="10pt" fo:font-weight="bold" officeooo:paragraph-rsid="0012b825" style:font-size-asian="10pt" style:font-weight-asian="bold" style:font-size-complex="10pt" style:font-weight-complex="bold"/>
    </style:style>
    <style:style style:name="P39" style:family="paragraph" style:parent-style-name="Table_20_Contents">
      <style:paragraph-properties fo:text-align="start" style:justify-single-word="false"/>
      <style:text-properties fo:font-size="10pt" fo:font-weight="bold" officeooo:rsid="001c9665" officeooo:paragraph-rsid="0012b825"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officeooo:paragraph-rsid="0012b825" style:font-size-asian="10pt" style:font-size-complex="10pt"/>
    </style:style>
    <style:style style:name="P41" style:family="paragraph" style:parent-style-name="Table_20_Contents">
      <style:paragraph-properties fo:text-align="start" style:justify-single-word="false"/>
      <style:text-properties fo:font-size="10pt" officeooo:paragraph-rsid="0012b825" style:font-size-asian="10pt" style:font-size-complex="10pt"/>
    </style:style>
    <style:style style:name="P42" style:family="paragraph" style:parent-style-name="Table_20_Contents">
      <style:paragraph-properties fo:text-align="end" style:justify-single-word="false"/>
      <style:text-properties fo:font-size="10pt" officeooo:paragraph-rsid="0012b825" style:font-size-asian="10pt" style:font-size-complex="10pt"/>
    </style:style>
    <style:style style:name="P43" style:family="paragraph" style:parent-style-name="Heading_20_1" style:master-page-name="Página_20_Vertical_20_Informe">
      <style:paragraph-properties style:page-number="auto"/>
      <style:text-properties officeooo:rsid="0012b825" officeooo:paragraph-rsid="0012b825"/>
    </style:style>
    <style:style style:name="P44" style:family="paragraph" style:parent-style-name="Heading_20_1" style:master-page-name="Página_20_Vertical_20_Informe">
      <style:paragraph-properties fo:margin-left="0.63cm" fo:margin-right="0cm" fo:text-indent="-0.63cm" style:auto-text-indent="false" style:page-number="auto" fo:break-before="page"/>
      <style:text-properties officeooo:rsid="0012b825" officeooo:paragraph-rsid="0012b825"/>
    </style:style>
    <style:style style:name="P45" style:family="paragraph" style:parent-style-name="Heading_20_1" style:master-page-name="Página_20_Vertical_20_Informe">
      <style:paragraph-properties style:page-number="auto"/>
      <style:text-properties officeooo:rsid="0012b825" officeooo:paragraph-rsid="0012b825"/>
    </style:style>
    <style:style style:name="P46" style:family="paragraph" style:parent-style-name="Heading_20_1" style:master-page-name="Página_20_Horizontal_20_Informe">
      <style:paragraph-properties style:page-number="auto"/>
      <style:text-properties officeooo:rsid="0012b825" officeooo:paragraph-rsid="0012b825"/>
    </style:style>
    <style:style style:name="P47" style:family="paragraph" style:parent-style-name="Text_20_body">
      <style:text-properties officeooo:paragraph-rsid="0012b825"/>
    </style:style>
    <style:style style:name="P48" style:family="paragraph" style:parent-style-name="Text_20_body">
      <style:text-properties officeooo:rsid="001a35a6" officeooo:paragraph-rsid="0012b825"/>
    </style:style>
    <style:style style:name="P49" style:family="paragraph" style:parent-style-name="Text_20_body">
      <style:text-properties officeooo:rsid="001c9665" officeooo:paragraph-rsid="0012b825"/>
    </style:style>
    <style:style style:name="P50" style:family="paragraph" style:parent-style-name="Text_20_body">
      <style:text-properties officeooo:rsid="0013b639" officeooo:paragraph-rsid="0013b639"/>
    </style:style>
    <style:style style:name="P51" style:family="paragraph" style:parent-style-name="Heading_20_2">
      <style:text-properties officeooo:paragraph-rsid="0012b825"/>
    </style:style>
    <style:style style:name="P52" style:family="paragraph" style:parent-style-name="Heading_20_2">
      <style:text-properties officeooo:paragraph-rsid="001660b1"/>
    </style:style>
    <style:style style:name="P53" style:family="paragraph" style:parent-style-name="Heading_20_2">
      <style:text-properties officeooo:rsid="001660b1" officeooo:paragraph-rsid="001660b1"/>
    </style:style>
    <style:style style:name="P54" style:family="paragraph" style:parent-style-name="CAS-TablaTexto">
      <style:paragraph-properties style:snap-to-layout-grid="false"/>
      <style:text-properties fo:font-size="11pt" style:font-size-asian="11pt" style:font-size-complex="11pt"/>
    </style:style>
    <style:style style:name="T1" style:family="text">
      <style:text-properties fo:font-size="8pt" style:font-size-asian="8pt"/>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officeooo:rsid="0012b825"/>
    </style:style>
    <style:style style:name="T5" style:family="text">
      <style:text-properties officeooo:rsid="001ae422"/>
    </style:style>
    <style:style style:name="T6" style:family="text">
      <style:text-properties officeooo:rsid="001a35a6"/>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57cm" fo:text-indent="-0.635cm" fo:margin-left="1.4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92cm" fo:text-indent="-0.635cm" fo:margin-left="2.0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7cm" fo:text-indent="-0.635cm" fo:margin-left="2.7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2cm" fo:text-indent="-0.635cm" fo:margin-left="3.3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7cm" fo:text-indent="-0.635cm" fo:margin-left="3.9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2cm" fo:text-indent="-0.635cm" fo:margin-left="4.6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7cm" fo:text-indent="-0.635cm" fo:margin-left="5.2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2cm" fo:text-indent="-0.635cm" fo:margin-left="5.9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7cm" fo:text-indent="-0.635cm" fo:margin-left="6.5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2cm" fo:text-indent="-0.635cm" fo:margin-left="7.17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Marco1" text:anchor-type="char" svg:x="7.235cm" svg:y="-0.63cm" svg:width="10.396cm" svg:height="1.296cm" draw:z-index="0"><draw:text-box><text:p text:style-name="P24">CONSEJERÍA <text:s/>DE HACIENDA Y ADMINISTRACIÓN <text:s/>PÚBLICA</text:p><text:p text:style-name="P25">Dirección General de Política Digital <text:s/></text:p></draw:text-box></draw:frame></text:p>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Standard"/>
      <text:p text:style-name="P10"/>
      <text:p text:style-name="P23"><text:title>Reunión Seguimiento del Proyecto Soporte Corporativo Oracle</text:title></text:p>
      <text:p text:style-name="P23"><text:subject>Informe de Progreso del 01/11/2014 al 24/11/2014</text:subject></text:p>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text:span text:style-name="T4">24</text:span> de <text:span text:style-name="T4">noviembre</text:span> de 201<text:span text:style-name="T4">4</text:span></text:p>
      <text:p text:style-name="P34"/>
      <text:p text:style-name="P29">Hoja de Control del Documento</text:p>
      <text:p text:style-name="P1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table:number-columns-spanned="8" office:value-type="string">
            <text:p text:style-name="P12">Información del Documento</text:p>
          </table:table-cell>
          <table:covered-table-cell/>
          <table:covered-table-cell/>
          <table:covered-table-cell/>
          <table:covered-table-cell/>
          <table:covered-table-cell/>
          <table:covered-table-cell/>
          <table:covered-table-cell/>
        </table:table-row>
        <table:table-row table:style-name="Tabla1.1">
          <table:table-cell table:style-name="Tabla1.A2" table:number-columns-spanned="2" office:value-type="string">
            <text:p text:style-name="P13">Título</text:p>
          </table:table-cell>
          <table:covered-table-cell/>
          <table:table-cell table:style-name="Tabla1.C2" table:number-columns-spanned="6" office:value-type="string">
            <text:p text:style-name="P9"><text:span text:style-name="T3"><text:title>Reunión Seguimiento del Proyecto Soporte Corporativo Oracle</text:title></text:span><text:span text:style-name="T3"> </text:span></text:p>
            <text:p text:style-name="P14"><text:subject>Informe de Progreso del 01/11/2014 al 24/11/2014</text:subject></text:p>
          </table:table-cell>
          <table:covered-table-cell/>
          <table:covered-table-cell/>
          <table:covered-table-cell/>
          <table:covered-table-cell/>
          <table:covered-table-cell/>
        </table:table-row>
        <table:table-row table:style-name="Tabla1.3">
          <table:table-cell table:style-name="Tabla1.A2" table:number-columns-spanned="2" office:value-type="string">
            <text:p text:style-name="P13">Nombre del fichero</text:p>
          </table:table-cell>
          <table:covered-table-cell/>
          <table:table-cell table:style-name="Tabla1.C7" table:number-columns-spanned="6" office:value-type="string">
            <text:p text:style-name="P15"><text:file-name text:display="name-and-extension">DGPD IP-20141124-Seguimiento_ORACLE.odt</text:file-name></text:p>
          </table:table-cell>
          <table:covered-table-cell/>
          <table:covered-table-cell/>
          <table:covered-table-cell/>
          <table:covered-table-cell/>
          <table:covered-table-cell/>
        </table:table-row>
        <table:table-row table:style-name="Tabla1.1">
          <table:table-cell table:style-name="Tabla1.A2" table:number-columns-spanned="2" office:value-type="string">
            <text:p text:style-name="P13">Versión</text:p>
          </table:table-cell>
          <table:covered-table-cell/>
          <table:table-cell table:style-name="Tabla1.C7" table:number-columns-spanned="6" office:value-type="string">
            <text:p text:style-name="P15"><text:user-defined style:data-style-name="N0" text:name="Versión Documento">&lt;1.0&gt;</text:user-defined></text:p>
          </table:table-cell>
          <table:covered-table-cell/>
          <table:covered-table-cell/>
          <table:covered-table-cell/>
          <table:covered-table-cell/>
          <table:covered-table-cell/>
        </table:table-row>
        <table:table-row table:style-name="Tabla1.1">
          <table:table-cell table:style-name="Tabla1.A2" table:number-columns-spanned="2" office:value-type="string">
            <text:p text:style-name="P13">Elaborado por</text:p>
          </table:table-cell>
          <table:covered-table-cell/>
          <table:table-cell table:style-name="Tabla1.C6" table:number-columns-spanned="2" office:value-type="string">
            <text:p text:style-name="P15">Lorenzo Varela Pairet y Laura Martínez Atienza</text:p>
          </table:table-cell>
          <table:covered-table-cell/>
          <table:table-cell table:style-name="Tabla1.A2" table:number-columns-spanned="3" office:value-type="string">
            <text:p text:style-name="P13">Fecha Elaboración</text:p>
          </table:table-cell>
          <table:covered-table-cell/>
          <table:covered-table-cell/>
          <table:table-cell table:style-name="Tabla1.H5" office:value-type="date" office:date-value="2013-09-03">
            <text:p text:style-name="P15">03/09/13</text:p>
          </table:table-cell>
        </table:table-row>
        <table:table-row table:style-name="Tabla1.1">
          <table:table-cell table:style-name="Tabla1.A2" table:number-columns-spanned="2" office:value-type="string">
            <text:p text:style-name="P13">Aprobado por</text:p>
          </table:table-cell>
          <table:covered-table-cell/>
          <table:table-cell table:style-name="Tabla1.C6" table:number-columns-spanned="2" office:value-type="string">
            <text:p text:style-name="P15"/>
          </table:table-cell>
          <table:covered-table-cell/>
          <table:table-cell table:style-name="Tabla1.A2" table:number-columns-spanned="3" office:value-type="string">
            <text:p text:style-name="P13">Fecha Aprobación</text:p>
          </table:table-cell>
          <table:covered-table-cell/>
          <table:covered-table-cell/>
          <table:table-cell table:style-name="Tabla1.H6">
            <text:p text:style-name="P15"/>
          </table:table-cell>
        </table:table-row>
        <table:table-row table:style-name="Tabla1.1">
          <table:table-cell table:style-name="Tabla1.A2" table:number-columns-spanned="2" office:value-type="string">
            <text:p text:style-name="P13">Confidencialidad</text:p>
          </table:table-cell>
          <table:covered-table-cell/>
          <table:table-cell table:style-name="Tabla1.C7" table:number-columns-spanned="6" office:value-type="string">
            <text:p text:style-name="P15"/>
          </table:table-cell>
          <table:covered-table-cell/>
          <table:covered-table-cell/>
          <table:covered-table-cell/>
          <table:covered-table-cell/>
          <table:covered-table-cell/>
        </table:table-row>
        <table:table-row table:style-name="Tabla1.1">
          <table:table-cell table:style-name="Tabla1.A1" table:number-columns-spanned="8" office:value-type="string">
            <text:p text:style-name="P12">Control de Versiones</text:p>
          </table:table-cell>
          <table:covered-table-cell/>
          <table:covered-table-cell/>
          <table:covered-table-cell/>
          <table:covered-table-cell/>
          <table:covered-table-cell/>
          <table:covered-table-cell/>
          <table:covered-table-cell/>
        </table:table-row>
        <table:table-row table:style-name="Tabla1.1">
          <table:table-cell table:style-name="Tabla1.A2" office:value-type="string">
            <text:p text:style-name="P13">Versión</text:p>
          </table:table-cell>
          <table:table-cell table:style-name="Tabla1.A2" table:number-columns-spanned="4" office:value-type="string">
            <text:p text:style-name="P13">Descripción de los cambios</text:p>
          </table:table-cell>
          <table:covered-table-cell/>
          <table:covered-table-cell/>
          <table:covered-table-cell/>
          <table:table-cell table:style-name="Tabla1.A2" office:value-type="string">
            <text:p text:style-name="P13">Elaborado por</text:p>
          </table:table-cell>
          <table:table-cell table:style-name="Tabla1.A1" table:number-columns-spanned="2" office:value-type="string">
            <text:p text:style-name="P13">Fecha Elaboración</text:p>
          </table:table-cell>
          <table:covered-table-cell/>
        </table:table-row>
        <table:table-row table:style-name="Tabla1.1">
          <table:table-cell table:style-name="Tabla1.A10" office:value-type="string">
            <text:p text:style-name="P15">1.0</text:p>
          </table:table-cell>
          <table:table-cell table:style-name="Tabla1.B10" table:number-columns-spanned="4" office:value-type="string">
            <text:p text:style-name="P15">Elaboración inicial del documento</text:p>
          </table:table-cell>
          <table:covered-table-cell/>
          <table:covered-table-cell/>
          <table:covered-table-cell/>
          <table:table-cell table:style-name="Tabla1.F10" office:value-type="string">
            <text:p text:style-name="P15">Lorenzo Varela / Laura Martínez/José Mª Gómez</text:p>
          </table:table-cell>
          <table:table-cell table:style-name="Tabla1.G10" table:number-columns-spanned="2" office:value-type="date" office:date-value="2013-09-03">
            <text:p text:style-name="P15">03/09/13</text:p>
          </table:table-cell>
          <table:covered-table-cell/>
        </table:table-row>
        <table:table-row table:style-name="Tabla1.1">
          <table:table-cell table:style-name="Tabla1.A11" office:value-type="string">
            <text:p text:style-name="P15"/>
          </table:table-cell>
          <table:table-cell table:style-name="Tabla1.B11" table:number-columns-spanned="4" office:value-type="string">
            <text:p text:style-name="P15"/>
          </table:table-cell>
          <table:covered-table-cell/>
          <table:covered-table-cell/>
          <table:covered-table-cell/>
          <table:table-cell table:style-name="Tabla1.F11" office:value-type="string">
            <text:p text:style-name="P15"/>
          </table:table-cell>
          <table:table-cell table:style-name="Tabla1.G11" table:number-columns-spanned="2">
            <text:p text:style-name="P15"/>
          </table:table-cell>
          <table:covered-table-cell/>
        </table:table-row>
        <table:table-row table:style-name="Tabla1.12">
          <table:table-cell table:style-name="Tabla1.A12" table:number-columns-spanned="8" office:value-type="string">
            <text:p text:style-name="P26">Lista de Distribución</text:p>
          </table:table-cell>
          <table:covered-table-cell/>
          <table:covered-table-cell/>
          <table:covered-table-cell/>
          <table:covered-table-cell/>
          <table:covered-table-cell/>
          <table:covered-table-cell/>
          <table:covered-table-cell/>
        </table:table-row>
        <table:table-row table:style-name="Tabla1.13">
          <table:table-cell table:style-name="Tabla1.A13" table:number-columns-spanned="3" office:value-type="string">
            <text:p text:style-name="P11">Apellidos, Nombre</text:p>
          </table:table-cell>
          <table:covered-table-cell/>
          <table:covered-table-cell/>
          <table:table-cell table:style-name="Tabla1.A12" table:number-columns-spanned="5" office:value-type="string">
            <text:p text:style-name="P11">Cargo / Función</text:p>
          </table:table-cell>
          <table:covered-table-cell/>
          <table:covered-table-cell/>
          <table:covered-table-cell/>
          <table:covered-table-cell/>
        </table:table-row>
        <table:table-row table:style-name="Tabla1.14">
          <table:table-cell table:style-name="Tabla1.A14" table:number-columns-spanned="3" office:value-type="string">
            <text:p text:style-name="P16"/>
          </table:table-cell>
          <table:covered-table-cell/>
          <table:covered-table-cell/>
          <table:table-cell table:style-name="Tabla1.D14" table:number-columns-spanned="5" office:value-type="string">
            <text:p text:style-name="P28"/>
          </table:table-cell>
          <table:covered-table-cell/>
          <table:covered-table-cell/>
          <table:covered-table-cell/>
          <table:covered-table-cell/>
        </table:table-row>
        <table:table-row table:style-name="Tabla1.14">
          <table:table-cell table:style-name="Tabla1.A15" table:number-columns-spanned="3" office:value-type="string">
            <text:p text:style-name="P16"/>
          </table:table-cell>
          <table:covered-table-cell/>
          <table:covered-table-cell/>
          <table:table-cell table:style-name="Tabla1.D15" table:number-columns-spanned="5" office:value-type="string">
            <text:p text:style-name="P28"/>
          </table:table-cell>
          <table:covered-table-cell/>
          <table:covered-table-cell/>
          <table:covered-table-cell/>
          <table:covered-table-cell/>
        </table:table-row>
        <table:table-row table:style-name="Tabla1.14">
          <table:table-cell table:style-name="Tabla1.A16" table:number-columns-spanned="3" office:value-type="string">
            <text:p text:style-name="P31"/>
          </table:table-cell>
          <table:covered-table-cell/>
          <table:covered-table-cell/>
          <table:table-cell table:style-name="Tabla1.D16" table:number-columns-spanned="5" office:value-type="string">
            <text:p text:style-name="P28"/>
          </table:table-cell>
          <table:covered-table-cell/>
          <table:covered-table-cell/>
          <table:covered-table-cell/>
          <table:covered-table-cell/>
        </table:table-row>
      </table:table>
      <text:p text:style-name="P21">Índice</text:p>
      <text:p text:style-name="P17"/>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index-source-styles text:outline-level="1">
            <text:index-source-style text:style-name="Estilo_20_Título_20_1_20__2b__20_Negrita"/>
            <text:index-source-style text:style-name="Estilo_20_Título_20_1_20__2b__20_Negrita"/>
          </text:index-source-styles>
          <text:index-source-styles text:outline-level="2">
            <text:index-source-style text:style-name="Estilo_20_Título_20_2_20__2b__20_Negrita"/>
            <text:index-source-style text:style-name="Estilo_20_Título_20_2_20__2b__20_Negrita"/>
          </text:index-source-styles>
          <text:index-source-styles text:outline-level="3">
            <text:index-source-style text:style-name="Estilo_20_Título_20_3_20__2b__20_Negrita"/>
            <text:index-source-style text:style-name="Estilo_20_Título_20_3_20__2b__20_Negrita"/>
          </text:index-source-styles>
          <text:index-source-styles text:outline-level="5">
            <text:index-source-style text:style-name="Heading_20_5"/>
          </text:index-source-styles>
        </text:table-of-content-source>
        <text:index-body>
          <text:p text:style-name="P30"><text:a xlink:type="simple" xlink:href="#__RefHeading__12005_1987149192">1. Objetivos<text:tab/>4</text:a></text:p>
          <text:p text:style-name="P30"><text:a xlink:type="simple" xlink:href="#__RefHeading__12007_1987149192">2. Situación del proyecto.<text:tab/>5</text:a></text:p>
          <text:p text:style-name="P33"><text:a xlink:type="simple" xlink:href="#__RefHeading__12009_1987149192">2.1. Tiques Abiertos - Naturaleza de Asistencia<text:tab/>5</text:a></text:p>
          <text:p text:style-name="P33"><text:a xlink:type="simple" xlink:href="#__RefHeading__12011_1987149192">2.2. Efectividad<text:tab/>5</text:a></text:p>
          <text:p text:style-name="P33"><text:a xlink:type="simple" xlink:href="#__RefHeading__12013_1987149192">2.3. Tiques Abiertos - Motivo de Apertura<text:tab/>6</text:a></text:p>
          <text:p text:style-name="P30"><text:a xlink:type="simple" xlink:href="#__RefHeading__12015_1987149192">3. Revisión de tique<text:tab/>7</text:a></text:p>
          <text:p text:style-name="P33"><text:a xlink:type="simple" xlink:href="#__RefHeading__12017_1987149192">3.1. Naturaleza de Asistencia<text:tab/>7</text:a></text:p>
          <text:p text:style-name="P33"><text:a xlink:type="simple" xlink:href="#__RefHeading__12019_1987149192">3.2. Actuaciones debida a la migración en Octubre<text:tab/>13</text:a></text:p>
          <text:p text:style-name="P33"><text:a xlink:type="simple" xlink:href="#__RefHeading__12021_1987149192">3.3. Motivo de Apertura = Otros<text:tab/>17</text:a></text:p>
          <text:p text:style-name="P33"><text:a xlink:type="simple" xlink:href="#__RefHeading__12023_1987149192">3.4. Solicitar asistencia especializada.<text:tab/>22</text:a></text:p>
        </text:index-body>
      </text:table-of-content>
      <text:section text:style-name="Sect2" text:name="Sección2">
        <text:p text:style-name="P20"/>
        <text:h text:style-name="P44" text:outline-level="1"><text:bookmark-start text:name="__RefHeading__12005_1987149192"/>Objetivos<text:bookmark-end text:name="__RefHeading__12005_1987149192"/></text:h>
        <text:p text:style-name="Text_20_body">El objeto de este documento es el informar del avance del proyecto del Contrato de Servicios y Licencias Oracle para la Junta de Andalucía 2012-2014.</text:p>
        <text:p text:style-name="P50">En el punto <text:bookmark-ref text:reference-format="chapter" text:ref-name="__RefHeading__12007_1987149192">2</text:bookmark-ref> <text:bookmark-ref text:reference-format="text" text:ref-name="__RefHeading__12007_1987149192">Situación del proyecto.</text:bookmark-ref> se tratan las estadísticas más destacadas del los meses que van desde la migración a NAOS 3.1 hasta la fecha.</text:p>
        <text:p text:style-name="P50">En el apartado <text:bookmark-ref text:reference-format="chapter" text:ref-name="__RefHeading__12015_1987149192">3</text:bookmark-ref> <text:bookmark-ref text:reference-format="text" text:ref-name="__RefHeading__12015_1987149192">Revisión de tique</text:bookmark-ref> se tratan los datos detallados de algunas de las estadísitcas, que destacan por sus valores y sobre los que se tendría que discutir para mejorar la información que nos proporcionan.</text:p>
        <text:p text:style-name="P50"/>
        <text:h text:style-name="P43" text:outline-level="1"><text:bookmark-start text:name="__RefHeading__12007_1987149192"/>Situación del proyecto.<text:bookmark-end text:name="__RefHeading__12007_1987149192"/></text:h>
        <text:h text:style-name="P53" text:outline-level="2">Efectividad</text:h>
        <text:h text:style-name="P51" text:outline-level="2"><draw:a xlink:type="simple" xlink:href="" office:name="Efectividad en el periodo"><draw:frame draw:style-name="fr9" draw:name="Efectividad en el periodo" text:anchor-type="paragraph" svg:width="15.33cm" svg:height="9.95cm" draw:z-index="14"><draw:image xlink:href="Pictures/200004A6000057380000389C4A8CD29A.svm" xlink:type="simple" xlink:show="embed" xlink:actuate="onLoad"/></draw:frame></draw:a><text:bookmark-start text:name="__RefHeading__12009_1987149192"/><text:span text:style-name="T4">Tiques Abiertos - Naturaleza de Asistencia</text:span><text:bookmark-end text:name="__RefHeading__12009_1987149192"/></text:h>
        <text:p text:style-name="P47"><draw:frame draw:style-name="fr8" draw:name="Imagen1" text:anchor-type="paragraph" svg:x="0.81cm" svg:y="-0.263cm" svg:width="14.51cm" svg:height="8.243cm" draw:z-index="13"><draw:image xlink:href="Pictures/20000220000057240000318173C6B4ED.svm" xlink:type="simple" xlink:show="embed" xlink:actuate="onLoad"/></draw:frame></text:p>
        <text:p text:style-name="P47"><text:soft-page-break/></text:p>
        <text:h text:style-name="P52" text:outline-level="2"><text:bookmark-start text:name="__RefHeading__12013_1987149192"/>Tiques Abiertos - Motivo de Apertura<text:bookmark-end text:name="__RefHeading__12013_1987149192"/></text:h>
        <text:h text:style-name="Heading_20_2" text:outline-level="2"><draw:frame draw:style-name="fr4" draw:name="Imagen3" text:anchor-type="paragraph" svg:width="13.901cm" svg:height="8.43cm" draw:z-index="9"><draw:image xlink:href="Pictures/200002DB00004BB000002DE595EEAE08.svm" xlink:type="simple" xlink:show="embed" xlink:actuate="onLoad"/></draw:frame>Tiques abiertos - por flujo</text:h>
        <text:p text:style-name="Text_20_body"><draw:frame draw:style-name="fr5" draw:name="Imagen4" text:anchor-type="paragraph" svg:width="16.499cm" svg:height="9.527cm" draw:z-index="10"><draw:image xlink:href="Pictures/2000025A000067F700003C0B1DF41F72.svm" xlink:type="simple" xlink:show="embed" xlink:actuate="onLoad"/></draw:frame></text:p>
        <text:h text:style-name="Heading_20_2" text:outline-level="2"><draw:frame draw:style-name="fr6" draw:name="Imagen5" text:anchor-type="paragraph" svg:x="0.185cm" svg:y="0.383cm" svg:width="16.499cm" svg:height="11.275cm" draw:z-index="11"><draw:image xlink:href="Pictures/2000014E0000558B00003A7775736DDF.svm" xlink:type="simple" xlink:show="embed" xlink:actuate="onLoad"/></draw:frame><text:soft-page-break/>Tiques Cerrados en el Periodo - Por flujo</text:h>
        <text:p text:style-name="Text_20_body"><draw:frame draw:style-name="fr7" draw:name="Imagen2" text:anchor-type="paragraph" svg:width="16.499cm" svg:height="10.029cm" draw:z-index="12"><draw:image xlink:href="Pictures/200002580000616300003B34531BC1FC.svm" xlink:type="simple" xlink:show="embed" xlink:actuate="onLoad"/></draw:frame><text:soft-page-break/></text:p>
        <text:h text:style-name="P46" text:outline-level="1"><text:bookmark-start text:name="__RefHeading__12015_1987149192"/>Revisión de tique<text:bookmark-end text:name="__RefHeading__12015_1987149192"/></text:h>
        <text:h text:style-name="Heading_20_2" text:outline-level="2"><text:bookmark-start text:name="__RefHeading__12017_1987149192"/>Naturaleza de Asistencia<text:bookmark-end text:name="__RefHeading__12017_1987149192"/></text:h>
        <text:p text:style-name="P48">Tiques que tienen el valor de <text:span text:style-name="T2">Tipo/Naturaleza de Asistencia</text:span> a <text:span text:style-name="T2">OTROS</text:span>. </text:p>
        <text:p text:style-name="P48">Al ser un 32%, parece excesivo, <text:span text:style-name="T5">vamos a estudiar esta división, si es o no correcta</text:span> o hay que introducir un nuevo valor.</text:p>
        <text:p text:style-name="P32"/>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36">#</text:p>
              </table:table-cell>
              <table:table-cell table:style-name="Tabla2.A1" office:value-type="string">
                <text:p text:style-name="P38">Descripción</text:p>
              </table:table-cell>
              <table:table-cell table:style-name="Tabla2.A1" office:value-type="string">
                <text:p text:style-name="P38">ORGANISMO INFORMES</text:p>
              </table:table-cell>
            </table:table-row>
          </table:table-header-rows>
          <table:table-row table:style-name="Tabla2.1">
            <table:table-cell table:style-name="Tabla2.A2" office:value-type="float" office:value="200044">
              <text:p text:style-name="P40">200044</text:p>
            </table:table-cell>
            <table:table-cell table:style-name="Tabla2.B2" office:value-type="string">
              <text:p text:style-name="P41">Se ha comprobado que genera uan traza cada vez que guarda un snapshot AWR. <text:line-break/>La traza tiene este contenido:<text:line-break/><text:line-break/>*** 2014-09-15 05:40:29.818<text:line-break/>*** SESSION ID:(529.809) 2014-09-15 05:40:29.818<text:line-break/>*** CLIENT ID:() 2014-09-15 05:40:29.818<text:line-break/>*** SERVICE NAME:(SYS$BACKGROUND) 2014-09-15 05:40:29.818<text:line-break/>*** MODULE NAME:(MMON_SLAVE) 2014-09-15 05:40:29.818<text:line-break/>*** ACTION NAME:(Auto-Flush Slave Action) 2014-09-15 05:40:29.818<text:line-break/>*** KEWROCISTMTEXEC - encountered error: (ORA-00001: restricción única (SYS.WRH$_MUTEX_SLEEP_PK) violada<text:line-break/>) <text:line-break/>*** SQLSTR: total-len=276, dump-len=240, <text:line-break/>STR={insert into WRH$_MUTEX_SLEEP (snap_id, dbid, instance_number, mutex_type, location, sleeps, wait_time) select :snap_id, :dbid, :instance_number, mutex_type, location, sleeps, wait_time from v$mutex_sleep where sleeps }<text:line-break/>*** KEWRAFM1: Error=13509 encountered by kewrfteh<text:line-break/><text:line-break/><text:soft-page-break/>Tras analizar las trazas se ven estas opciones:<text:line-break/>¿ Patch 10122454: KEWROCISTMTEXEC - ORA-00001: UNIQUE CONSTRAINT (SYS.WRH$_MUTEX_SLEEP_PK)<text:line-break/>¿ Error:((Sys.Wrh$_undostat_pk) Violated) Ora-00001 (Doc ID 397284.1) ¿ ofrece 2 soluciones: reiniciar la instancia o hacer un reset de undo stats <text:line-break/><text:line-break/>Se abre ticket por que se va a tratar en el Comité de BD.</text:p>
            </table:table-cell>
            <table:table-cell table:style-name="Tabla2.C2" office:value-type="string">
              <text:p text:style-name="P41">SSPA</text:p>
            </table:table-cell>
          </table:table-row>
          <table:table-row table:style-name="Tabla2.1">
            <table:table-cell table:style-name="Tabla2.A3" office:value-type="float" office:value="200092">
              <text:p text:style-name="P40">200092</text:p>
            </table:table-cell>
            <table:table-cell table:style-name="Tabla2.B3" office:value-type="string">
              <text:p text:style-name="P41">Hola,<text:line-break/><text:line-break/>Os remito anexado, el Informe de Revisión de Consultas SQL de la base de datos OPMAEST para la Semana 20140915.<text:line-break/><text:line-break/>Atentamente</text:p>
            </table:table-cell>
            <table:table-cell table:style-name="Tabla2.C3" office:value-type="string">
              <text:p text:style-name="P41">SSPA</text:p>
            </table:table-cell>
          </table:table-row>
          <table:table-row table:style-name="Tabla2.1">
            <table:table-cell table:style-name="Tabla2.A4" office:value-type="float" office:value="200095">
              <text:p text:style-name="P40">200095</text:p>
            </table:table-cell>
            <table:table-cell table:style-name="Tabla2.B4" office:value-type="string">
              <text:p text:style-name="P41">Hola,<text:line-break/><text:line-break/>Os remito anexado, el Informe de Revisión de Consultas SQL de la base de datos DIRAYA para la Semana 20140930.<text:line-break/><text:line-break/>Atentamente</text:p>
            </table:table-cell>
            <table:table-cell table:style-name="Tabla2.C4" office:value-type="string">
              <text:p text:style-name="P41">SSPA</text:p>
            </table:table-cell>
          </table:table-row>
          <table:table-row table:style-name="Tabla2.1">
            <table:table-cell table:style-name="Tabla2.A5" office:value-type="float" office:value="200096">
              <text:p text:style-name="P40">200096</text:p>
            </table:table-cell>
            <table:table-cell table:style-name="Tabla2.B5" office:value-type="string">
              <text:p text:style-name="P41">Hola,<text:line-break/><text:line-break/>Os remito anexado, el Informe de Revisión de Consultas SQL de la base de datos OPDISPE para la Semana 20140930.<text:line-break/><text:line-break/>Atentamente</text:p>
            </table:table-cell>
            <table:table-cell table:style-name="Tabla2.C5" office:value-type="string">
              <text:p text:style-name="P41">SSPA</text:p>
            </table:table-cell>
          </table:table-row>
          <table:table-row table:style-name="Tabla2.1">
            <table:table-cell table:style-name="Tabla2.A6" office:value-type="float" office:value="200097">
              <text:p text:style-name="P40">200097</text:p>
            </table:table-cell>
            <table:table-cell table:style-name="Tabla2.B6" office:value-type="string">
              <text:p text:style-name="P41">Hola,<text:line-break/><text:line-break/>Os remito anexado, el Informe de Revisión de Consultas SQL de la base de datos CAPOCCI para la Semana 20140930.<text:line-break/><text:line-break/>Atentamente</text:p>
            </table:table-cell>
            <table:table-cell table:style-name="Tabla2.C6" office:value-type="string">
              <text:p text:style-name="P41">SSPA</text:p>
            </table:table-cell>
          </table:table-row>
          <table:table-row table:style-name="Tabla2.1">
            <table:table-cell table:style-name="Tabla2.A7" office:value-type="float" office:value="200098">
              <text:p text:style-name="P40">200098</text:p>
            </table:table-cell>
            <table:table-cell table:style-name="Tabla2.B7" office:value-type="string">
              <text:p text:style-name="P41">Hola,<text:line-break/><text:soft-page-break/><text:line-break/>Os remito anexado, el Informe de Revisión de Consultas SQL de la base de datos CAPORI para la Semana 20140930.<text:line-break/><text:line-break/>Atentamente</text:p>
            </table:table-cell>
            <table:table-cell table:style-name="Tabla2.C7" office:value-type="string">
              <text:p text:style-name="P41">SSPA</text:p>
            </table:table-cell>
          </table:table-row>
          <table:table-row table:style-name="Tabla2.1">
            <table:table-cell table:style-name="Tabla2.A8" office:value-type="float" office:value="200099">
              <text:p text:style-name="P40">200099</text:p>
            </table:table-cell>
            <table:table-cell table:style-name="Tabla2.B8" office:value-type="string">
              <text:p text:style-name="P41">Hola,<text:line-break/><text:line-break/>Os remito anexado, el Informe de Revisión de Consultas SQL de la base de datos OPMAEST para la Semana 20140930.<text:line-break/><text:line-break/>Atentamente</text:p>
            </table:table-cell>
            <table:table-cell table:style-name="Tabla2.C8" office:value-type="string">
              <text:p text:style-name="P41">SSPA</text:p>
            </table:table-cell>
          </table:table-row>
          <table:table-row table:style-name="Tabla2.1">
            <table:table-cell table:style-name="Tabla2.A9" office:value-type="float" office:value="200115">
              <text:p text:style-name="P40">200115</text:p>
            </table:table-cell>
            <table:table-cell table:style-name="Tabla2.B9" office:value-type="string">
              <text:p text:style-name="P41">Hola,<text:line-break/><text:line-break/>Os remito anexado, el Informe de Revisión de Consultas SQL de la base de datos DIRAYA para la Semana 20141015.<text:line-break/><text:line-break/>Atentamente</text:p>
            </table:table-cell>
            <table:table-cell table:style-name="Tabla2.C9" office:value-type="string">
              <text:p text:style-name="P41">SSPA</text:p>
            </table:table-cell>
          </table:table-row>
          <table:table-row table:style-name="Tabla2.1">
            <table:table-cell table:style-name="Tabla2.A10" office:value-type="float" office:value="200120">
              <text:p text:style-name="P40">200120</text:p>
            </table:table-cell>
            <table:table-cell table:style-name="Tabla2.B10" office:value-type="string">
              <text:p text:style-name="P41">Hola,<text:line-break/><text:line-break/>Os remito anexado, el Informe de Revisión de Consultas SQL de la base de datos OPDISPE para la Semana 20141015.<text:line-break/><text:line-break/>Atentamente</text:p>
            </table:table-cell>
            <table:table-cell table:style-name="Tabla2.C10" office:value-type="string">
              <text:p text:style-name="P41">SSPA</text:p>
            </table:table-cell>
          </table:table-row>
          <table:table-row table:style-name="Tabla2.1">
            <table:table-cell table:style-name="Tabla2.A11" office:value-type="float" office:value="200129">
              <text:p text:style-name="P40">200129</text:p>
            </table:table-cell>
            <table:table-cell table:style-name="Tabla2.B11" office:value-type="string">
              <text:p text:style-name="P41">Hola,<text:line-break/><text:line-break/>Os remito anexado, el Informe de Revisión de Consultas SQL de la base de datos CAPOCCI para la Semana 20141015.<text:line-break/><text:line-break/>Atentamente</text:p>
            </table:table-cell>
            <table:table-cell table:style-name="Tabla2.C11" office:value-type="string">
              <text:p text:style-name="P41">SSPA</text:p>
            </table:table-cell>
          </table:table-row>
          <table:table-row table:style-name="Tabla2.1">
            <table:table-cell table:style-name="Tabla2.A12" office:value-type="float" office:value="200134">
              <text:p text:style-name="P40">200134</text:p>
            </table:table-cell>
            <table:table-cell table:style-name="Tabla2.B12" office:value-type="string">
              <text:p text:style-name="P41">Hola,<text:line-break/><text:line-break/><text:soft-page-break/>Os remito anexado, el Informe de Revisión de Consultas SQL de la base de datos CAPORI para la Semana 20141015.<text:line-break/><text:line-break/>Atentamente</text:p>
            </table:table-cell>
            <table:table-cell table:style-name="Tabla2.C12" office:value-type="string">
              <text:p text:style-name="P41">SSPA</text:p>
            </table:table-cell>
          </table:table-row>
          <table:table-row table:style-name="Tabla2.1">
            <table:table-cell table:style-name="Tabla2.A13" office:value-type="float" office:value="200140">
              <text:p text:style-name="P40">200140</text:p>
            </table:table-cell>
            <table:table-cell table:style-name="Tabla2.B13" office:value-type="string">
              <text:p text:style-name="P41">Hola,<text:line-break/><text:line-break/>Os remito anexado, el Informe de Revisión de Consultas SQL de la base de datos OPMAEST para la Semana 20141015.<text:line-break/><text:line-break/>Atentamente</text:p>
            </table:table-cell>
            <table:table-cell table:style-name="Tabla2.C13" office:value-type="string">
              <text:p text:style-name="P41">SSPA</text:p>
            </table:table-cell>
          </table:table-row>
          <table:table-row table:style-name="Tabla2.1">
            <table:table-cell table:style-name="Tabla2.A14" office:value-type="float" office:value="200149">
              <text:p text:style-name="P40">200149</text:p>
            </table:table-cell>
            <table:table-cell table:style-name="Tabla2.B14" office:value-type="string">
              <text:p text:style-name="P41">Estamos migrando el esquema de portafirmas a otra bbdd por lo que al contener segmentos de lob pensamos que al realizar el expdp - impdp con un remap de esquema y remap de tablespaces, se liberaria el espacio no ocupado de los datafiles ya que desde enterprise manager nos aconsejaba un shrink de los segmentos, como se indica en la imagen adjunta.<text:line-break/>No se libera espacio alguno al realizara el import por lo que hemos realizado el shrink a mano de ambas tablas sin obtener resultados tampoco, a continuación se indican los comandos usados para el shrink de ambas tablas.<text:line-break/><text:line-break/>alter table PFIRMAMGTMP.PF_FIRMAS enable row movement;<text:line-break/>alter table PFIRMAMGTMP.PF_FIRMAS deallocate unused;<text:line-break/>alter table PFIRMAMGTMP.PF_FIRMAS shrink space compact;<text:line-break/>alter table PFIRMAMGTMP.PF_FIRMAS shrink space;<text:line-break/>alter table PFIRMAMGTMP.PF_FIRMAS modify lob(B_FIRMA) (deallocate unused);<text:line-break/>alter table PFIRMAMGTMP.PF_FIRMAS modify lob(B_FIRMA) (shrink space compact cascade);<text:line-break/>alter table PFIRMAMGTMP.PF_FIRMAS modify lob(B_FIRMA) (shrink space cascade);<text:line-break/><text:line-break/>alter table PFIRMAMGTMP.PF_ARCHIVOS enable row movement;<text:line-break/>alter table PFIRMAMGTMP.PF_ARCHIVOS deallocate unused;<text:line-break/>alter table PFIRMAMGTMP.PF_ARCHIVOS shrink space compact;<text:line-break/>alter table PFIRMAMGTMP.PF_ARCHIVOS shrink space;<text:line-break/>alter table PFIRMAMGTMP.PF_ARCHIVOS modify lob(B_ARCHIVO) (deallocate unused);<text:line-break/><text:soft-page-break/>alter table PFIRMAMGTMP.PF_ARCHIVOS modify lob(B_ARCHIVO) (shrink space compact cascade);<text:line-break/>alter table PFIRMAMGTMP.PF_ARCHIVOS modify lob(B_ARCHIVO) (shrink space cascade);<text:line-break/><text:line-break/>Solicitamos asistencia técnica ya que según enterprise mánager la ganancia seria de unos 200gb de los 300gb que ocupa actualmente.</text:p>
            </table:table-cell>
            <table:table-cell table:style-name="Tabla2.C14" office:value-type="string">
              <text:p text:style-name="P41">CISPS</text:p>
            </table:table-cell>
          </table:table-row>
          <table:table-row table:style-name="Tabla2.1">
            <table:table-cell table:style-name="Tabla2.A15" office:value-type="float" office:value="200161">
              <text:p text:style-name="P40">200161</text:p>
            </table:table-cell>
            <table:table-cell table:style-name="Tabla2.B15" office:value-type="string">
              <text:p text:style-name="P41">Hola,<text:line-break/><text:line-break/>Os remito anexado, el Informe de Revisión de Consultas SQL de la base de datos DIRAYA para la Semana 20141031.<text:line-break/><text:line-break/>Atentamente</text:p>
            </table:table-cell>
            <table:table-cell table:style-name="Tabla2.C15" office:value-type="string">
              <text:p text:style-name="P41">SSPA</text:p>
            </table:table-cell>
          </table:table-row>
          <table:table-row table:style-name="Tabla2.1">
            <table:table-cell table:style-name="Tabla2.A16" office:value-type="float" office:value="200168">
              <text:p text:style-name="P40">200168</text:p>
            </table:table-cell>
            <table:table-cell table:style-name="Tabla2.B16" office:value-type="string">
              <text:p text:style-name="P41">Hola,<text:line-break/><text:line-break/>Os remito anexado, el Informe de Revisión de Consultas SQL de la base de datos OPDISPE para la Semana 20141031.<text:line-break/><text:line-break/>Atentamente</text:p>
            </table:table-cell>
            <table:table-cell table:style-name="Tabla2.C16" office:value-type="string">
              <text:p text:style-name="P41">SSPA</text:p>
            </table:table-cell>
          </table:table-row>
          <table:table-row table:style-name="Tabla2.1">
            <table:table-cell table:style-name="Tabla2.A17" office:value-type="float" office:value="200169">
              <text:p text:style-name="P40">200169</text:p>
            </table:table-cell>
            <table:table-cell table:style-name="Tabla2.B17" office:value-type="string">
              <text:p text:style-name="P41">Hola,<text:line-break/><text:line-break/>Os remito anexado, el Informe de Revisión de Consultas SQL de la base de datos CAPOCCI para la Semana 20141031.<text:line-break/><text:line-break/>Atentamente</text:p>
            </table:table-cell>
            <table:table-cell table:style-name="Tabla2.C17" office:value-type="string">
              <text:p text:style-name="P41">SSPA</text:p>
            </table:table-cell>
          </table:table-row>
          <table:table-row table:style-name="Tabla2.1">
            <table:table-cell table:style-name="Tabla2.A18" office:value-type="float" office:value="200176">
              <text:p text:style-name="P40">200176</text:p>
            </table:table-cell>
            <table:table-cell table:style-name="Tabla2.B18" office:value-type="string">
              <text:p text:style-name="P41">Hola,<text:line-break/><text:line-break/>Os remito anexado, el Informe de Revisión de Consultas SQL de la base de datos CAPORI para la Semana 20141031.<text:line-break/><text:line-break/>Atentamente</text:p>
            </table:table-cell>
            <table:table-cell table:style-name="Tabla2.C18" office:value-type="string">
              <text:p text:style-name="P41">SSPA</text:p>
            </table:table-cell>
          </table:table-row>
          <table:table-row table:style-name="Tabla2.1">
            <table:table-cell table:style-name="Tabla2.A19" office:value-type="float" office:value="200177">
              <text:p text:style-name="P40">200177</text:p>
            </table:table-cell>
            <table:table-cell table:style-name="Tabla2.B19" office:value-type="string">
              <text:p text:style-name="P41">Hola,<text:line-break/><text:line-break/><text:soft-page-break/>Os remito anexado, el Informe de Revisión de Consultas SQL de la base de datos OPMAEST para la Semana 20141031.<text:line-break/><text:line-break/>Atentamente</text:p>
            </table:table-cell>
            <table:table-cell table:style-name="Tabla2.C19" office:value-type="string">
              <text:p text:style-name="P41">SSPA</text:p>
            </table:table-cell>
          </table:table-row>
          <table:table-row table:style-name="Tabla2.1">
            <table:table-cell table:style-name="Tabla2.A20" office:value-type="float" office:value="200180">
              <text:p text:style-name="P40">200180</text:p>
            </table:table-cell>
            <table:table-cell table:style-name="Tabla2.B20" office:value-type="string">
              <text:p text:style-name="P41">Hola,<text:line-break/><text:line-break/>Os remito anexado, el Informe de Revisión de Consultas SQL de la base de datos DIRAYA para la Semana 20141115.<text:line-break/><text:line-break/>Atentamente</text:p>
            </table:table-cell>
            <table:table-cell table:style-name="Tabla2.C20" office:value-type="string">
              <text:p text:style-name="P41">SSPA</text:p>
            </table:table-cell>
          </table:table-row>
          <table:table-row table:style-name="Tabla2.1">
            <table:table-cell table:style-name="Tabla2.A21" office:value-type="float" office:value="200191">
              <text:p text:style-name="P40">200191</text:p>
            </table:table-cell>
            <table:table-cell table:style-name="Tabla2.B21" office:value-type="string">
              <text:p text:style-name="P41">Hola,<text:line-break/><text:line-break/>Os remito anexado, el Informe de Revisión de Consultas SQL de la base de datos OPDISPE para la Semana 20141115.<text:line-break/><text:line-break/>Atentamente</text:p>
            </table:table-cell>
            <table:table-cell table:style-name="Tabla2.C21" office:value-type="string">
              <text:p text:style-name="P41">SSPA</text:p>
            </table:table-cell>
          </table:table-row>
          <table:table-row table:style-name="Tabla2.1">
            <table:table-cell table:style-name="Tabla2.A22" office:value-type="float" office:value="200193">
              <text:p text:style-name="P40">200193</text:p>
            </table:table-cell>
            <table:table-cell table:style-name="Tabla2.B22" office:value-type="string">
              <text:p text:style-name="P41">Hola,<text:line-break/><text:line-break/>Os remito anexado, el Informe de Revisión de Consultas SQL de la base de datos CAPOCCI para la Semana 20141115.<text:line-break/><text:line-break/>Atentamente</text:p>
            </table:table-cell>
            <table:table-cell table:style-name="Tabla2.C22" office:value-type="string">
              <text:p text:style-name="P41">SSPA</text:p>
            </table:table-cell>
          </table:table-row>
          <table:table-row table:style-name="Tabla2.1">
            <table:table-cell table:style-name="Tabla2.A23" office:value-type="float" office:value="200196">
              <text:p text:style-name="P40">200196</text:p>
            </table:table-cell>
            <table:table-cell table:style-name="Tabla2.B23" office:value-type="string">
              <text:p text:style-name="P41">Hola,<text:line-break/><text:line-break/>Os remito anexado, el Informe de Revisión de Consultas SQL de la base de datos CAPORI para la Semana 20141115.<text:line-break/><text:line-break/>Atentamente</text:p>
            </table:table-cell>
            <table:table-cell table:style-name="Tabla2.C23" office:value-type="string">
              <text:p text:style-name="P41">SSPA</text:p>
            </table:table-cell>
          </table:table-row>
        </table:table>
        <text:p text:style-name="P32"/>
        <text:h text:style-name="Heading_20_2" text:outline-level="2"><text:bookmark-start text:name="__RefHeading__12019_1987149192"/><text:soft-page-break/>Actuaciones debida a la migración en Octubre<text:bookmark-end text:name="__RefHeading__12019_1987149192"/></text:h>
        <text:p text:style-name="P48">Relación de tiques que tienen que ver con la migración en el mes de Octubre (13)</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37">#</text:p>
              </table:table-cell>
              <table:table-cell table:style-name="Tabla3.A1" office:value-type="string">
                <text:p text:style-name="P38">Descripción</text:p>
              </table:table-cell>
              <table:table-cell table:style-name="Tabla3.A1" office:value-type="string">
                <text:p text:style-name="P38">ORGANISMO INFORMES</text:p>
              </table:table-cell>
            </table:table-row>
          </table:table-header-rows>
          <table:table-row table:style-name="Tabla3.2">
            <table:table-cell table:style-name="Tabla3.A2" office:value-type="float" office:value="200040">
              <text:p text:style-name="P42">200040</text:p>
            </table:table-cell>
            <table:table-cell table:style-name="Tabla3.B2" office:value-type="string">
              <text:p text:style-name="P41">Buenas tardes Paola,<text:line-break/><text:line-break/>te envío el presente correo para realizar una consulta sobre una duda que tenemos en CTC.<text:line-break/><text:line-break/>Según la estrategia de despliegue y migración Oracle 10gR2 a 11gR2, que me está planteando la Jefatura Adjunta al Servicio de Informática CTC, consiste en la siguiente:<text:line-break/><text:line-break/>1.- El entorno de Producción estaría compuesto por 2 nodos, para este supuesto los llamaremos A y B.<text:line-break/><text:line-break/>2.- Como los nodos del entorno de Producción en 10gR2 va a ser el mismo que para 11gR2, desde dicha Jefatura Adjunta proponen que;<text:line-break/><text:line-break/>- Romper el cluster en 10gR2, dejando los esquemas de BBDD en un solo nodo por ejemplo el A.<text:line-break/>- Instalar Grid Infrastructure 11gR2 en el nodo B.<text:line-break/>- Migrar los esquemas de BBDD del nodo A (10gR2) al nodo B (11gR2).<text:line-break/><text:line-break/>Estaríamos interesados en saber cual es vuestro punto de vista de la estrategia planteada, así como, si es posible que dicha valoración incluya los pros y contra de acometerla como te la he planteado.<text:line-break/><text:line-break/>Pensamos desde el Departamento de Sistemas CTC que puede ser que los procesos de validación que realiza el instalador de Grid Infrastructure 11gR2 (11.2.0.4) NO dejen avanzar al intentar chequear conectividad, componentes del cluster a nivel de nodos, etc.<text:line-break/><text:line-break/>Sin otro particular y quedando a la espera de sus noticias, reciba un cordial saludo.</text:p>
            </table:table-cell>
            <table:table-cell table:style-name="Tabla3.C2" office:value-type="string">
              <text:p text:style-name="P41">CTC</text:p>
            </table:table-cell>
          </table:table-row>
          <table:table-row table:style-name="Tabla3.3">
            <table:table-cell table:style-name="Tabla3.A3" office:value-type="float" office:value="200046">
              <text:p text:style-name="P42">200046</text:p>
            </table:table-cell>
            <table:table-cell table:style-name="Tabla3.B3" office:value-type="string">
              <text:p text:style-name="P41">Buenos días, <text:line-break/><text:line-break/><text:soft-page-break/>tenemos una base de datos Oracle 11g R2 ( 11.2.0.3 , en breve 11.2.0.4.2). El Sistema Operativo es <text:line-break/>Red Hat Enterprise Linux Server release 6.3 (Santiago). Queremos saber como afectaría la actualización del S.O a la versión 6.5 ( última estable ). Si habría que hacer algo a nivel de sotfware de base de datos y a nivel de ficheros . <text:line-break/><text:line-break/><text:line-break/>Gracias</text:p>
            </table:table-cell>
            <table:table-cell table:style-name="Tabla3.C3" office:value-type="string">
              <text:p text:style-name="P41">AGAPA</text:p>
            </table:table-cell>
          </table:table-row>
          <table:table-row table:style-name="Tabla3.4">
            <table:table-cell table:style-name="Tabla3.A4" office:value-type="float" office:value="200052">
              <text:p text:style-name="P42">200052</text:p>
            </table:table-cell>
            <table:table-cell table:style-name="Tabla3.B4" office:value-type="string">
              <text:p text:style-name="P41">Cuando arrancamos Weblogic nos aparece este error:<text:line-break/>weblogic.security.SecurityInitializationException: Authentication for user denied</text:p>
            </table:table-cell>
            <table:table-cell table:style-name="Tabla3.C4" office:value-type="string">
              <text:p text:style-name="P41">EXTENDA</text:p>
            </table:table-cell>
          </table:table-row>
          <table:table-row table:style-name="Tabla3.5">
            <table:table-cell table:style-name="Tabla3.A5" office:value-type="float" office:value="200053">
              <text:p text:style-name="P42">200053</text:p>
            </table:table-cell>
            <table:table-cell table:style-name="Tabla3.B5" office:value-type="string">
              <text:p text:style-name="P41">Para el proyecto Sicata v2.0 se ha montado un servidor Forms/Reports versión 11gR2 (instalación limpia).<text:line-break/>Al acceder a la URL http://SE41VRP702DYREG:9002/reports/rwservlet , se produce un error 500.<text:line-break/><text:line-break/>He revisado las siguientes notas en MOS:<text:line-break/><text:line-break/>- Call to RWSERVLET Fails with "Error 500--Internal Server Error" for New Instance (Doc ID 1053674.1)<text:line-break/>- "500 Internal Server Error" Returned When Calling the Reports Servlet (rwservlet) (Doc ID 374406.1)<text:line-break/><text:line-break/>Tras realizar diversas modificaciones en los ficheros de configuración, el problema persiste.</text:p>
            </table:table-cell>
            <table:table-cell table:style-name="Tabla3.C5" office:value-type="string">
              <text:p text:style-name="P41">SSPA</text:p>
            </table:table-cell>
          </table:table-row>
          <table:table-row table:style-name="Tabla3.6">
            <table:table-cell table:style-name="Tabla3.A6" office:value-type="float" office:value="200062">
              <text:p text:style-name="P42">200062</text:p>
            </table:table-cell>
            <table:table-cell table:style-name="Tabla3.B6" office:value-type="string">
              <text:p text:style-name="P41">Buenos días, <text:line-break/><text:line-break/>Vamos a empezar a planificar la migración de Oracle 10g a 11g. <text:line-break/><text:line-break/>Tal y como nos habéis comentado, estamos planificando montar un equipo de prueba con Oracle 11.2 y crear una BBDD en blanco. Después realizar un export de la BBDD actual y un import en la nueva BBDD y sobre esta realizar las pruebas de las aplicaciones. <text:line-break/><text:line-break/>Es posible que nos enviéis el enlace para descargar Oracle 11.2 para una distribución Linux RedHat 5? Gracias</text:p>
            </table:table-cell>
            <table:table-cell table:style-name="Tabla3.C6" office:value-type="string">
              <text:p text:style-name="P41">AAC</text:p>
            </table:table-cell>
          </table:table-row>
          <table:table-row table:style-name="Tabla3.7">
            <table:table-cell table:style-name="Tabla3.A7" office:value-type="float" office:value="200063">
              <text:p text:style-name="P42">200063</text:p>
            </table:table-cell>
            <table:table-cell table:style-name="Tabla3.B7" office:value-type="string">
              <text:p text:style-name="P41">Buenos días,<text:line-break/><text:soft-page-break/><text:line-break/>Estamos trabajando en la migración de nuestra versión de Oracle 10g a 11g.<text:line-break/><text:line-break/>Actualmente tenemos instalado en el Servidor el siguiente Red Hat Linux<text:line-break/><text:line-break/>Red Hat Enterprise Linux Server release 5.1 (Tikanga)<text:line-break/>Linux version 2.6.18-53.el5PAE <text:line-break/><text:line-break/>Leyendo la Note:169706.1, veo que la especificación para Linux-x64 es:<text:line-break/><text:line-break/>RHEL5,OEL5 - 5.2 or greater <text:line-break/><text:line-break/>Me podéis confirmar que debemos actualizar el sistema operativo para poder instalar 11g en dicho servidor?</text:p>
            </table:table-cell>
            <table:table-cell table:style-name="Tabla3.C7" office:value-type="string">
              <text:p text:style-name="P41">AAC</text:p>
            </table:table-cell>
          </table:table-row>
          <table:table-row table:style-name="Tabla3.8">
            <table:table-cell table:style-name="Tabla3.A8" office:value-type="float" office:value="200065">
              <text:p text:style-name="P42">200065</text:p>
            </table:table-cell>
            <table:table-cell table:style-name="Tabla3.B8" office:value-type="string">
              <text:p text:style-name="P41">Tenemos un problema con las secuencias después de la migración</text:p>
            </table:table-cell>
            <table:table-cell table:style-name="Tabla3.C8" office:value-type="string">
              <text:p text:style-name="P41">RTVA</text:p>
            </table:table-cell>
          </table:table-row>
          <table:table-row table:style-name="Tabla3.9">
            <table:table-cell table:style-name="Tabla3.A9" office:value-type="float" office:value="200067">
              <text:p text:style-name="P42">200067</text:p>
            </table:table-cell>
            <table:table-cell table:style-name="Tabla3.B9" office:value-type="string">
              <text:p text:style-name="P41">Saludos Paola,<text:line-break/><text:line-break/>Se nos ha planteado la necesidad de hacer un dblink entre la base de datos IAPHPROD y un base de datos MySQL localizada en otro servidor.<text:line-break/><text:line-break/>Hemos encontrado un tutorial que indicaba el proceso usando Heterogeneus Service (HS) junto a Oracle Database Gateway for ODBC (hs4odbc):<text:line-break/><text:line-break/>http://tecnoquia.blogspot.com.es/2012/04/dblinks-desde-oracle-hacia-mysql.html<text:line-break/><text:line-break/>¿Sería ésta la manera recomendable de realizar la conexión o hay otra forma mejor?<text:line-break/><text:line-break/>Muchas gracias.</text:p>
            </table:table-cell>
            <table:table-cell table:style-name="Tabla3.C9" office:value-type="string">
              <text:p text:style-name="P41">IAPH</text:p>
            </table:table-cell>
          </table:table-row>
          <table:table-row table:style-name="Tabla3.10">
            <table:table-cell table:style-name="Tabla3.A10" office:value-type="float" office:value="200081">
              <text:p text:style-name="P42">200081</text:p>
            </table:table-cell>
            <table:table-cell table:style-name="Tabla3.B10" office:value-type="string">
              <text:p text:style-name="P41">Oracle Forms - Version 10.1.2.3.0<text:line-break/><text:soft-page-break/><text:line-break/>When calling a stored package function with composite type parameter on Oracle AS 10.1.2.0.2 / 10.1.2.2 / 10.1.2.3 on HP-UX PA-RISC or Itanium (64-bit) or Linux Itanium .<text:line-break/><text:line-break/>ORA-04067: not executed, stored procedure "PUBLIC" does not exist.<text:line-break/><text:line-break/>Paola, ahí va la descripción del problema (el informe de AGAPA) y la nota de Oracle.</text:p>
            </table:table-cell>
            <table:table-cell table:style-name="Tabla3.C10" office:value-type="string">
              <text:p text:style-name="P41">CAPDER</text:p>
            </table:table-cell>
          </table:table-row>
          <table:table-row table:style-name="Tabla3.11">
            <table:table-cell table:style-name="Tabla3.A11" office:value-type="float" office:value="200083">
              <text:p text:style-name="P42">200083</text:p>
            </table:table-cell>
            <table:table-cell table:style-name="Tabla3.B11" office:value-type="string">
              <text:p text:style-name="P41">(1) El conector genérico de OIM, ¿tiene un licenciamiento aparte como un conector específico (ej: conector de Active Directory) o forma parte del propio licenciamiento de OIM? Entiendo que es lo segundo, pues no existe un conector genérico que se descargue, sino que es parte del funcionamiento del OIM. De hecho no hay una guia de instalación del conector genérico, sino que el manual que se sigue es el de la Consola de Administración de OIM.<text:line-break/><text:line-break/>(2) Me comentaste que el conector específico de WS es nuevo y está disponible a partir de la versión 11.1 de OIM. ¿Esto significa que al actualizar OIM a 11g tendríamos disponible ese conector, o los nuevos conectores que vayan con esa versión tiene licencia aparte?<text:line-break/><text:line-break/>(3) Encontré por internet que los conectores genéricos (GTC) en 11g se reemplazan por conectores "Identity Connector Framework". Aunque he visto que en la guía para desarrolladores de OIM 11g siguen apareciendo los GTC, supongo que por compatibilidad con antiguos conectores basados en GTC que se tengan, ¿o es que OIM seguirá en futuras versiones con las 2 opciones para personalizar conectores (GTC e ICF)? Entiendo que ambos casos se incluyen dentro del propio licenciamiento de OIM, que no tienen un licenciamiento aparte como los conectores específicos, es así, no? ¿Qué sería mejor en caso de necesitar desarrollar nuevos conectores, personalizar un conector GTC o hacer un conector ICF?</text:p>
            </table:table-cell>
            <table:table-cell table:style-name="Tabla3.C11" office:value-type="string">
              <text:p text:style-name="P41">CHAP</text:p>
            </table:table-cell>
          </table:table-row>
          <table:table-row table:style-name="Tabla3.12">
            <table:table-cell table:style-name="Tabla3.A12" office:value-type="float" office:value="200100">
              <text:p text:style-name="P42">200100</text:p>
            </table:table-cell>
            <table:table-cell table:style-name="Tabla3.B12" office:value-type="string">
              <text:p text:style-name="P41">SIRHUS se ha migrado a versión Forms10g, tras una semana de convivencia de la versión Forms6i y la versión Forms 10g, se ha parado la versión Forms 6i, funcionando solamente SIRHUS con Forms10g; desde ese momento, la granja de servidores de Forms10g han asumido todas las conexiones.<text:line-break/><text:line-break/>Se ha detectado que cuando el número de conexiones (procesos frmweb) al Forms Servlet supera 50-60 procesos, los usuarios pierden la conexión con SIRHUS, recibiendo el error FRM-92101, y en el fichero application.log aparece el siguiente error.<text:line-break/><text:line-break/>14/10/20 13:15:07 formsweb: Forms session &lt;227&gt; exception stack trace: <text:line-break/>oracle.forms.engine.RunformException: Se ha producido un fallo en la sesión de Forms &lt;227&gt; durante el inicio: No se ha obtenido una respuesta del proceso de tiempo <text:soft-page-break/>de ejecución<text:line-break/>at oracle.forms.servlet.RunformProcess.connect(Unknown Source)<text:line-break/>at oracle.forms.servlet.RunformProcess.dataToRunform(Unknown Source)<text:line-break/>at oracle.forms.servlet.RunformSession.dataToRunform(Unknown Source)<text:line-break/>at oracle.forms.servlet.ListenerServlet.doPost(Unknown Source)<text:line-break/>at javax.servlet.http.HttpServlet.service(HttpServlet.java:760)<text:line-break/>at javax.servlet.http.HttpServlet.service(HttpServlet.java:853)<text:line-break/>at com.evermind[Oracle Application Server Containers for J2EE 10g (10.1.2.3.0)].server.http.ServletRequestDispatcher.invoke(ServletRequestDispatcher.java:835)<text:line-break/>at com.evermind[Oracle Application Server Containers for J2EE 10g (10.1.2.3.0)].server.http.ServletRequestDispatcher.forwardInternal(ServletRequestDispatcher.java:341)<text:line-break/>at com.evermind[Oracle Application Server Containers for J2EE 10g (10.1.2.3.0)].server.http.HttpRequestHandler.processRequest(HttpRequestHandler.java:816)<text:line-break/>at com.evermind[Oracle Application Server Containers for J2EE 10g (10.1.2.3.0)].server.http.AJPRequestHandler.run(AJPRequestHandler.java:231)<text:line-break/>at com.evermind[Oracle Application Server Containers for J2EE 10g (10.1.2.3.0)].server.http.AJPRequestHandler.run(AJPRequestHandler.java:136)<text:line-break/>at com.evermind[Oracle Application Server Containers for J2EE 10g (10.1.2.3.0)].util.ReleasableResourcePooledExecutor$MyWorker.run(ReleasableResourcePooledExecutor.java:186)<text:line-break/>at java.lang.Thread.run(Thread.java:534)</text:p>
            </table:table-cell>
            <table:table-cell table:style-name="Tabla3.C12" office:value-type="string">
              <text:p text:style-name="P41">CHAP</text:p>
            </table:table-cell>
          </table:table-row>
          <table:table-row table:style-name="Tabla3.13">
            <table:table-cell table:style-name="Tabla3.A13" office:value-type="float" office:value="200106">
              <text:p text:style-name="P42">200106</text:p>
            </table:table-cell>
            <table:table-cell table:style-name="Tabla3.B13" office:value-type="string">
              <text:p text:style-name="P41">Consulta sobre fecha prevista de Oracle Database 12cR2</text:p>
            </table:table-cell>
            <table:table-cell table:style-name="Tabla3.C13" office:value-type="string">
              <text:p text:style-name="P41">VEIA</text:p>
            </table:table-cell>
          </table:table-row>
          <table:table-row table:style-name="Tabla3.14">
            <table:table-cell table:style-name="Tabla3.A14" office:value-type="float" office:value="200139">
              <text:p text:style-name="P42">200139</text:p>
            </table:table-cell>
            <table:table-cell table:style-name="Tabla3.B14" office:value-type="string">
              <text:p text:style-name="P41">Revisión de las bases de datos en StandBy CMA11STB y TERRA11STB del servidor GORM, tras UPGRADE (11.2.0.3 a 11.2.0.4) de bases de datos primarias CMAS11 y TERRA11 en servidor VICKY.</text:p>
            </table:table-cell>
            <table:table-cell table:style-name="Tabla3.C14" office:value-type="string">
              <text:p text:style-name="P41">CMAOT</text:p>
            </table:table-cell>
          </table:table-row>
        </table:table>
        <text:h text:style-name="Heading_20_2" text:outline-level="2"><text:bookmark-start text:name="__RefHeading__12021_1987149192"/><text:span text:style-name="T6">Motivo de Apertura = Otros</text:span><text:bookmark-end text:name="__RefHeading__12021_1987149192"/></text:h>
        <text:p text:style-name="P49">Con motivo de Apertura = Otros, se han detectado un 18%, nos parece exesivo, por lo que se recomienda revisar la clasificación.</text:p>
        <text:p text:style-name="P47"/>
        <table:table table:name="Tabla4" table:style-name="Tabla4">
          <table:table-column table:style-name="Tabla4.A"/>
          <table:table-column table:style-name="Tabla4.B"/>
          <table:table-column table:style-name="Tabla4.C"/>
          <table:table-header-rows>
            <table:table-row table:style-name="Tabla4.1">
              <table:table-cell table:style-name="Tabla4.A1" office:value-type="string">
                <text:p text:style-name="P37">#</text:p>
              </table:table-cell>
              <table:table-cell table:style-name="Tabla4.A1" office:value-type="string">
                <text:p text:style-name="P37">Descripción</text:p>
              </table:table-cell>
              <table:table-cell table:style-name="Tabla4.A1" office:value-type="string">
                <text:p text:style-name="P37">ORGANISMO INFORMES</text:p>
              </table:table-cell>
            </table:table-row>
          </table:table-header-rows>
          <table:table-row table:style-name="Tabla4.1">
            <table:table-cell table:style-name="Tabla4.A2" office:value-type="float" office:value="71058">
              <text:p text:style-name="P42">71058</text:p>
            </table:table-cell>
            <table:table-cell table:style-name="Tabla4.B2" office:value-type="string">
              <text:p text:style-name="P41">Buenas,<text:line-break/><text:line-break/>Tenemos un problema con una función pl/sql en la que hacemos una lectura en una tabla de BBDD y en base a los datos obtenidos hacemos un update del registro o insert en caso de no encontrar ninguno, esto provoca en determinados casos el problema de la actualización perdida y lo que queremos es cuando hagamos el primer select, poder definir una transacción y bloquear las tablas contra lectura/escritura y al finalizar la inserción o actualización de la tabla, liberar la tabla.<text:line-break/><text:line-break/>El problema lo hemos intentado arreglar indicando en la función PRAGMA AUTONOMOUS_TRANSACTION y al comienzo del bloque que provoca conflictos SET TRANSACTION READ WRITE terminando el bloque con COMMIT, la pregunta es si esta solución resuelve el problema o no, ya que el caso que comentamos ha ocurrido de manera aislada varias veces, pero es difícil de reproducir ya que depende de cómo el SGBD de Oracle asigne los recursos.<text:line-break/><text:line-break/>¿Es necesario incluir la sentencia ROLLBACK en el tratamiento de errores?<text:line-break/><text:line-break/>Saludos.</text:p>
            </table:table-cell>
            <table:table-cell table:style-name="Tabla4.C2" office:value-type="string">
              <text:p text:style-name="P41">SSPA</text:p>
            </table:table-cell>
          </table:table-row>
          <table:table-row table:style-name="Tabla4.1">
            <table:table-cell table:style-name="Tabla4.A3" office:value-type="float" office:value="76030">
              <text:p text:style-name="P42">76030</text:p>
            </table:table-cell>
            <table:table-cell table:style-name="Tabla4.B3" office:value-type="string">
              <text:p text:style-name="P41">Ruego confirmación de la siguiente información.<text:line-break/><text:line-break/>Ante la consulta de si Centos esta certificado para Oracle,personal de Oracle comenta lo siguiente:<text:line-break/><text:line-break/>CentOS is not a certified and supported operating system for Oracle RDBMS software and there are no plans to add support for CentOS<text:line-break/><text:line-break/>saludos</text:p>
            </table:table-cell>
            <table:table-cell table:style-name="Tabla4.C3" office:value-type="string">
              <text:p text:style-name="P41">IECA</text:p>
            </table:table-cell>
          </table:table-row>
          <table:table-row table:style-name="Tabla4.1">
            <table:table-cell table:style-name="Tabla4.A4" office:value-type="float" office:value="81146">
              <text:p text:style-name="P42">81146</text:p>
            </table:table-cell>
            <table:table-cell table:style-name="Tabla4.B4" office:value-type="string">
              <text:p text:style-name="P41">Buenos días,<text:line-break/><text:line-break/>se ha detectado que si ponemos la url completa de un servicio publicado en OSB en un navegador cualquiera, en lugar de mostrar por ejemplo las operaciones del wsdl o un enlace para visualizar el wsdl ... realiza una invocación directa al servicio, evidentemente sin resultados óptimos ya que no se le pasa ningún mensaje de entrada. Por ejemplo, si se abre en el navegador la siguiente url, podéis observar que el OSB incluso devuelve respuesta síncrona.<text:line-break/><text:line-break/>http://integracion.esb.pre.sas.junta-andalucia.es/CircuitoAsistencial/ServicesIn/NotificacionResultadoPruebaPS<text:line-break/><text:soft-page-break/><text:line-break/>Gracias. Saludos.</text:p>
            </table:table-cell>
            <table:table-cell table:style-name="Tabla4.C4" office:value-type="string">
              <text:p text:style-name="P41">SSPA</text:p>
            </table:table-cell>
          </table:table-row>
          <table:table-row table:style-name="Tabla4.1">
            <table:table-cell table:style-name="Tabla4.A5" office:value-type="float" office:value="91859">
              <text:p text:style-name="P42">91859</text:p>
            </table:table-cell>
            <table:table-cell table:style-name="Tabla4.B5" office:value-type="string">
              <text:p text:style-name="P41">Durante una actuación programada sobre el sistema opratativo en los servidores de RAC (olvera/Gador), al arrancar se ha producido un error al levantar las instancias de base de datos en el Servidor Olvera:<text:line-break/><text:line-break/>rac10205.olvera bash # srvctl enable instance -d CEH0G3 -i CEH0G31<text:line-break/>PRKP-1017 : Instance CEH0G31 already enabled.<text:line-break/>rac10205.olvera bash # srvctl start instance -d CEH0G3 -i CEH0G31<text:line-break/>PRKP-1001 : Error starting instance CEH0G31 on node OLVERA<text:line-break/>CRS-0215: No se ha podido iniciar el recurso 'ora.CEH0G3.CEH0G31.inst'.<text:line-break/><text:line-break/>Las instancias en el nnodo gador se levantaron sin problemas<text:line-break/><text:line-break/>Tras varios intentos y revisión de los logs, finalmente hemos procedido de la siguiente manera para levantar los bases de datos:<text:line-break/>- Disbale de todas las instancias en el nodo olvera<text:line-break/>- parada y arranque del CRS en el nodo olvera<text:line-break/>- una por una, se levanta cada instancia haciendo un enable y un start con srvctl<text:line-break/><text:line-break/>Por favor solicitamos la asistencia para comprobación del estado de los nodos y las instancias de RAC, así como su configuración</text:p>
            </table:table-cell>
            <table:table-cell table:style-name="Tabla4.C5" office:value-type="string">
              <text:p text:style-name="P41">CHAP</text:p>
            </table:table-cell>
          </table:table-row>
          <table:table-row table:style-name="Tabla4.1">
            <table:table-cell table:style-name="Tabla4.A6" office:value-type="float" office:value="91931">
              <text:p text:style-name="P42">91931</text:p>
            </table:table-cell>
            <table:table-cell table:style-name="Tabla4.B6" office:value-type="string">
              <text:p text:style-name="P41">Recomendaciones y/o buenas prácticas para el uso de Oracle Database Resource Manager, o su versión en sistema operativo, de modo que podamos gestionar y compartir adecuadamente los recursos de las distintas instancias de Oracle para SAP en un mismo servidor.<text:line-break/><text:line-break/>Conocer el estado de la licencia de uso del producto dentro del Acuerdo Marco.<text:line-break/><text:line-break/>Un saludo</text:p>
            </table:table-cell>
            <table:table-cell table:style-name="Tabla4.C6" office:value-type="string">
              <text:p text:style-name="P41">CHAP</text:p>
            </table:table-cell>
          </table:table-row>
          <table:table-row table:style-name="Tabla4.1">
            <table:table-cell table:style-name="Tabla4.A7" office:value-type="float" office:value="93873">
              <text:p text:style-name="P42">93873</text:p>
            </table:table-cell>
            <table:table-cell table:style-name="Tabla4.B7" office:value-type="string">
              <text:p text:style-name="P41">Hola Juan Carlos,<text:line-break/><text:line-break/><text:soft-page-break/>Te remito la documentación utilizada durante el día de hoy en la Charla de Oracle Very Large Database. Para que la tengas y puedas compartirla con los asistentes.<text:line-break/>He creado un documento con un resumen somero de los puntos principales a tener en cuenta (Resumen_Charla_Oracle_VLDB.pdf)<text:line-break/><text:line-break/>Espero os haya sido de interés y de utilidad.<text:line-break/><text:line-break/>Atentamente<text:line-break/>Marisol Segade</text:p>
            </table:table-cell>
            <table:table-cell table:style-name="Tabla4.C7" office:value-type="string">
              <text:p text:style-name="P41">CHAP</text:p>
            </table:table-cell>
          </table:table-row>
          <table:table-row table:style-name="Tabla4.1">
            <table:table-cell table:style-name="Tabla4.A8" office:value-type="float" office:value="99853">
              <text:p text:style-name="P42">99853</text:p>
            </table:table-cell>
            <table:table-cell table:style-name="Tabla4.B8" office:value-type="string">
              <text:p text:style-name="P41">Buenos días,<text:line-break/>Trabajando con OWB 10.2.0.2, se pierde la configuración de los destinos de un proyecto cuando se accede al centro de diseño. <text:line-break/>Al perder esa configuración, cuando entramos en elcentro de control no se pueden ver los mappings. <text:line-break/>En muchas ocasiones, es necesario reiniciar la herramienta para que vuelva a cargar la configuración (es un problema aleatorio)<text:line-break/><text:line-break/>En conocimiento de este problema, Indra se ve obligada a incluir las siguientes sentencias en todos sus cambios:<text:line-break/>OMBALTER ORACLE_MODULE 'DW_MTI_CITAS' ADD REFERENCE LOCATION 'DESTINO_MACMTI10G' SET AS DEFAULT <text:line-break/>OMBALTER ORACLE_MODULE 'DW_MTI_CITAS' SET REFERENCE METADATA_LOCATION 'DESTINO_MACMTI10G'<text:line-break/>OMBCOMMIT<text:line-break/>OMBALTER ORACLE_MODULE 'DW_MTI_CITAS' SET PROPERTIES (DB_LOCATION) VALUES ('DESTINO_MACMTI10G')<text:line-break/>OMBALTER ORACLE_MODULE 'DW_MTI_CITAS' SET PROPERTIES (STREAMS_ADMINISTRATOR_LOCATION) VALUES ('DESTINO_MACMTI10G')</text:p>
            </table:table-cell>
            <table:table-cell table:style-name="Tabla4.C8" office:value-type="string">
              <text:p text:style-name="P41">SSPA</text:p>
            </table:table-cell>
          </table:table-row>
          <table:table-row table:style-name="Tabla4.1">
            <table:table-cell table:style-name="Tabla4.A9" office:value-type="float" office:value="100417">
              <text:p text:style-name="P42">100417</text:p>
            </table:table-cell>
            <table:table-cell table:style-name="Tabla4.B9" office:value-type="string">
              <text:p text:style-name="P41">Buenos días, <text:line-break/><text:line-break/>hemos tenido, por dos días consecutivos, una incidencia en los discos de la segunda instancia de CHCUS (base de datos RAC), en la que el sistema operativo detecta un error en uno de los volúmenes y desmonta el disco.<text:line-break/><text:line-break/>Desde los logs de la instancia no hemos detectado errores asociados a la instancia como causantes del problema.<text:line-break/><text:line-break/>Solicitamos asistencia para anáisis de los logs, revisión de la instalación y las medidas de actuación y contingencia que llevamos a cabo cuando en la base de datos cuando se produce el incidente.<text:line-break/><text:soft-page-break/><text:line-break/>Un saludo</text:p>
            </table:table-cell>
            <table:table-cell table:style-name="Tabla4.C9" office:value-type="string">
              <text:p text:style-name="P41">CHAP</text:p>
            </table:table-cell>
          </table:table-row>
          <table:table-row table:style-name="Tabla4.1">
            <table:table-cell table:style-name="Tabla4.A10" office:value-type="float" office:value="200064">
              <text:p text:style-name="P42">200064</text:p>
            </table:table-cell>
            <table:table-cell table:style-name="Tabla4.B10" office:value-type="string">
              <text:p text:style-name="P41">Buenas,<text:line-break/><text:line-break/>En nuestro entorno PDPCC con dos nodos con JBOSS 4.2.3 GA y JAVA 1.6 HOT SPOT, jboss se cae a los 15 minutos de arrancar generando un threadump:<text:line-break/># A fatal error has been detected by the Java Runtime Environment:<text:line-break/>#<text:line-break/># SIGSEGV (0xb) at pc=0x00000034892899bb, pid=2131, tid=140398997300992<text:line-break/>#<text:line-break/># JRE version: 6.0_14-b08<text:line-break/># Java VM: Java HotSpot(TM) 64-Bit Server VM (14.0-b16 mixed mode linux-amd64 )<text:line-break/># Problematic frame:<text:line-break/># C [libc.so.6+0x899bb] memcpy+0x15b<text:line-break/><text:line-break/><text:line-break/>Todo parece indicar que se trata de un bug JDK-6366468 : SIGSEGV from memcpy. Adjunto threadumps y logs. Gracias de antemano.</text:p>
            </table:table-cell>
            <table:table-cell table:style-name="Tabla4.C10" office:value-type="string">
              <text:p text:style-name="P41">SSPA</text:p>
            </table:table-cell>
          </table:table-row>
          <table:table-row table:style-name="Tabla4.1">
            <table:table-cell table:style-name="Tabla4.A11" office:value-type="float" office:value="200066">
              <text:p text:style-name="P42">200066</text:p>
            </table:table-cell>
            <table:table-cell table:style-name="Tabla4.B11" office:value-type="string">
              <text:p text:style-name="P41">Buenas, En nuestro entorno PDPCC con JAVA 1.6 HOT SPOT, el servidor de aplicaciones se cae a los 15 minutos de arrancar generando un coredump: # A fatal error has been detected by the Java Runtime Environment: # # SIGSEGV (0xb) at pc=0x00000034892899bb, pid=2131, tid=140398997300992 # # JRE version: 6.0_14-b08 # Java VM: Java HotSpot(TM) 64-Bit Server VM (14.0-b16 mixed mode linux-amd64 ) # Problematic frame: # C [libc.so.6+0x899bb] memcpy+0x15b Todo parece indicar que se trata de un bug JDK-6366468 : SIGSEGV from memcpy. Adjunto threadumps y logs. Gracias de antemano.</text:p>
            </table:table-cell>
            <table:table-cell table:style-name="Tabla4.C11" office:value-type="string">
              <text:p text:style-name="P41">SSPA</text:p>
            </table:table-cell>
          </table:table-row>
          <table:table-row table:style-name="Tabla4.1">
            <table:table-cell table:style-name="Tabla4.A12" office:value-type="float" office:value="200085">
              <text:p text:style-name="P42">200085</text:p>
            </table:table-cell>
            <table:table-cell table:style-name="Tabla4.B12" office:value-type="string">
              <text:p text:style-name="P41">Buenas,<text:line-break/><text:line-break/>he revisado el ASH de CAPOCCI para intentar ofreceros más información respecto a la incidencia de ayer, para ver si os facilita la búsqueda del caso de uso.<text:line-break/><text:line-break/>Os facilito la info por mail. Ya que no hay espacio en este campo.<text:line-break/><text:line-break/>Saludos.</text:p>
            </table:table-cell>
            <table:table-cell table:style-name="Tabla4.C12" office:value-type="string">
              <text:p text:style-name="P41">SSPA</text:p>
            </table:table-cell>
          </table:table-row>
          <text:soft-page-break/>
          <table:table-row table:style-name="Tabla4.1">
            <table:table-cell table:style-name="Tabla4.A13" office:value-type="float" office:value="200086">
              <text:p text:style-name="P42">200086</text:p>
            </table:table-cell>
            <table:table-cell table:style-name="Tabla4.B13" office:value-type="string">
              <text:p text:style-name="P41">Solicitamos información sobre la generación de informes en OER, es decir, que tipos de informes podemos obtener, de que se pueden obtener informes, y que tenemos que hacer o tener para poder generar esos informes. El tipo de informes que nos interesa obtener son complejos, es decir con 2 niveles de detalle. Cualquier duda consultarnos. Saludos.</text:p>
            </table:table-cell>
            <table:table-cell table:style-name="Tabla4.C13" office:value-type="string">
              <text:p text:style-name="P41">SSPA</text:p>
            </table:table-cell>
          </table:table-row>
          <table:table-row table:style-name="Tabla4.1">
            <table:table-cell table:style-name="Tabla4.A14" office:value-type="float" office:value="200122">
              <text:p text:style-name="P42">200122</text:p>
            </table:table-cell>
            <table:table-cell table:style-name="Tabla4.B14" office:value-type="string">
              <text:p text:style-name="P41">Se ha procedido a borrar el servicio HSMINI de DIRAYA (11.1). Tras ejecutar el alter system sobre el services_names y ejecutar execute dbms_service.delete_service('HSMINI');<text:line-break/><text:line-break/>Las salidas son correctas y el servicio HSMINI no aparece en DBA_SERVICES, pero si sigue apareciendo en v$services<text:line-break/><text:line-break/>¿Puede ser un problema? ¿Cómo puede borrarse de la v$services?</text:p>
            </table:table-cell>
            <table:table-cell table:style-name="Tabla4.C14" office:value-type="string">
              <text:p text:style-name="P41">SSPA</text:p>
            </table:table-cell>
          </table:table-row>
          <table:table-row table:style-name="Tabla4.1">
            <table:table-cell table:style-name="Tabla4.A15" office:value-type="float" office:value="200152">
              <text:p text:style-name="P42">200152</text:p>
            </table:table-cell>
            <table:table-cell table:style-name="Tabla4.B15" office:value-type="string">
              <text:p text:style-name="P41">El cluster en crss0030/crss031 no está operativo tras fallo de discos que afectan al OCR y voting disks.</text:p>
            </table:table-cell>
            <table:table-cell table:style-name="Tabla4.C15" office:value-type="string">
              <text:p text:style-name="P41">EPES</text:p>
            </table:table-cell>
          </table:table-row>
        </table:table>
        <text:h text:style-name="Heading_20_2" text:outline-level="2"><text:bookmark-start text:name="__RefHeading__12023_1987149192"/><text:span text:style-name="T6">Solicitar asistencia especializada.</text:span><text:bookmark-end text:name="__RefHeading__12023_1987149192"/></text:h>
        <text:p text:style-name="P49">Nos resulta extraño que se haya cambiado de forma tan drástica la tendencia de que los tiques con mayor porcentaje fueran las </text:p>
        <text:p text:style-name="P49">incidencias y ahora sean las asistencias técnicas.</text:p>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P39">#</text:p>
              </table:table-cell>
              <table:table-cell table:style-name="Tabla6.A1" office:value-type="string">
                <text:p text:style-name="P38">Descripción</text:p>
              </table:table-cell>
              <table:table-cell table:style-name="Tabla6.A1" office:value-type="string">
                <text:p text:style-name="P38">ORGANISMO INFORMES</text:p>
              </table:table-cell>
            </table:table-row>
          </table:table-header-rows>
          <table:table-row table:style-name="Tabla6.1">
            <table:table-cell table:style-name="Tabla6.A2" office:value-type="float" office:value="62328">
              <text:p text:style-name="P42">62328</text:p>
            </table:table-cell>
            <table:table-cell table:style-name="Tabla6.B2" office:value-type="string">
              <text:p text:style-name="P41">Se solicita asistencia de Oracle para que revise los scripts del paquete Gestor Archivo 1.3.11 (regeneración en CAPOCCI y CAPORI de las tablas de HSC e IT).</text:p>
            </table:table-cell>
            <table:table-cell table:style-name="Tabla6.C2" office:value-type="string">
              <text:p text:style-name="P41">SSPA</text:p>
            </table:table-cell>
          </table:table-row>
          <table:table-row table:style-name="Tabla6.1">
            <table:table-cell table:style-name="Tabla6.A3" office:value-type="float" office:value="71210">
              <text:p text:style-name="P42">71210</text:p>
            </table:table-cell>
            <table:table-cell table:style-name="Tabla6.B3" office:value-type="string">
              <text:p text:style-name="P41">Se le proporciona información para la implementación de una politica de B&amp;R a traves de RMAN.<text:line-break/><text:line-break/>Creación de repositorio, usuarios, politicas de backup&amp;recover full vs incrementales, scripts de backup, recover, metodos de restauración, clonado para entornos de pre, formación y validación.</text:p>
            </table:table-cell>
            <table:table-cell table:style-name="Tabla6.C3" office:value-type="string">
              <text:p text:style-name="P41">CECD-EDU</text:p>
            </table:table-cell>
          </table:table-row>
          <table:table-row table:style-name="Tabla6.1">
            <table:table-cell table:style-name="Tabla6.A4" office:value-type="float" office:value="72545">
              <text:p text:style-name="P42">72545</text:p>
            </table:table-cell>
            <table:table-cell table:style-name="Tabla6.B4" office:value-type="string">
              <text:p text:style-name="P41">En la reunión de planificación mantenida con el organismo se acuerda la realización de un piloto de migración a RDBMS 11gR2.</text:p>
            </table:table-cell>
            <table:table-cell table:style-name="Tabla6.C4" office:value-type="string">
              <text:p text:style-name="P41">CITANDALUCIA</text:p>
            </table:table-cell>
          </table:table-row>
          <text:soft-page-break/>
          <table:table-row table:style-name="Tabla6.1">
            <table:table-cell table:style-name="Tabla6.A5" office:value-type="float" office:value="72548">
              <text:p text:style-name="P42">72548</text:p>
            </table:table-cell>
            <table:table-cell table:style-name="Tabla6.B5" office:value-type="string">
              <text:p text:style-name="P41">En la reunión de planificación mantenida con el organismo se acuerda el soporte a la implementación de Oracle Data Guard si se decide instalar por parte del Organismo</text:p>
            </table:table-cell>
            <table:table-cell table:style-name="Tabla6.C5" office:value-type="string">
              <text:p text:style-name="P41">CITANDALUCIA</text:p>
            </table:table-cell>
          </table:table-row>
          <table:table-row table:style-name="Tabla6.1">
            <table:table-cell table:style-name="Tabla6.A6" office:value-type="float" office:value="72559">
              <text:p text:style-name="P42">72559</text:p>
            </table:table-cell>
            <table:table-cell table:style-name="Tabla6.B6" office:value-type="string">
              <text:p text:style-name="P41">En la reunión de planificación mantenida con el organismo se acuerda el soporte a la implementación de Oracle Data Guard. Tras la migración a RDBMS 11gR2. Pendiente de valorar por parte de AAIICC. De forma coordinada con CCD</text:p>
            </table:table-cell>
            <table:table-cell table:style-name="Tabla6.C6" office:value-type="string">
              <text:p text:style-name="P41">AAIICC</text:p>
            </table:table-cell>
          </table:table-row>
          <table:table-row table:style-name="Tabla6.1">
            <table:table-cell table:style-name="Tabla6.A7" office:value-type="float" office:value="72560">
              <text:p text:style-name="P42">72560</text:p>
            </table:table-cell>
            <table:table-cell table:style-name="Tabla6.B7" office:value-type="string">
              <text:p text:style-name="P41">En la reunión de planificación mantenida con el organismo se acuerda la revisión de seguridad de la base de datos de producción tras su migración a RDBMS 11gR2</text:p>
            </table:table-cell>
            <table:table-cell table:style-name="Tabla6.C7" office:value-type="string">
              <text:p text:style-name="P41">AAIICC</text:p>
            </table:table-cell>
          </table:table-row>
          <table:table-row table:style-name="Tabla6.1">
            <table:table-cell table:style-name="Tabla6.A8" office:value-type="float" office:value="72561">
              <text:p text:style-name="P42">72561</text:p>
            </table:table-cell>
            <table:table-cell table:style-name="Tabla6.B8" office:value-type="string">
              <text:p text:style-name="P41">En la reunión de planificación mantenida con el organismo se acuerda el soporte a la configuración de Webcaché</text:p>
            </table:table-cell>
            <table:table-cell table:style-name="Tabla6.C8" office:value-type="string">
              <text:p text:style-name="P41">AAIICC</text:p>
            </table:table-cell>
          </table:table-row>
          <table:table-row table:style-name="Tabla6.1">
            <table:table-cell table:style-name="Tabla6.A9" office:value-type="float" office:value="73259">
              <text:p text:style-name="P42">73259</text:p>
            </table:table-cell>
            <table:table-cell table:style-name="Tabla6.B9" office:value-type="string">
              <text:p text:style-name="P41">Revisión de rendimiento BBDD CHARE</text:p>
            </table:table-cell>
            <table:table-cell table:style-name="Tabla6.C9" office:value-type="string">
              <text:p text:style-name="P41">SSPA</text:p>
            </table:table-cell>
          </table:table-row>
          <table:table-row table:style-name="Tabla6.1">
            <table:table-cell table:style-name="Tabla6.A10" office:value-type="float" office:value="73260">
              <text:p text:style-name="P42">73260</text:p>
            </table:table-cell>
            <table:table-cell table:style-name="Tabla6.B10" office:value-type="string">
              <text:p text:style-name="P41">Revisión de rendimiento BBDD aplicativo.</text:p>
            </table:table-cell>
            <table:table-cell table:style-name="Tabla6.C10" office:value-type="string">
              <text:p text:style-name="P41">SSPA</text:p>
            </table:table-cell>
          </table:table-row>
          <table:table-row table:style-name="Tabla6.1">
            <table:table-cell table:style-name="Tabla6.A11" office:value-type="float" office:value="73263">
              <text:p text:style-name="P42">73263</text:p>
            </table:table-cell>
            <table:table-cell table:style-name="Tabla6.B11" office:value-type="string">
              <text:p text:style-name="P41">Soporte a la aplicación de las recomendaciones de las revisiones de rendimiento</text:p>
            </table:table-cell>
            <table:table-cell table:style-name="Tabla6.C11" office:value-type="string">
              <text:p text:style-name="P41">SSPA</text:p>
            </table:table-cell>
          </table:table-row>
          <table:table-row table:style-name="Tabla6.1">
            <table:table-cell table:style-name="Tabla6.A12" office:value-type="float" office:value="73336">
              <text:p text:style-name="P42">73336</text:p>
            </table:table-cell>
            <table:table-cell table:style-name="Tabla6.B12" office:value-type="string">
              <text:p text:style-name="P41">Revisión de rendimiento BBDD HCD</text:p>
            </table:table-cell>
            <table:table-cell table:style-name="Tabla6.C12" office:value-type="string">
              <text:p text:style-name="P41">SSPA</text:p>
            </table:table-cell>
          </table:table-row>
          <table:table-row table:style-name="Tabla6.1">
            <table:table-cell table:style-name="Tabla6.A13" office:value-type="float" office:value="73337">
              <text:p text:style-name="P42">73337</text:p>
            </table:table-cell>
            <table:table-cell table:style-name="Tabla6.B13" office:value-type="string">
              <text:p text:style-name="P41">Soporte a la aplicación de las recomendaciones de la revisión de rendimiento</text:p>
            </table:table-cell>
            <table:table-cell table:style-name="Tabla6.C13" office:value-type="string">
              <text:p text:style-name="P41">SSPA</text:p>
            </table:table-cell>
          </table:table-row>
          <table:table-row table:style-name="Tabla6.1">
            <table:table-cell table:style-name="Tabla6.A14" office:value-type="float" office:value="73339">
              <text:p text:style-name="P42">73339</text:p>
            </table:table-cell>
            <table:table-cell table:style-name="Tabla6.B14" office:value-type="string">
              <text:p text:style-name="P41">Soporte a la implementación de Dataguard en el centro de Guadix</text:p>
            </table:table-cell>
            <table:table-cell table:style-name="Tabla6.C14" office:value-type="string">
              <text:p text:style-name="P41">SSPA</text:p>
            </table:table-cell>
          </table:table-row>
          <table:table-row table:style-name="Tabla6.1">
            <table:table-cell table:style-name="Tabla6.A15" office:value-type="float" office:value="73546">
              <text:p text:style-name="P42">73546</text:p>
            </table:table-cell>
            <table:table-cell table:style-name="Tabla6.B15" office:value-type="string">
              <text:p text:style-name="P41">En la reunión de planificación mantenida con el organismo se acuerda la revisión de configuración de la nueva base de datos para la gestión integral de la dependencia</text:p>
            </table:table-cell>
            <table:table-cell table:style-name="Tabla6.C15" office:value-type="string">
              <text:p text:style-name="P41">ASSDA</text:p>
            </table:table-cell>
          </table:table-row>
          <table:table-row table:style-name="Tabla6.1">
            <table:table-cell table:style-name="Tabla6.A16" office:value-type="float" office:value="73547">
              <text:p text:style-name="P42">73547</text:p>
            </table:table-cell>
            <table:table-cell table:style-name="Tabla6.B16" office:value-type="string">
              <text:p text:style-name="P41">En la reunión de planificación mantenida con el organismo se acuerda el soporte a la migración a RDBMS 11gR2. Como primer paso se hará un piloto de migración</text:p>
            </table:table-cell>
            <table:table-cell table:style-name="Tabla6.C16" office:value-type="string">
              <text:p text:style-name="P41">ASSDA</text:p>
            </table:table-cell>
          </table:table-row>
          <table:table-row table:style-name="Tabla6.1">
            <table:table-cell table:style-name="Tabla6.A17" office:value-type="float" office:value="73549">
              <text:p text:style-name="P42">73549</text:p>
            </table:table-cell>
            <table:table-cell table:style-name="Tabla6.B17" office:value-type="string">
              <text:p text:style-name="P41">En la reunión de planificación mantenida con el organismo se acuerda el soporte a la migración a RDBMS 11gR2. Como primer paso se hará un piloto de migración a RDBMS 11gR2.</text:p>
            </table:table-cell>
            <table:table-cell table:style-name="Tabla6.C17" office:value-type="string">
              <text:p text:style-name="P41">CAA</text:p>
            </table:table-cell>
          </table:table-row>
          <table:table-row table:style-name="Tabla6.1">
            <table:table-cell table:style-name="Tabla6.A18" office:value-type="float" office:value="73592">
              <text:p text:style-name="P42">73592</text:p>
            </table:table-cell>
            <table:table-cell table:style-name="Tabla6.B18" office:value-type="string">
              <text:p text:style-name="P41">En la reunión de planificación mantenida con el organismo se acuerda la revisión de rendimiento de la BBDD O11PRD</text:p>
            </table:table-cell>
            <table:table-cell table:style-name="Tabla6.C18" office:value-type="string">
              <text:p text:style-name="P41">RTVA</text:p>
            </table:table-cell>
          </table:table-row>
          <table:table-row table:style-name="Tabla6.1">
            <table:table-cell table:style-name="Tabla6.A19" office:value-type="float" office:value="79995">
              <text:p text:style-name="P42">79995</text:p>
            </table:table-cell>
            <table:table-cell table:style-name="Tabla6.B19" office:value-type="string">
              <text:p text:style-name="P41">En la reunión de planificación mantenida con el organismo se acuerda la realización de pruebas de Restauración y Recuperación de base de datos con RMAN.</text:p>
            </table:table-cell>
            <table:table-cell table:style-name="Tabla6.C19" office:value-type="string">
              <text:p text:style-name="P41">EXTENDA</text:p>
            </table:table-cell>
          </table:table-row>
          <table:table-row table:style-name="Tabla6.1">
            <table:table-cell table:style-name="Tabla6.A20" office:value-type="float" office:value="80473">
              <text:p text:style-name="P42">80473</text:p>
            </table:table-cell>
            <table:table-cell table:style-name="Tabla6.B20" office:value-type="string">
              <text:p text:style-name="P41">Con vistas a implantar ECO en producción (base de datos admele) se planifica una revisión de rendimiento del entorno de pruebas (base de datos admelepr) durante el curso que se impartirá en Diciembre.</text:p>
            </table:table-cell>
            <table:table-cell table:style-name="Tabla6.C20" office:value-type="string">
              <text:p text:style-name="P41">CAA</text:p>
            </table:table-cell>
          </table:table-row>
          <table:table-row table:style-name="Tabla6.1">
            <table:table-cell table:style-name="Tabla6.A21" office:value-type="float" office:value="88681">
              <text:p text:style-name="P42">88681</text:p>
            </table:table-cell>
            <table:table-cell table:style-name="Tabla6.B21" office:value-type="string">
              <text:p text:style-name="P41">Soporte a la migración del entorno WLS para applicaciones departamentales a una nueva maquina para liberar las máquinas de DAE.</text:p>
            </table:table-cell>
            <table:table-cell table:style-name="Tabla6.C21" office:value-type="string">
              <text:p text:style-name="P41">SSPA</text:p>
            </table:table-cell>
          </table:table-row>
          <table:table-row table:style-name="Tabla6.1">
            <table:table-cell table:style-name="Tabla6.A22" office:value-type="float" office:value="89759">
              <text:p text:style-name="P42">89759</text:p>
            </table:table-cell>
            <table:table-cell table:style-name="Tabla6.B22" office:value-type="string">
              <text:p text:style-name="P41">CFV. Configuración SelfUpdate y despliegue agentes cloud Control12c</text:p>
            </table:table-cell>
            <table:table-cell table:style-name="Tabla6.C22" office:value-type="string">
              <text:p text:style-name="P41">CFV</text:p>
            </table:table-cell>
          </table:table-row>
          <text:soft-page-break/>
          <table:table-row table:style-name="Tabla6.1">
            <table:table-cell table:style-name="Tabla6.A23" office:value-type="float" office:value="91603">
              <text:p text:style-name="P42">91603</text:p>
            </table:table-cell>
            <table:table-cell table:style-name="Tabla6.B23" office:value-type="string">
              <text:p text:style-name="P41">Proyecto de Particionamiento tablas Séneca</text:p>
            </table:table-cell>
            <table:table-cell table:style-name="Tabla6.C23" office:value-type="string">
              <text:p text:style-name="P41">CECD-EDU</text:p>
            </table:table-cell>
          </table:table-row>
          <table:table-row table:style-name="Tabla6.1">
            <table:table-cell table:style-name="Tabla6.A24" office:value-type="float" office:value="91604">
              <text:p text:style-name="P42">91604</text:p>
            </table:table-cell>
            <table:table-cell table:style-name="Tabla6.B24" office:value-type="string">
              <text:p text:style-name="P41">Proyecto de implantación de RMAN en las bases de datos de CED</text:p>
            </table:table-cell>
            <table:table-cell table:style-name="Tabla6.C24" office:value-type="string">
              <text:p text:style-name="P41">CECD-EDU</text:p>
            </table:table-cell>
          </table:table-row>
          <table:table-row table:style-name="Tabla6.1">
            <table:table-cell table:style-name="Tabla6.A25" office:value-type="float" office:value="92439">
              <text:p text:style-name="P42">92439</text:p>
            </table:table-cell>
            <table:table-cell table:style-name="Tabla6.B25" office:value-type="string">
              <text:p text:style-name="P41">Buenos días, solicitamos la asistencia del soporte avanzado de Oracle para la migración de Ias 10.1.2.3 a Weblogic. Para comenzar, se instalará Weblogic en un entorno de desarrollo y en otro de pre-producción en dos máquinas distintas. El uso que se hace de este servidor de aplicaciones es Oracle forms&amp;reports.<text:line-break/>Un saludo.</text:p>
            </table:table-cell>
            <table:table-cell table:style-name="Tabla6.C25" office:value-type="string">
              <text:p text:style-name="P41">ASSDA</text:p>
            </table:table-cell>
          </table:table-row>
          <table:table-row table:style-name="Tabla6.1">
            <table:table-cell table:style-name="Tabla6.A26" office:value-type="float" office:value="96623">
              <text:p text:style-name="P42">96623</text:p>
            </table:table-cell>
            <table:table-cell table:style-name="Tabla6.B26" office:value-type="string">
              <text:p text:style-name="P41">En la CFV estamos revisando, a nivel lógico, la nueva arquitectura de información en los sistemas de nuevo desarrollo y migración tecnológica de la Consejería.<text:line-break/><text:line-break/>Solicitamos el asesoramiento de Oracle Soporte Avanzado para la materialización de la capa de persistencia en base a dicho modelo.<text:line-break/><text:line-break/>Para explicaros la iniciativa y exponeros nuestras necesidades nos gustaría contar con vosotros en una reunión presencial en nuestra sede Av. Diego Martínez Barrio a ser posible en el plazo de 7-10 días. Por favor, proponednos fechas y hora.<text:line-break/><text:line-break/>Gracias y saludos.</text:p>
            </table:table-cell>
            <table:table-cell table:style-name="Tabla6.C26" office:value-type="string">
              <text:p text:style-name="P41">CFV</text:p>
            </table:table-cell>
          </table:table-row>
          <table:table-row table:style-name="Tabla6.1">
            <table:table-cell table:style-name="Tabla6.A27" office:value-type="float" office:value="97110">
              <text:p text:style-name="P42">97110</text:p>
            </table:table-cell>
            <table:table-cell table:style-name="Tabla6.B27" office:value-type="string">
              <text:p text:style-name="P41">Plan de Soporte 2014 (SDP 2014). Soporte a migración de Forms y Reports a 11gR2 (11.1.2.2.0)</text:p>
            </table:table-cell>
            <table:table-cell table:style-name="Tabla6.C27" office:value-type="string">
              <text:p text:style-name="P41">EXTENDA</text:p>
            </table:table-cell>
          </table:table-row>
          <table:table-row table:style-name="Tabla6.1">
            <table:table-cell table:style-name="Tabla6.A28" office:value-type="float" office:value="97973">
              <text:p text:style-name="P42">97973</text:p>
            </table:table-cell>
            <table:table-cell table:style-name="Tabla6.B28" office:value-type="string">
              <text:p text:style-name="P41">Revisión de política de backup y pruebas de recuperación tras migración a las nuevas maquinas.</text:p>
            </table:table-cell>
            <table:table-cell table:style-name="Tabla6.C28" office:value-type="string">
              <text:p text:style-name="P41">AMAYA</text:p>
            </table:table-cell>
          </table:table-row>
          <table:table-row table:style-name="Tabla6.1">
            <table:table-cell table:style-name="Tabla6.A29" office:value-type="float" office:value="98040">
              <text:p text:style-name="P42">98040</text:p>
            </table:table-cell>
            <table:table-cell table:style-name="Tabla6.B29" office:value-type="string">
              <text:p text:style-name="P41">Se solicita Soporte Oracle para movimiento de discos de booting en RAC a una nueva cabina de almacenamiento en el Hospital Virgen del Rocío. La persona de contacto para la actuación en el Hospital es Luis Santiago Sánchez (luissantiago.sanchez.sspa@juntadeandalucia.es) en el teléfono 740389. <text:line-break/><text:line-break/>Saludos.</text:p>
            </table:table-cell>
            <table:table-cell table:style-name="Tabla6.C29" office:value-type="string">
              <text:p text:style-name="P41">SSPA</text:p>
            </table:table-cell>
          </table:table-row>
          <table:table-row table:style-name="Tabla6.1">
            <table:table-cell table:style-name="Tabla6.A30" office:value-type="float" office:value="99640">
              <text:p text:style-name="P42">99640</text:p>
            </table:table-cell>
            <table:table-cell table:style-name="Tabla6.B30" office:value-type="string">
              <text:p text:style-name="P41">Se realizan pruebas funcionales / carga para validar el comportamiento del entorno virtualizado de DAE con el entorno fisico de PREDAE.</text:p>
            </table:table-cell>
            <table:table-cell table:style-name="Tabla6.C30" office:value-type="string">
              <text:p text:style-name="P41">SSPA</text:p>
            </table:table-cell>
          </table:table-row>
          <table:table-row table:style-name="Tabla6.1">
            <table:table-cell table:style-name="Tabla6.A31" office:value-type="float" office:value="99642">
              <text:p text:style-name="P42">99642</text:p>
            </table:table-cell>
            <table:table-cell table:style-name="Tabla6.B31" office:value-type="string">
              <text:p text:style-name="P41">Durante las pruebas de validación del entorno virtualizado se han encontrado numeros errores asociados a configuración y a la aplicacion.<text:line-break/>Oracle Soporte se ofrece para apoyar en la resolución de dichos errores.</text:p>
            </table:table-cell>
            <table:table-cell table:style-name="Tabla6.C31" office:value-type="string">
              <text:p text:style-name="P41">SSPA</text:p>
            </table:table-cell>
          </table:table-row>
          <table:table-row table:style-name="Tabla6.1">
            <table:table-cell table:style-name="Tabla6.A32" office:value-type="float" office:value="100776">
              <text:p text:style-name="P42">100776</text:p>
            </table:table-cell>
            <table:table-cell table:style-name="Tabla6.B32" office:value-type="string">
              <text:p text:style-name="P41">En la reunión de planificación mantenida con el organismo se acuerda la realización de pruebas de Restauración y Recuperación con RMAN.</text:p>
            </table:table-cell>
            <table:table-cell table:style-name="Tabla6.C32" office:value-type="string">
              <text:p text:style-name="P41">VEIA</text:p>
            </table:table-cell>
          </table:table-row>
          <table:table-row table:style-name="Tabla6.1">
            <table:table-cell table:style-name="Tabla6.A33" office:value-type="float" office:value="101997">
              <text:p text:style-name="P42">101997</text:p>
            </table:table-cell>
            <table:table-cell table:style-name="Tabla6.B33" office:value-type="string">
              <text:p text:style-name="P41">Revisión rendimiento / comparativa base de datos explo, tras migrar a Superdome ( HP-UX Itanium )</text:p>
            </table:table-cell>
            <table:table-cell table:style-name="Tabla6.C33" office:value-type="string">
              <text:p text:style-name="P41">CAPDER</text:p>
            </table:table-cell>
          </table:table-row>
          <text:soft-page-break/>
          <table:table-row table:style-name="Tabla6.1">
            <table:table-cell table:style-name="Tabla6.A34" office:value-type="float" office:value="102005">
              <text:p text:style-name="P42">102005</text:p>
            </table:table-cell>
            <table:table-cell table:style-name="Tabla6.B34" office:value-type="string">
              <text:p text:style-name="P41">En la reunión de planificación mantenida con el organismo se acuerda el envío de documentación sobre Oracle Data Guard</text:p>
            </table:table-cell>
            <table:table-cell table:style-name="Tabla6.C34" office:value-type="string">
              <text:p text:style-name="P41">CALRI</text:p>
            </table:table-cell>
          </table:table-row>
          <table:table-row table:style-name="Tabla6.1">
            <table:table-cell table:style-name="Tabla6.A35" office:value-type="float" office:value="102006">
              <text:p text:style-name="P42">102006</text:p>
            </table:table-cell>
            <table:table-cell table:style-name="Tabla6.B35" office:value-type="string">
              <text:p text:style-name="P41">En la reunión de planificación mantenida con el organismo se acuerda el envío de documentación sobre particionamiento de Bases de Datos</text:p>
            </table:table-cell>
            <table:table-cell table:style-name="Tabla6.C35" office:value-type="string">
              <text:p text:style-name="P41">CALRI</text:p>
            </table:table-cell>
          </table:table-row>
          <table:table-row table:style-name="Tabla6.1">
            <table:table-cell table:style-name="Tabla6.A36" office:value-type="float" office:value="102050">
              <text:p text:style-name="P42">102050</text:p>
            </table:table-cell>
            <table:table-cell table:style-name="Tabla6.B36" office:value-type="string">
              <text:p text:style-name="P41">Relacionado con tique de NAOS 102005. Envío de documentación sobre Oracle Data Guard.<text:line-break/><text:line-break/>Se proporcionará además informe con best practices de sistemas en entornos Oracle Data Guard.</text:p>
            </table:table-cell>
            <table:table-cell table:style-name="Tabla6.C36" office:value-type="string">
              <text:p text:style-name="P41">CALRI</text:p>
            </table:table-cell>
          </table:table-row>
          <table:table-row table:style-name="Tabla6.1">
            <table:table-cell table:style-name="Tabla6.A37" office:value-type="float" office:value="200009">
              <text:p text:style-name="P42">200009</text:p>
            </table:table-cell>
            <table:table-cell table:style-name="Tabla6.B37" office:value-type="string">
              <text:p text:style-name="P41">En el desarrollo de la nueva aplicación de nóminas nos encontramos con la necesidad de utilizar la instrucción EXECUTE IMMEDIATE. En el documento "InfV5_JASAS_NormasDesarrollo_RDBMS_V420.pdf" de la STIC se indica lo siguiente:<text:line-break/><text:line-break/><text:line-break/>"34. No se permitirá el uso de SQL literal ejecutado a través de EXECUTE IMMEDIATE. Se restringirá el uso del paquete DBMS_SQL con la misma función."<text:line-break/><text:line-break/><text:line-break/>A continuación adjuntamos una breve explicación del uso para el que se requiere la instrucción EXECUTE IMMEDIATE:<text:line-break/><text:line-break/><text:line-break/>1.- Los empleados tienen asignados, en función de su categoría de nóminas, una serie de devengos. La asignación de estos devengos a la nómina es dinámica y para cada empleado se calcularán los devengos que le correspondan. <text:line-break/><text:line-break/>2.- Cada devengo tendrá asociada una función de cálculo en la tabla de Devengos, de manera, que si queremos sustituir la fórmula del cálculo del devengo por otra, sólo tenemos que modificar un registro de la tabla indicando el nombre de la nueva función de cálculo. Es decir, se están parametrizando las funciones de cálculo para hacer el sistema flexible. Si en un mes concreto de la Nómina hay que activar una determinada forma de calcular los devengos, sólo habría que lanzar un script de BBDD sin necesidad de tocar código fuente.<text:line-break/><text:line-break/>3.- El uso del EXECUTE IMMEDIATE, según los puntos anteriores, sería el siguiente:<text:line-break/><text:line-break/>-- Se obtienen los devengos por categoría <text:line-break/><text:soft-page-break/>FOR R_CON IN CU_OBTEN_DEV_CAT (V_ID_CATEGORIA) LOOP<text:line-break/><text:line-break/>V_ID_CONCEPTO := R_CON.ID_CONCEPTO;<text:line-break/>V_V_CONCEPTO := R_CON.V_CONCEPTO;<text:line-break/>V_D_FUNCION := R_CON.D_FUNCION; <text:line-break/><text:line-break/>IF V_D_FUNCION IS NOT NULL THEN<text:line-break/>-- Obtenemos el importe del Concepto <text:line-break/>V_BLOQUE := 'BEGIN ' || V_D_FUNCION || '(:CONCEPTO, :FECHA, :IMP); END;';<text:line-break/><text:line-break/>EXECUTE IMMEDIATE V_BLOQUE<text:line-break/>USING V_ID_CONCEPTO, V_F_FECHA, OUT V_IMPORTE;<text:line-break/><text:line-break/>END IF; <text:line-break/><text:line-break/>END LOOP;<text:line-break/><text:line-break/><text:line-break/>4.- Nos surge la duda de si la recomendación de la STIC se limita expresamente a la ejecución de "SQL literal", dejando la posibilidad del uso de la instrucción EXECUTE IMMEDIATE para ejecución de procedimientos de forma dinámica.</text:p>
            </table:table-cell>
            <table:table-cell table:style-name="Tabla6.C37" office:value-type="string">
              <text:p text:style-name="P41">SSPA</text:p>
            </table:table-cell>
          </table:table-row>
          <table:table-row table:style-name="Tabla6.1">
            <table:table-cell table:style-name="Tabla6.A38" office:value-type="float" office:value="200014">
              <text:p text:style-name="P42">200014</text:p>
            </table:table-cell>
            <table:table-cell table:style-name="Tabla6.B38" office:value-type="string">
              <text:p text:style-name="P41">Desde RTVA solicitan a Oracle ACS la migración de la BBDD de Producción ¿O11PRD¿ que está en el servidor mulhacen2 hacia el nuevo servidor mulhacen3 (Blade Fujitsu Primergy BX 920 S4).<text:line-break/>Se cambia de plataforma, de Solaris SPARC a Oracle Linux 6 x86-64 (kernel compatible).</text:p>
            </table:table-cell>
            <table:table-cell table:style-name="Tabla6.C38" office:value-type="string">
              <text:p text:style-name="P41">RTVA</text:p>
            </table:table-cell>
          </table:table-row>
          <table:table-row table:style-name="Tabla6.1">
            <table:table-cell table:style-name="Tabla6.A39" office:value-type="float" office:value="200021">
              <text:p text:style-name="P42">200021</text:p>
            </table:table-cell>
            <table:table-cell table:style-name="Tabla6.B39" office:value-type="string">
              <text:p text:style-name="P41">Tarea Proactiva - Revisión de Configuración BBDD CSTV</text:p>
            </table:table-cell>
            <table:table-cell table:style-name="Tabla6.C39" office:value-type="string">
              <text:p text:style-name="P41">RTVA</text:p>
            </table:table-cell>
          </table:table-row>
          <table:table-row table:style-name="Tabla6.1">
            <table:table-cell table:style-name="Tabla6.A40" office:value-type="float" office:value="200023">
              <text:p text:style-name="P42">200023</text:p>
            </table:table-cell>
            <table:table-cell table:style-name="Tabla6.B40" office:value-type="string">
              <text:p text:style-name="P41">Servicio/Aplicación RUFO<text:line-break/><text:line-break/><text:soft-page-break/>OAS 10.1.2.0.2<text:line-break/>Linux 64 bits</text:p>
            </table:table-cell>
            <table:table-cell table:style-name="Tabla6.C40" office:value-type="string">
              <text:p text:style-name="P41">IFAPA</text:p>
            </table:table-cell>
          </table:table-row>
          <table:table-row table:style-name="Tabla6.1">
            <table:table-cell table:style-name="Tabla6.A41" office:value-type="float" office:value="200026">
              <text:p text:style-name="P42">200026</text:p>
            </table:table-cell>
            <table:table-cell table:style-name="Tabla6.B41" office:value-type="string">
              <text:p text:style-name="P41">OAS 10.1.2.3 Linux 64 bits</text:p>
            </table:table-cell>
            <table:table-cell table:style-name="Tabla6.C41" office:value-type="string">
              <text:p text:style-name="P41">AGAPA</text:p>
            </table:table-cell>
          </table:table-row>
          <table:table-row table:style-name="Tabla6.1">
            <table:table-cell table:style-name="Tabla6.A42" office:value-type="float" office:value="200027">
              <text:p text:style-name="P42">200027</text:p>
            </table:table-cell>
            <table:table-cell table:style-name="Tabla6.B42" office:value-type="string">
              <text:p text:style-name="P41">Soporte Instalación Cloud Control 12C</text:p>
            </table:table-cell>
            <table:table-cell table:style-name="Tabla6.C42" office:value-type="string">
              <text:p text:style-name="P41">CMAOT</text:p>
            </table:table-cell>
          </table:table-row>
          <table:table-row table:style-name="Tabla6.1">
            <table:table-cell table:style-name="Tabla6.A43" office:value-type="float" office:value="200028">
              <text:p text:style-name="P42">200028</text:p>
            </table:table-cell>
            <table:table-cell table:style-name="Tabla6.B43" office:value-type="string">
              <text:p text:style-name="P41">Soporte particionamiento en base de datos RPA</text:p>
            </table:table-cell>
            <table:table-cell table:style-name="Tabla6.C43" office:value-type="string">
              <text:p text:style-name="P41">IECA</text:p>
            </table:table-cell>
          </table:table-row>
          <table:table-row table:style-name="Tabla6.1">
            <table:table-cell table:style-name="Tabla6.A44" office:value-type="float" office:value="200034">
              <text:p text:style-name="P42">200034</text:p>
            </table:table-cell>
            <table:table-cell table:style-name="Tabla6.B44" office:value-type="string">
              <text:p text:style-name="P41">Reunion para definir colaboracion del proyecto de migracion FMW en Superdome</text:p>
            </table:table-cell>
            <table:table-cell table:style-name="Tabla6.C44" office:value-type="string">
              <text:p text:style-name="P41">CAPDER</text:p>
            </table:table-cell>
          </table:table-row>
          <table:table-row table:style-name="Tabla6.1">
            <table:table-cell table:style-name="Tabla6.A45" office:value-type="float" office:value="200035">
              <text:p text:style-name="P42">200035</text:p>
            </table:table-cell>
            <table:table-cell table:style-name="Tabla6.B45" office:value-type="string">
              <text:p text:style-name="P41">Reunion de tareas de los meses de Julio, Agosto y Septiembre.<text:line-break/>Reunion realizada el 02-oct-2014</text:p>
            </table:table-cell>
            <table:table-cell table:style-name="Tabla6.C45" office:value-type="string">
              <text:p text:style-name="P41">CAPDER</text:p>
            </table:table-cell>
          </table:table-row>
          <table:table-row table:style-name="Tabla6.1">
            <table:table-cell table:style-name="Tabla6.A46" office:value-type="float" office:value="200043">
              <text:p text:style-name="P42">200043</text:p>
            </table:table-cell>
            <table:table-cell table:style-name="Tabla6.B46" office:value-type="string">
              <text:p text:style-name="P41">Analisis de rendimiento de las bases de datos tras la migracion de infraestrutura Prime Power 2500 a M6.</text:p>
            </table:table-cell>
            <table:table-cell table:style-name="Tabla6.C46" office:value-type="string">
              <text:p text:style-name="P41">SSPA</text:p>
            </table:table-cell>
          </table:table-row>
          <table:table-row table:style-name="Tabla6.1">
            <table:table-cell table:style-name="Tabla6.A47" office:value-type="float" office:value="200044">
              <text:p text:style-name="P42">200044</text:p>
            </table:table-cell>
            <table:table-cell table:style-name="Tabla6.B47" office:value-type="string">
              <text:p text:style-name="P41">Se ha comprobado que genera uan traza cada vez que guarda un snapshot AWR. <text:line-break/>La traza tiene este contenido:<text:line-break/><text:line-break/>*** 2014-09-15 05:40:29.818<text:line-break/>*** SESSION ID:(529.809) 2014-09-15 05:40:29.818<text:line-break/>*** CLIENT ID:() 2014-09-15 05:40:29.818<text:line-break/>*** SERVICE NAME:(SYS$BACKGROUND) 2014-09-15 05:40:29.818<text:line-break/>*** MODULE NAME:(MMON_SLAVE) 2014-09-15 05:40:29.818<text:line-break/>*** ACTION NAME:(Auto-Flush Slave Action) 2014-09-15 05:40:29.818<text:line-break/>*** KEWROCISTMTEXEC - encountered error: (ORA-00001: restricción única (SYS.WRH$_MUTEX_SLEEP_PK) violada<text:line-break/>) <text:line-break/>*** SQLSTR: total-len=276, dump-len=240, <text:line-break/>STR={insert into WRH$_MUTEX_SLEEP (snap_id, dbid, instance_number, mutex_type, location, sleeps, wait_time) select :snap_id, :dbid, :instance_number, mutex_type, location, sleeps, wait_time from v$mutex_sleep where sleeps }<text:line-break/>*** KEWRAFM1: Error=13509 encountered by kewrfteh<text:line-break/><text:line-break/><text:soft-page-break/>Tras analizar las trazas se ven estas opciones:<text:line-break/>¿ Patch 10122454: KEWROCISTMTEXEC - ORA-00001: UNIQUE CONSTRAINT (SYS.WRH$_MUTEX_SLEEP_PK)<text:line-break/>¿ Error:((Sys.Wrh$_undostat_pk) Violated) Ora-00001 (Doc ID 397284.1) ¿ ofrece 2 soluciones: reiniciar la instancia o hacer un reset de undo stats <text:line-break/><text:line-break/>Se abre ticket por que se va a tratar en el Comité de BD.</text:p>
            </table:table-cell>
            <table:table-cell table:style-name="Tabla6.C47" office:value-type="string">
              <text:p text:style-name="P41">SSPA</text:p>
            </table:table-cell>
          </table:table-row>
          <table:table-row table:style-name="Tabla6.1">
            <table:table-cell table:style-name="Tabla6.A48" office:value-type="float" office:value="200049">
              <text:p text:style-name="P42">200049</text:p>
            </table:table-cell>
            <table:table-cell table:style-name="Tabla6.B48" office:value-type="string">
              <text:p text:style-name="P41">Solicitud instalación del software de Base de Datos versión 11.2.0.4 en los servidores intranet, svrpruebas, svrpruint, svradmele y svrintran por parte de Oracle ACS.</text:p>
            </table:table-cell>
            <table:table-cell table:style-name="Tabla6.C48" office:value-type="string">
              <text:p text:style-name="P41">CAA</text:p>
            </table:table-cell>
          </table:table-row>
          <table:table-row table:style-name="Tabla6.1">
            <table:table-cell table:style-name="Tabla6.A49" office:value-type="float" office:value="200080">
              <text:p text:style-name="P42">200080</text:p>
            </table:table-cell>
            <table:table-cell table:style-name="Tabla6.B49" office:value-type="string">
              <text:p text:style-name="P41">Los responsables de informática de CAPDER se ponen en contacto con Oracle Soporte debido al escalado del mal rendimiento de FAGA</text:p>
            </table:table-cell>
            <table:table-cell table:style-name="Tabla6.C49" office:value-type="string">
              <text:p text:style-name="P41">CAPDER</text:p>
            </table:table-cell>
          </table:table-row>
          <table:table-row table:style-name="Tabla6.1">
            <table:table-cell table:style-name="Tabla6.A50" office:value-type="float" office:value="200091">
              <text:p text:style-name="P42">200091</text:p>
            </table:table-cell>
            <table:table-cell table:style-name="Tabla6.B50" office:value-type="string">
              <text:p text:style-name="P41">El día 14/10/2014 ACS se desplaza a El Ejido para diagnosticar y buscar solución a los problemas de rendimiento en aplicación Farmacia bbdd CPRO.</text:p>
            </table:table-cell>
            <table:table-cell table:style-name="Tabla6.C50" office:value-type="string">
              <text:p text:style-name="P41">SSPA</text:p>
            </table:table-cell>
          </table:table-row>
          <table:table-row table:style-name="Tabla6.1">
            <table:table-cell table:style-name="Tabla6.A51" office:value-type="float" office:value="200092">
              <text:p text:style-name="P42">200092</text:p>
            </table:table-cell>
            <table:table-cell table:style-name="Tabla6.B51" office:value-type="string">
              <text:p text:style-name="P41">Hola,<text:line-break/><text:line-break/>Os remito anexado, el Informe de Revisión de Consultas SQL de la base de datos OPMAEST para la Semana 20140915.<text:line-break/><text:line-break/>Atentamente</text:p>
            </table:table-cell>
            <table:table-cell table:style-name="Tabla6.C51" office:value-type="string">
              <text:p text:style-name="P41">SSPA</text:p>
            </table:table-cell>
          </table:table-row>
          <table:table-row table:style-name="Tabla6.1">
            <table:table-cell table:style-name="Tabla6.A52" office:value-type="float" office:value="200095">
              <text:p text:style-name="P42">200095</text:p>
            </table:table-cell>
            <table:table-cell table:style-name="Tabla6.B52" office:value-type="string">
              <text:p text:style-name="P41">Hola,<text:line-break/><text:line-break/>Os remito anexado, el Informe de Revisión de Consultas SQL de la base de datos DIRAYA para la Semana 20140930.<text:line-break/><text:line-break/>Atentamente</text:p>
            </table:table-cell>
            <table:table-cell table:style-name="Tabla6.C52" office:value-type="string">
              <text:p text:style-name="P41">SSPA</text:p>
            </table:table-cell>
          </table:table-row>
          <table:table-row table:style-name="Tabla6.1">
            <table:table-cell table:style-name="Tabla6.A53" office:value-type="float" office:value="200096">
              <text:p text:style-name="P42">200096</text:p>
            </table:table-cell>
            <table:table-cell table:style-name="Tabla6.B53" office:value-type="string">
              <text:p text:style-name="P41">Hola,<text:line-break/><text:line-break/>Os remito anexado, el Informe de Revisión de Consultas SQL de la base de datos OPDISPE para la Semana 20140930.<text:line-break/><text:line-break/>Atentamente</text:p>
            </table:table-cell>
            <table:table-cell table:style-name="Tabla6.C53" office:value-type="string">
              <text:p text:style-name="P41">SSPA</text:p>
            </table:table-cell>
          </table:table-row>
          <table:table-row table:style-name="Tabla6.1">
            <table:table-cell table:style-name="Tabla6.A54" office:value-type="float" office:value="200097">
              <text:p text:style-name="P42">200097</text:p>
            </table:table-cell>
            <table:table-cell table:style-name="Tabla6.B54" office:value-type="string">
              <text:p text:style-name="P41">Hola,<text:line-break/><text:line-break/><text:soft-page-break/>Os remito anexado, el Informe de Revisión de Consultas SQL de la base de datos CAPOCCI para la Semana 20140930.<text:line-break/><text:line-break/>Atentamente</text:p>
            </table:table-cell>
            <table:table-cell table:style-name="Tabla6.C54" office:value-type="string">
              <text:p text:style-name="P41">SSPA</text:p>
            </table:table-cell>
          </table:table-row>
          <table:table-row table:style-name="Tabla6.1">
            <table:table-cell table:style-name="Tabla6.A55" office:value-type="float" office:value="200098">
              <text:p text:style-name="P42">200098</text:p>
            </table:table-cell>
            <table:table-cell table:style-name="Tabla6.B55" office:value-type="string">
              <text:p text:style-name="P41">Hola,<text:line-break/><text:line-break/>Os remito anexado, el Informe de Revisión de Consultas SQL de la base de datos CAPORI para la Semana 20140930.<text:line-break/><text:line-break/>Atentamente</text:p>
            </table:table-cell>
            <table:table-cell table:style-name="Tabla6.C55" office:value-type="string">
              <text:p text:style-name="P41">SSPA</text:p>
            </table:table-cell>
          </table:table-row>
          <table:table-row table:style-name="Tabla6.1">
            <table:table-cell table:style-name="Tabla6.A56" office:value-type="float" office:value="200099">
              <text:p text:style-name="P42">200099</text:p>
            </table:table-cell>
            <table:table-cell table:style-name="Tabla6.B56" office:value-type="string">
              <text:p text:style-name="P41">Hola,<text:line-break/><text:line-break/>Os remito anexado, el Informe de Revisión de Consultas SQL de la base de datos OPMAEST para la Semana 20140930.<text:line-break/><text:line-break/>Atentamente</text:p>
            </table:table-cell>
            <table:table-cell table:style-name="Tabla6.C56" office:value-type="string">
              <text:p text:style-name="P41">SSPA</text:p>
            </table:table-cell>
          </table:table-row>
          <table:table-row table:style-name="Tabla6.1">
            <table:table-cell table:style-name="Tabla6.A57" office:value-type="float" office:value="200110">
              <text:p text:style-name="P42">200110</text:p>
            </table:table-cell>
            <table:table-cell table:style-name="Tabla6.B57" office:value-type="string">
              <text:p text:style-name="P41">Buenos días Paola.<text:line-break/><text:line-break/>Ya hemos recibido el software de OAS 10.1.2.3 para linux 32 bits. Pero comienzo con la instalación me indica lo siguiente:<text:line-break/><text:line-break/>[oracle@sscc-svrpprod20 Installer_10.1.2.0.2]$ sh runInstaller<text:line-break/><text:line-break/>-------------------------------------------------------------------------------------------------------------------<text:line-break/>The OUI Screen may take around 5 to 30 seconds to come up depending upon system performance. Please Wait .......<text:line-break/>-------------------------------------------------------------------------------------------------------------------<text:line-break/><text:line-break/>Iniciando Oracle Universal Installer...<text:line-break/>Comprobando requisitos de Installer...<text:line-break/>Comprobando la versiÃ³n del sistema operativo: debe ser redhat-2.1, redhat-3, redhat-4, SuSE-8, SuSE-9 or UnitedLinux-1.0<text:line-break/>Fallo &lt;&lt;&lt;&lt;<text:line-break/><text:soft-page-break/>Saliendo de Oracle Universal Installer, no se ha encontrado el log de esta sesiÃ³n en /tmp/OraInstall2014-10-23_09-15-54AM/installActions2014-10-23_09-15-54AM.log<text:line-break/>[oracle@sscc-svrpprod20 Installer_10.1.2.0.2]$<text:line-break/>[oracle@sscc-svrpprod20 Installer_10.1.2.0.2]$<text:line-break/>[oracle@sscc-svrpprod20 Installer_10.1.2.0.2]$<text:line-break/>[oracle@sscc-svrpprod20 Installer_10.1.2.0.2]$ uname -a<text:line-break/>Linux sscc-svrpprod20.ifapa.junta-andalucia.es 2.6.18-398.el5xen #1 SMP Tue Aug 12 06:35:30 EDT 2014 i686 i686 i386 GNU/Linux<text:line-break/>[oracle@sscc-svrpprod20 Installer_10.1.2.0.2]$<text:line-break/>[oracle@sscc-svrpprod20 Installer_10.1.2.0.2]$ cat /etc/redhat-release<text:line-break/>Red Hat Enterprise Linux Server release 5.11 (Tikanga)<text:line-break/><text:line-break/>Comenta Lorenzo que el dia de la reunión ya hablamos que esta version OAS si es compatible con redhat 5.<text:line-break/>No se que podemos hacer o si existe otra pero me han enviado esta.<text:line-break/><text:line-break/>Saludos.</text:p>
            </table:table-cell>
            <table:table-cell table:style-name="Tabla6.C57" office:value-type="string">
              <text:p text:style-name="P41">IFAPA</text:p>
            </table:table-cell>
          </table:table-row>
          <table:table-row table:style-name="Tabla6.1">
            <table:table-cell table:style-name="Tabla6.A58" office:value-type="float" office:value="200113">
              <text:p text:style-name="P42">200113</text:p>
            </table:table-cell>
            <table:table-cell table:style-name="Tabla6.B58" office:value-type="string">
              <text:p text:style-name="P41">Desde CICA se solicita a Oracle ACS visita in-situ para realización de switchover el Lunes día 27 de Octubre de 2014 a las 9:00.</text:p>
            </table:table-cell>
            <table:table-cell table:style-name="Tabla6.C58" office:value-type="string">
              <text:p text:style-name="P41">CEICE</text:p>
            </table:table-cell>
          </table:table-row>
          <table:table-row table:style-name="Tabla6.1">
            <table:table-cell table:style-name="Tabla6.A59" office:value-type="float" office:value="200114">
              <text:p text:style-name="P42">200114</text:p>
            </table:table-cell>
            <table:table-cell table:style-name="Tabla6.B59" office:value-type="string">
              <text:p text:style-name="P41">Este fin de semana se han migrado las bases de datos a 11gR2 y ha surgido un problema de rendimiento de una consulta que fue reportado al Servicio de Emergencia (BEEPER) de Oracle ACS para Intervenciones Críticas fuera del horario laboral que dio un workaround.<text:line-break/><text:line-break/>Desde Extenda se solicita a Oracle ACS soporte presencial el Lunes 27 de Octubre de 2014 para seguir analizando el problema y proponer una solución definitiva.</text:p>
            </table:table-cell>
            <table:table-cell table:style-name="Tabla6.C59" office:value-type="string">
              <text:p text:style-name="P41">EXTENDA</text:p>
            </table:table-cell>
          </table:table-row>
          <table:table-row table:style-name="Tabla6.1">
            <table:table-cell table:style-name="Tabla6.A60" office:value-type="float" office:value="200115">
              <text:p text:style-name="P42">200115</text:p>
            </table:table-cell>
            <table:table-cell table:style-name="Tabla6.B60" office:value-type="string">
              <text:p text:style-name="P41">Hola,<text:line-break/><text:line-break/>Os remito anexado, el Informe de Revisión de Consultas SQL de la base de datos DIRAYA para la Semana 20141015.<text:line-break/><text:line-break/>Atentamente</text:p>
            </table:table-cell>
            <table:table-cell table:style-name="Tabla6.C60" office:value-type="string">
              <text:p text:style-name="P41">SSPA</text:p>
            </table:table-cell>
          </table:table-row>
          <table:table-row table:style-name="Tabla6.1">
            <table:table-cell table:style-name="Tabla6.A61" office:value-type="float" office:value="200120">
              <text:p text:style-name="P42">200120</text:p>
            </table:table-cell>
            <table:table-cell table:style-name="Tabla6.B61" office:value-type="string">
              <text:p text:style-name="P41">Hola,<text:line-break/><text:line-break/><text:soft-page-break/>Os remito anexado, el Informe de Revisión de Consultas SQL de la base de datos OPDISPE para la Semana 20141015.<text:line-break/><text:line-break/>Atentamente</text:p>
            </table:table-cell>
            <table:table-cell table:style-name="Tabla6.C61" office:value-type="string">
              <text:p text:style-name="P41">SSPA</text:p>
            </table:table-cell>
          </table:table-row>
          <table:table-row table:style-name="Tabla6.1">
            <table:table-cell table:style-name="Tabla6.A62" office:value-type="float" office:value="200121">
              <text:p text:style-name="P42">200121</text:p>
            </table:table-cell>
            <table:table-cell table:style-name="Tabla6.B62" office:value-type="string">
              <text:p text:style-name="P41">Tras los últimos cambios realizados en la plataforma y parametrización. Los responsables de la STI solicitan una revisión de configuración del entorno de Preproducción de SOA a Oracle Soporte.</text:p>
            </table:table-cell>
            <table:table-cell table:style-name="Tabla6.C62" office:value-type="string">
              <text:p text:style-name="P41">SSPA</text:p>
            </table:table-cell>
          </table:table-row>
          <table:table-row table:style-name="Tabla6.1">
            <table:table-cell table:style-name="Tabla6.A63" office:value-type="float" office:value="200129">
              <text:p text:style-name="P42">200129</text:p>
            </table:table-cell>
            <table:table-cell table:style-name="Tabla6.B63" office:value-type="string">
              <text:p text:style-name="P41">Hola,<text:line-break/><text:line-break/>Os remito anexado, el Informe de Revisión de Consultas SQL de la base de datos CAPOCCI para la Semana 20141015.<text:line-break/><text:line-break/>Atentamente</text:p>
            </table:table-cell>
            <table:table-cell table:style-name="Tabla6.C63" office:value-type="string">
              <text:p text:style-name="P41">SSPA</text:p>
            </table:table-cell>
          </table:table-row>
          <table:table-row table:style-name="Tabla6.1">
            <table:table-cell table:style-name="Tabla6.A64" office:value-type="float" office:value="200130">
              <text:p text:style-name="P42">200130</text:p>
            </table:table-cell>
            <table:table-cell table:style-name="Tabla6.B64" office:value-type="string">
              <text:p text:style-name="P41">Al instalar el Patch 11868640 sobre OEBET (11.1.0.7.9) nos ha aparecido un warning al linkar porque el símbolo "_start" tiene diferentes tipos (se adjunta log).<text:line-break/><text:line-break/>Hemos revisado la Nota 1446945.1, donde se indica que el mensaje puede ignorarse.<text:line-break/><text:line-break/>Necesitamos que nos confirméis durante la mañana que sigamos la Nota 1446945.1 e ignoremos el warning, para así poder planificar la actulización del parche en BET para el sábado, aprovechando el corte de bolsa.</text:p>
            </table:table-cell>
            <table:table-cell table:style-name="Tabla6.C64" office:value-type="string">
              <text:p text:style-name="P41">SSPA</text:p>
            </table:table-cell>
          </table:table-row>
          <table:table-row table:style-name="Tabla6.1">
            <table:table-cell table:style-name="Tabla6.A65" office:value-type="float" office:value="200134">
              <text:p text:style-name="P42">200134</text:p>
            </table:table-cell>
            <table:table-cell table:style-name="Tabla6.B65" office:value-type="string">
              <text:p text:style-name="P41">Hola,<text:line-break/><text:line-break/>Os remito anexado, el Informe de Revisión de Consultas SQL de la base de datos CAPORI para la Semana 20141015.<text:line-break/><text:line-break/>Atentamente</text:p>
            </table:table-cell>
            <table:table-cell table:style-name="Tabla6.C65" office:value-type="string">
              <text:p text:style-name="P41">SSPA</text:p>
            </table:table-cell>
          </table:table-row>
          <table:table-row table:style-name="Tabla6.1">
            <table:table-cell table:style-name="Tabla6.A66" office:value-type="float" office:value="200140">
              <text:p text:style-name="P42">200140</text:p>
            </table:table-cell>
            <table:table-cell table:style-name="Tabla6.B66" office:value-type="string">
              <text:p text:style-name="P41">Hola,<text:line-break/><text:line-break/>Os remito anexado, el Informe de Revisión de Consultas SQL de la base de datos OPMAEST para la Semana 20141015.<text:line-break/><text:line-break/>Atentamente</text:p>
            </table:table-cell>
            <table:table-cell table:style-name="Tabla6.C66" office:value-type="string">
              <text:p text:style-name="P41">SSPA</text:p>
            </table:table-cell>
          </table:table-row>
          <text:soft-page-break/>
          <table:table-row table:style-name="Tabla6.1">
            <table:table-cell table:style-name="Tabla6.A67" office:value-type="float" office:value="200142">
              <text:p text:style-name="P42">200142</text:p>
            </table:table-cell>
            <table:table-cell table:style-name="Tabla6.B67" office:value-type="string">
              <text:p text:style-name="P41">Análisis a nivel de CRS tras corrupciones de datos (día 2014-08-08) por importación de zpool en 2 nodos.<text:line-break/><text:line-break/>SR de Systems 3-9459316601<text:line-break/>Bug 19498105 ZFS SHOULD BE AWARE THAT AN IMPORT IS IN PROGRESS<text:line-break/>Finalmente, desde el SR de Systems y desarrollo de ZFS se ha concluído que ZFS se ha comportado como se esperaba, dejando que un mismo zpool fuera importado a la vez por dos nodos.<text:line-break/><text:line-break/>Se requiere análisis a nivel de GI-Clusterware (CRS) para evitar esta situación.<text:line-break/><text:line-break/><text:line-break/>Un saludo,</text:p>
            </table:table-cell>
            <table:table-cell table:style-name="Tabla6.C67" office:value-type="string">
              <text:p text:style-name="P41">CALRI</text:p>
            </table:table-cell>
          </table:table-row>
          <table:table-row table:style-name="Tabla6.1">
            <table:table-cell table:style-name="Tabla6.A68" office:value-type="float" office:value="200143">
              <text:p text:style-name="P42">200143</text:p>
            </table:table-cell>
            <table:table-cell table:style-name="Tabla6.B68" office:value-type="string">
              <text:p text:style-name="P41">Tenemos que realizar un upgrade de los Weblogic de PACS de 10.3.5 con jrockit 28.2.5-20-152429-1.6.0_37 a la versión WLS 10.3.6 y están dando producción.<text:line-break/><text:line-break/>Tras estudiar el upgrade hemos visto constaría de 3 fases<text:line-break/><text:line-break/>1.- Aplicar el upgrade installer (Patch 13529623: PLACEHOLDER BUG FOR WEBLOGIC SERVER 11GR1 (10.3.6) UPGRADE INSTALLER)<text:line-break/>Hemos seguido la documentación http://docs.oracle.com/cd/E23943_01/web.1111/e13754/toc.htm y creemos que el procedimiento correcto sería seguir capítulo 5 Upgrading a WebLogic Domain (http://docs.oracle.com/cd/E23943_01/web.1111/e13754/upgrade_dom.htm#g1095706)<text:line-break/><text:line-break/><text:line-break/>2.- Aplicar último psu Patch 19182814: SU Patch [FSR2]: WLS PATCH SET UPDATE 10.3.6.0.9<text:line-break/><text:line-break/>3.- Subir la version de jrockit R28.2.5-20-152429-1.6.0_37-20120927-1915-linux-x86_64 a la versión jrockit-jdk1.6.0_71-R28.3.1-4.1.0<text:line-break/>¿Sería este el procedimiento correcto?</text:p>
            </table:table-cell>
            <table:table-cell table:style-name="Tabla6.C68" office:value-type="string">
              <text:p text:style-name="P41">SSPA</text:p>
            </table:table-cell>
          </table:table-row>
          <table:table-row table:style-name="Tabla6.1">
            <table:table-cell table:style-name="Tabla6.A69" office:value-type="float" office:value="200149">
              <text:p text:style-name="P42">200149</text:p>
            </table:table-cell>
            <table:table-cell table:style-name="Tabla6.B69" office:value-type="string">
              <text:p text:style-name="P41">Estamos migrando el esquema de portafirmas a otra bbdd por lo que al contener segmentos de lob pensamos que al realizar el expdp - impdp con un remap de esquema y remap de tablespaces, se liberaria el espacio no ocupado de los datafiles ya que desde enterprise manager nos aconsejaba un shrink de los segmentos, como se indica en la imagen adjunta.<text:line-break/><text:soft-page-break/>No se libera espacio alguno al realizara el import por lo que hemos realizado el shrink a mano de ambas tablas sin obtener resultados tampoco, a continuación se indican los comandos usados para el shrink de ambas tablas.<text:line-break/><text:line-break/>alter table PFIRMAMGTMP.PF_FIRMAS enable row movement;<text:line-break/>alter table PFIRMAMGTMP.PF_FIRMAS deallocate unused;<text:line-break/>alter table PFIRMAMGTMP.PF_FIRMAS shrink space compact;<text:line-break/>alter table PFIRMAMGTMP.PF_FIRMAS shrink space;<text:line-break/>alter table PFIRMAMGTMP.PF_FIRMAS modify lob(B_FIRMA) (deallocate unused);<text:line-break/>alter table PFIRMAMGTMP.PF_FIRMAS modify lob(B_FIRMA) (shrink space compact cascade);<text:line-break/>alter table PFIRMAMGTMP.PF_FIRMAS modify lob(B_FIRMA) (shrink space cascade);<text:line-break/><text:line-break/>alter table PFIRMAMGTMP.PF_ARCHIVOS enable row movement;<text:line-break/>alter table PFIRMAMGTMP.PF_ARCHIVOS deallocate unused;<text:line-break/>alter table PFIRMAMGTMP.PF_ARCHIVOS shrink space compact;<text:line-break/>alter table PFIRMAMGTMP.PF_ARCHIVOS shrink space;<text:line-break/>alter table PFIRMAMGTMP.PF_ARCHIVOS modify lob(B_ARCHIVO) (deallocate unused);<text:line-break/>alter table PFIRMAMGTMP.PF_ARCHIVOS modify lob(B_ARCHIVO) (shrink space compact cascade);<text:line-break/>alter table PFIRMAMGTMP.PF_ARCHIVOS modify lob(B_ARCHIVO) (shrink space cascade);<text:line-break/><text:line-break/>Solicitamos asistencia técnica ya que según enterprise mánager la ganancia seria de unos 200gb de los 300gb que ocupa actualmente.</text:p>
            </table:table-cell>
            <table:table-cell table:style-name="Tabla6.C69" office:value-type="string">
              <text:p text:style-name="P41">CISPS</text:p>
            </table:table-cell>
          </table:table-row>
          <table:table-row table:style-name="Tabla6.1">
            <table:table-cell table:style-name="Tabla6.A70" office:value-type="float" office:value="200157">
              <text:p text:style-name="P42">200157</text:p>
            </table:table-cell>
            <table:table-cell table:style-name="Tabla6.B70" office:value-type="string">
              <text:p text:style-name="P41">Este problema ya ha sido atendido por Jonathan.<text:line-break/>En el nodo 4 se produce java.lang.StackOverflowError el 11/10/2014 a las 18:06. Se procede a sacar el nodo del balanceador. Se adjunta el log del managed server.<text:line-break/>A partir de este momento en el nodo1 se han ido acumulando hogging threads hasta hoy a las 8:00 ha llegado a 400 y se ha producido denegacion de servicio.Se procede a sacar el nodo 1 del balanceador. En estas horas no hay grabaciones. Se adjunta log del Managed Server.<text:line-break/>A partir de las 6:20 de hoy se han empezado a acumular hogging treads en el nodo 2 (89 hilos). Estos 89 hilos coinciden con el siguiente:<text:line-break/>ACTIVE] ExecuteThread: '56' for queue: 'weblogic.kernel.Default (self-tuning)'" id=7571 idx=0x194 tid=47392 prio=5 alive, in native, daemon<text:line-break/>at jrockit/net/SocketNativeIO.writeBytesPinned(Ljava/io/FileDescriptor;[BII)V(Native Method)<text:line-break/><text:soft-page-break/>at jrockit/net/SocketNativeIO.socketWrite(SocketNativeIO.java:46)[inlined]<text:line-break/>at java/net/SocketOutputStream.socketWrite0(Ljava/io/FileDescriptor;[BII)V(SocketOutputStream.java)[inlined]<text:line-break/>at java/net/SocketOutputStream.socketWrite(SocketOutputStream.java:92)[inlined]<text:line-break/>at java/net/SocketOutputStream.write(SocketOutputStream.java:136)[optimized]<text:line-break/>at weblogic/utils/io/ChunkedOutputStream.writeTo(ChunkedOutputStream.java:284)[optimized]<text:line-break/>at weblogic/cluster/messaging/internal/ConnectionImpl.send(ConnectionImpl.java:83)[optimized]<text:line-break/>at weblogic/cluster/messaging/internal/GroupMemberImpl.sendMessage(GroupMemberImpl.java:87)[optimized]<text:line-break/>at weblogic/cluster/messaging/internal/GroupMemberImpl.send(GroupMemberImpl.java:66)<text:line-break/>at weblogic/cluster/messaging/internal/GroupImpl.forward(GroupImpl.java:349)[optimized]<text:line-break/>at weblogic/cluster/messaging/internal/GroupMemberImpl.receive(GroupMemberImpl.java:117)[inlined]<text:line-break/>at weblogic/cluster/messaging/internal/GroupManagerImpl.handleMessage(GroupManagerImpl.java:184)[inlined]<text:line-break/>at weblogic/cluster/messaging/internal/ConnectionImpl$1.run(ConnectionImpl.java:139)[optimized]<text:line-break/>at weblogic/work/SelfTuningWorkManagerImpl$WorkAdapterImpl.run(SelfTuningWorkManagerImpl.java:545)[optimized]<text:line-break/>at weblogic/work/ExecuteThread.execute(ExecuteThread.java:256)[inlined]<text:line-break/>at weblogic/work/ExecuteThread.run(ExecuteThread.java:221)[optimized]<text:line-break/>at jrockit/vm/RNI.c2java(JJJJJ)V(Native Method)<text:line-break/>-- end of trace<text:line-break/>Se adjuntan grabaciones y threads dump.</text:p>
            </table:table-cell>
            <table:table-cell table:style-name="Tabla6.C70" office:value-type="string">
              <text:p text:style-name="P41">SSPA</text:p>
            </table:table-cell>
          </table:table-row>
          <table:table-row table:style-name="Tabla6.1">
            <table:table-cell table:style-name="Tabla6.A71" office:value-type="float" office:value="200161">
              <text:p text:style-name="P42">200161</text:p>
            </table:table-cell>
            <table:table-cell table:style-name="Tabla6.B71" office:value-type="string">
              <text:p text:style-name="P41">Hola,<text:line-break/><text:line-break/>Os remito anexado, el Informe de Revisión de Consultas SQL de la base de datos DIRAYA para la Semana 20141031.<text:line-break/><text:line-break/>Atentamente</text:p>
            </table:table-cell>
            <table:table-cell table:style-name="Tabla6.C71" office:value-type="string">
              <text:p text:style-name="P41">SSPA</text:p>
            </table:table-cell>
          </table:table-row>
          <table:table-row table:style-name="Tabla6.1">
            <table:table-cell table:style-name="Tabla6.A72" office:value-type="float" office:value="200165">
              <text:p text:style-name="P42">200165</text:p>
            </table:table-cell>
            <table:table-cell table:style-name="Tabla6.B72" office:value-type="string">
              <text:p text:style-name="P41">Buenos días, <text:line-break/><text:line-break/>ante la necesidad de aplicar "el oneoff disponible en 11.2.0.4 para el bug 17564992" para resolver el problema con las subquerys que no devuelven el valor correcto, hemos decidido aplicar el último conjuto de parches disponibles para la versión 11.2.0.4. Con el objetivo de instarlos en todos los sistemas que utilizan diche versión.<text:line-break/><text:soft-page-break/><text:line-break/>Para ello os solicitamos qúe conjutno de parches debemos instalar. Entendomos que el último PSU, pero queremos estar seguros si se requieren o es recomendable aplicar otros adicionales. Así mismo os colicitamos un posible plan de acción, teniendo en cuenta que contamos con varios entonos (desallo, prexplotación, explotación y un entorno de test).<text:line-break/><text:line-break/>Gracias<text:line-break/>Un saludo</text:p>
            </table:table-cell>
            <table:table-cell table:style-name="Tabla6.C72" office:value-type="string">
              <text:p text:style-name="P41">CHAP</text:p>
            </table:table-cell>
          </table:table-row>
          <table:table-row table:style-name="Tabla6.1">
            <table:table-cell table:style-name="Tabla6.A73" office:value-type="float" office:value="200168">
              <text:p text:style-name="P42">200168</text:p>
            </table:table-cell>
            <table:table-cell table:style-name="Tabla6.B73" office:value-type="string">
              <text:p text:style-name="P41">Hola,<text:line-break/><text:line-break/>Os remito anexado, el Informe de Revisión de Consultas SQL de la base de datos OPDISPE para la Semana 20141031.<text:line-break/><text:line-break/>Atentamente</text:p>
            </table:table-cell>
            <table:table-cell table:style-name="Tabla6.C73" office:value-type="string">
              <text:p text:style-name="P41">SSPA</text:p>
            </table:table-cell>
          </table:table-row>
          <table:table-row table:style-name="Tabla6.1">
            <table:table-cell table:style-name="Tabla6.A74" office:value-type="float" office:value="200169">
              <text:p text:style-name="P42">200169</text:p>
            </table:table-cell>
            <table:table-cell table:style-name="Tabla6.B74" office:value-type="string">
              <text:p text:style-name="P41">Hola,<text:line-break/><text:line-break/>Os remito anexado, el Informe de Revisión de Consultas SQL de la base de datos CAPOCCI para la Semana 20141031.<text:line-break/><text:line-break/>Atentamente</text:p>
            </table:table-cell>
            <table:table-cell table:style-name="Tabla6.C74" office:value-type="string">
              <text:p text:style-name="P41">SSPA</text:p>
            </table:table-cell>
          </table:table-row>
          <table:table-row table:style-name="Tabla6.1">
            <table:table-cell table:style-name="Tabla6.A75" office:value-type="float" office:value="200173">
              <text:p text:style-name="P42">200173</text:p>
            </table:table-cell>
            <table:table-cell table:style-name="Tabla6.B75" office:value-type="string">
              <text:p text:style-name="P41">Se ha realizado un flashback en una standby. Al hacer la marcha atrás ha dado errores.</text:p>
            </table:table-cell>
            <table:table-cell table:style-name="Tabla6.C75" office:value-type="string">
              <text:p text:style-name="P41">CMAOT</text:p>
            </table:table-cell>
          </table:table-row>
          <table:table-row table:style-name="Tabla6.1">
            <table:table-cell table:style-name="Tabla6.A76" office:value-type="float" office:value="200176">
              <text:p text:style-name="P42">200176</text:p>
            </table:table-cell>
            <table:table-cell table:style-name="Tabla6.B76" office:value-type="string">
              <text:p text:style-name="P41">Hola,<text:line-break/><text:line-break/>Os remito anexado, el Informe de Revisión de Consultas SQL de la base de datos CAPORI para la Semana 20141031.<text:line-break/><text:line-break/>Atentamente</text:p>
            </table:table-cell>
            <table:table-cell table:style-name="Tabla6.C76" office:value-type="string">
              <text:p text:style-name="P41">SSPA</text:p>
            </table:table-cell>
          </table:table-row>
          <table:table-row table:style-name="Tabla6.1">
            <table:table-cell table:style-name="Tabla6.A77" office:value-type="float" office:value="200177">
              <text:p text:style-name="P42">200177</text:p>
            </table:table-cell>
            <table:table-cell table:style-name="Tabla6.B77" office:value-type="string">
              <text:p text:style-name="P41">Hola,<text:line-break/><text:line-break/>Os remito anexado, el Informe de Revisión de Consultas SQL de la base de datos OPMAEST para la Semana 20141031.<text:line-break/><text:soft-page-break/><text:line-break/>Atentamente</text:p>
            </table:table-cell>
            <table:table-cell table:style-name="Tabla6.C77" office:value-type="string">
              <text:p text:style-name="P41">SSPA</text:p>
            </table:table-cell>
          </table:table-row>
          <table:table-row table:style-name="Tabla6.1">
            <table:table-cell table:style-name="Tabla6.A78" office:value-type="float" office:value="200180">
              <text:p text:style-name="P42">200180</text:p>
            </table:table-cell>
            <table:table-cell table:style-name="Tabla6.B78" office:value-type="string">
              <text:p text:style-name="P41">Hola,<text:line-break/><text:line-break/>Os remito anexado, el Informe de Revisión de Consultas SQL de la base de datos DIRAYA para la Semana 20141115.<text:line-break/><text:line-break/>Atentamente</text:p>
            </table:table-cell>
            <table:table-cell table:style-name="Tabla6.C78" office:value-type="string">
              <text:p text:style-name="P41">SSPA</text:p>
            </table:table-cell>
          </table:table-row>
          <table:table-row table:style-name="Tabla6.1">
            <table:table-cell table:style-name="Tabla6.A79" office:value-type="float" office:value="200191">
              <text:p text:style-name="P42">200191</text:p>
            </table:table-cell>
            <table:table-cell table:style-name="Tabla6.B79" office:value-type="string">
              <text:p text:style-name="P41">Hola,<text:line-break/><text:line-break/>Os remito anexado, el Informe de Revisión de Consultas SQL de la base de datos OPDISPE para la Semana 20141115.<text:line-break/><text:line-break/>Atentamente</text:p>
            </table:table-cell>
            <table:table-cell table:style-name="Tabla6.C79" office:value-type="string">
              <text:p text:style-name="P41">SSPA</text:p>
            </table:table-cell>
          </table:table-row>
          <table:table-row table:style-name="Tabla6.1">
            <table:table-cell table:style-name="Tabla6.A80" office:value-type="float" office:value="200193">
              <text:p text:style-name="P42">200193</text:p>
            </table:table-cell>
            <table:table-cell table:style-name="Tabla6.B80" office:value-type="string">
              <text:p text:style-name="P41">Hola,<text:line-break/><text:line-break/>Os remito anexado, el Informe de Revisión de Consultas SQL de la base de datos CAPOCCI para la Semana 20141115.<text:line-break/><text:line-break/>Atentamente</text:p>
            </table:table-cell>
            <table:table-cell table:style-name="Tabla6.C80" office:value-type="string">
              <text:p text:style-name="P41">SSPA</text:p>
            </table:table-cell>
          </table:table-row>
          <table:table-row table:style-name="Tabla6.1">
            <table:table-cell table:style-name="Tabla6.A81" office:value-type="float" office:value="200196">
              <text:p text:style-name="P42">200196</text:p>
            </table:table-cell>
            <table:table-cell table:style-name="Tabla6.B81" office:value-type="string">
              <text:p text:style-name="P41">Hola,<text:line-break/><text:line-break/>Os remito anexado, el Informe de Revisión de Consultas SQL de la base de datos CAPORI para la Semana 20141115.<text:line-break/><text:line-break/>Atentamente</text:p>
            </table:table-cell>
            <table:table-cell table:style-name="Tabla6.C81" office:value-type="string">
              <text:p text:style-name="P41">SSPA</text:p>
            </table:table-cell>
          </table:table-row>
        </table:table>
        <text:p text:style-name="P47"/>
        <text:h text:style-name="P43"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ewsGotT" svg:font-family="NewsGotT"/>
    <style:font-face style:name="OpenSymbol" svg:font-family="OpenSymbol"/>
    <style:font-face style:name="Courier New" svg:font-family="'Courier New'" style:font-family-generic="modern"/>
    <style:font-face style:name="CAAAAA+DejaVuSans" svg:font-family="CAAAAA+DejaVuSans" style:font-family-generic="swiss"/>
    <style:font-face style:name="DejaVu Sans" svg:font-family="'DejaVu Sans'" style:font-family-generic="swiss"/>
    <style:font-face style:name="NewsGotT4" svg:font-family="NewsGotT" style:font-family-generic="swiss"/>
    <style:font-face style:name="DejaVu Sans2" svg:font-family="'DejaVu Sans'" style:font-pitch="variable"/>
    <style:font-face style:name="NewsGotT3" svg:font-family="NewsGotT" style:font-pitch="variable"/>
    <style:font-face style:name="NewsGotT1" svg:font-family="NewsGotT" style:font-adornments="Predeterminado" style:font-pitch="variable"/>
    <style:font-face style:name="NewsGotT2" svg:font-family="NewsGotT, 'News Got T'"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ewsGotT" fo:font-size="10pt" fo:language="es" fo:country="ES"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ewsGotT" fo:font-size="10pt" fo:language="es" fo:country="E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writing-mode="lr-tb"/>
      <style:text-properties style:use-window-font-color="true" style:font-name="NewsGotT1" fo:font-family="NewsGotT"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master-page-name="">
      <style:paragraph-properties style:page-number="auto">
        <style:tab-stops>
          <style:tab-stop style:position="7.5cm" style:type="center"/>
          <style:tab-stop style:position="15cm" style:type="right"/>
        </style:tab-stops>
      </style:paragraph-properties>
      <style:text-properties fo:font-size="10pt" style:font-size-asian="10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style:page-number="auto">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NewsGotT1" fo:font-family="NewsGotT" style:font-style-name="Predeterminado" style:font-pitch="variable" fo:font-size="12pt" fo:font-style="normal" style:font-size-asian="11pt"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fo:text-align="justify" style:justify-single-word="false" style:page-number="auto" fo:break-before="page" fo:keep-with-next="always"/>
      <style:text-properties fo:language="zxx" fo:country="none"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72cm" fo:margin-bottom="0.51cm" style:contextual-spacing="false" fo:text-align="justify" style:justify-single-word="false" fo:keep-with-next="always">
        <style:tab-stops>
          <style:tab-stop style:position="1.3cm"/>
        </style:tab-stops>
      </style:paragraph-properties>
      <style:text-properties fo:language="zxx" fo:country="none" fo:font-weight="bold"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text-align="justify" style:justify-single-word="false" fo:keep-with-next="always"/>
      <style:text-properties fo:language="zxx" fo:country="none"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2" style:font-family-asian="'DejaVu Sans'" style:font-pitch-asian="variable" style:font-size-asian="14pt" style:font-name-complex="DejaVu Sans2" style:font-family-complex="'DejaVu Sans'" style:font-pitch-complex="variable" style:font-size-complex="14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1" style:display-name="Mapa del documento1"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6.6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1" style:display-name="Sangría 3 de t. independiente1"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1" style:display-name="Texto independiente 21" style:family="paragraph" style:parent-style-name="Standard">
      <style:paragraph-properties fo:text-align="justify" style:justify-single-word="false"/>
    </style:style>
    <style:style style:name="Title" style:family="paragraph" style:parent-style-name="Standard" style:next-style-name="Subtitle" style:class="chapter">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Sangría_20_2_20_de_20_t._20_independiente1" style:display-name="Sangría 2 de t. independiente1"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1" style:display-name="Texto comentario1"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1" style:display-name="Lista con números1" style:family="paragraph" style:parent-style-name="Standard" style:list-style-name="WW8Num4"/>
    <style:style style:name="Lista_20_con_20_números_20_21" style:display-name="Lista con números 21" style:family="paragraph" style:parent-style-name="Standard" style:list-style-name="WW8Num2"/>
    <style:style style:name="Lista_20_con_20_viñetas1" style:display-name="Lista con viñetas1" style:family="paragraph" style:parent-style-name="Standard" style:list-style-name="WW8Num5"/>
    <style:style style:name="Lista_20_con_20_viñetas_20_21" style:display-name="Lista con viñetas 21" style:family="paragraph" style:parent-style-name="Standard" style:list-style-name="WW8Num3"/>
    <style:style style:name="Estilo_20_Título_20_1_20__2b__20_Negrita" style:display-name="Estilo Título 1 + Negrita" style:family="paragraph" style:parent-style-name="Heading_20_1" style:next-style-name="Párrafo_20_Nivel_20_1"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paragraph-properties fo:margin-left="0cm" fo:margin-right="0cm" fo:text-indent="0cm" style:auto-text-indent="false"/>
      <style:text-properties fo:font-weight="normal" style:font-weight-asian="normal" style:font-weight-complex="bold"/>
    </style:style>
    <style:style style:name="Título_20_51" style:display-name="Título 51"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NewsGotT2" fo:font-family="NewsGotT, 'News Got T'" style:font-pitch="variable" fo:font-size="12pt" fo:language="es" fo:country="ES"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S-TablaTexto" style:family="paragraph" style:parent-style-name="Standard_20__28_user_29_">
      <style:paragraph-properties fo:text-align="justify" style:justify-single-word="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ota_20_Tabla" style:display-name="Nota Tabla" style:family="paragraph" style:parent-style-name="Marginalia" style:class="text" style:master-page-name="">
      <style:paragraph-properties fo:margin-left="4.001cm" fo:margin-right="0cm" fo:text-indent="0cm" style:auto-text-indent="false" style:page-number="auto" fo:background-color="transparent" style:shadow="none">
        <style:background-image/>
      </style:paragraph-properties>
      <style:text-properties fo:font-size="10pt"/>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NOTA_5f_ORACLE" style:display-name="NOTA_ORACLE" style:family="paragraph" style:parent-style-name="Text_20_body" style:master-page-name="">
      <style:paragraph-properties fo:text-align="justify" style:justify-single-word="false" style:page-number="auto" fo:background-color="#ff0000" fo:padding="0.049cm" fo:border="0.51pt solid #000000" style:shadow="#808080 0.18cm 0.18cm">
        <style:tab-stops/>
        <style:background-image/>
      </style:paragraph-properties>
      <style:text-properties fo:font-size="8pt"/>
    </style:style>
    <style:style style:name="Cuerpo_20_de_20_texto_20_2_20_columnas" style:display-name="Cuerpo de texto 2 columnas"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3z0"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1" style:display-name="Fuente de párrafo predeter.1" style:family="text"/>
    <style:style style:name="Line_20_numbering" style:display-name="Line numbering"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Strong_20_Emphasis" style:display-name="Strong Emphasis" style:family="text" style:parent-style-name="Fuente_20_de_20_párrafo_20_predeter.1">
      <style:text-properties fo:font-weight="bold" style:font-weight-asian="bold"/>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space"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space" fo:text-indent="-1.499cm" fo:margin-left="1.499cm"/>
        </style:list-level-properties>
      </text:outline-level-style>
      <text:outline-level-style text:level="5" style:num-suffix="." style:num-format="1" text:display-levels="5">
        <style:list-level-properties text:list-level-position-and-space-mode="label-alignment">
          <style:list-level-label-alignment text:label-followed-by="space" fo:text-indent="-1.499cm" fo:margin-left="1.499cm"/>
        </style:list-level-properties>
      </text:outline-level-style>
      <text:outline-level-style text:level="6" style:num-suffix="." style:num-format="1" text:display-levels="6">
        <style:list-level-properties text:list-level-position-and-space-mode="label-alignment">
          <style:list-level-label-alignment text:label-followed-by="space" fo:text-indent="-1.499cm" fo:margin-left="1.499cm"/>
        </style:list-level-properties>
      </text:outline-level-style>
      <text:outline-level-style text:level="7" style:num-suffix="." style:num-format="1" text:display-levels="7">
        <style:list-level-properties text:list-level-position-and-space-mode="label-alignment">
          <style:list-level-label-alignment text:label-followed-by="space" fo:text-indent="-1.499cm" fo:margin-left="1.499cm"/>
        </style:list-level-properties>
      </text:outline-level-style>
      <text:outline-level-style text:level="8" style:num-suffix="." style:num-format="1" text:display-levels="8">
        <style:list-level-properties text:list-level-position-and-space-mode="label-alignment">
          <style:list-level-label-alignment text:label-followed-by="space" fo:text-indent="-1.499cm" fo:margin-left="1.499cm"/>
        </style:list-level-properties>
      </text:outline-level-style>
      <text:outline-level-style text:level="9" style:num-suffix="." style:num-format="1" text:display-levels="9">
        <style:list-level-properties text:list-level-position-and-space-mode="label-alignment">
          <style:list-level-label-alignment text:label-followed-by="space" fo:text-indent="-1.499cm" fo:margin-left="1.499cm"/>
        </style:list-level-properties>
      </text:outline-level-style>
      <text:outline-level-style text:level="10" style:num-format="">
        <style:list-level-properties text:list-level-position-and-space-mode="label-alignment">
          <style:list-level-label-alignment text:label-followed-by="space" fo:text-indent="-1.499cm" fo:margin-left="1.499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707cm" fo:text-indent="-0.635cm" fo:margin-left="1.707cm"/>
        </style:list-level-properties>
      </text:list-level-style-number>
      <text:list-level-style-number text:level="2" style:num-suffix="." style:num-format="1">
        <style:list-level-properties text:list-level-position-and-space-mode="label-alignment">
          <style:list-level-label-alignment text:label-followed-by="listtab" text:list-tab-stop-position="2.342cm" fo:text-indent="-0.635cm" fo:margin-left="2.342cm"/>
        </style:list-level-properties>
      </text:list-level-style-number>
      <text:list-level-style-number text:level="3" style:num-suffix="." style:num-format="1">
        <style:list-level-properties text:list-level-position-and-space-mode="label-alignment">
          <style:list-level-label-alignment text:label-followed-by="listtab" text:list-tab-stop-position="2.977cm" fo:text-indent="-0.635cm" fo:margin-left="2.977cm"/>
        </style:list-level-properties>
      </text:list-level-style-number>
      <text:list-level-style-number text:level="4" style:num-suffix="." style:num-format="1">
        <style:list-level-properties text:list-level-position-and-space-mode="label-alignment">
          <style:list-level-label-alignment text:label-followed-by="listtab" text:list-tab-stop-position="3.612cm" fo:text-indent="-0.635cm" fo:margin-left="3.612cm"/>
        </style:list-level-properties>
      </text:list-level-style-number>
      <text:list-level-style-number text:level="5" style:num-suffix="." style:num-format="1">
        <style:list-level-properties text:list-level-position-and-space-mode="label-alignment">
          <style:list-level-label-alignment text:label-followed-by="listtab" text:list-tab-stop-position="4.247cm" fo:text-indent="-0.635cm" fo:margin-left="4.247cm"/>
        </style:list-level-properties>
      </text:list-level-style-number>
      <text:list-level-style-number text:level="6" style:num-suffix="." style:num-format="1">
        <style:list-level-properties text:list-level-position-and-space-mode="label-alignment">
          <style:list-level-label-alignment text:label-followed-by="listtab" text:list-tab-stop-position="4.882cm" fo:text-indent="-0.635cm" fo:margin-left="4.882cm"/>
        </style:list-level-properties>
      </text:list-level-style-number>
      <text:list-level-style-number text:level="7" style:num-suffix="." style:num-format="1">
        <style:list-level-properties text:list-level-position-and-space-mode="label-alignment">
          <style:list-level-label-alignment text:label-followed-by="listtab" text:list-tab-stop-position="5.517cm" fo:text-indent="-0.635cm" fo:margin-left="5.517cm"/>
        </style:list-level-properties>
      </text:list-level-style-number>
      <text:list-level-style-number text:level="8" style:num-suffix="." style:num-format="1">
        <style:list-level-properties text:list-level-position-and-space-mode="label-alignment">
          <style:list-level-label-alignment text:label-followed-by="listtab" text:list-tab-stop-position="6.152cm" fo:text-indent="-0.635cm" fo:margin-left="6.152cm"/>
        </style:list-level-properties>
      </text:list-level-style-number>
      <text:list-level-style-number text:level="9" style:num-suffix="." style:num-format="1">
        <style:list-level-properties text:list-level-position-and-space-mode="label-alignment">
          <style:list-level-label-alignment text:label-followed-by="listtab" text:list-tab-stop-position="6.787cm" fo:text-indent="-0.635cm" fo:margin-left="6.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6.801cm" fo:margin-left="-0.15cm" table:align="left" style:writing-mode="lr-tb"/>
    </style:style>
    <style:style style:name="Tabla14.A" style:family="table-column">
      <style:table-column-properties style:column-width="3.595cm"/>
    </style:style>
    <style:style style:name="Tabla14.B" style:family="table-column">
      <style:table-column-properties style:column-width="13.206cm"/>
    </style:style>
    <style:style style:name="Tabla14.1" style:family="table-row">
      <style:table-row-properties style:min-row-height="1.111cm" fo:keep-together="always"/>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23cm" fo:padding-right="0.123cm" fo:padding-top="0cm" fo:padding-bottom="0cm" fo:border="0.5pt solid #000000" style:writing-mode="lr-tb"/>
    </style:style>
    <style:style style:name="Tabla13" style:family="table">
      <style:table-properties style:width="16.503cm" table:align="left" style:writing-mode="lr-tb"/>
    </style:style>
    <style:style style:name="Tabla13.A" style:family="table-column">
      <style:table-column-properties style:column-width="12.002cm"/>
    </style:style>
    <style:style style:name="Tabla13.B" style:family="table-column">
      <style:table-column-properties style:column-width="4.501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3" style:family="table-row">
      <style:table-row-properties style:min-row-height="0.674cm" fo:keep-together="auto"/>
    </style:style>
    <style:style style:name="Tabla5" style:family="table">
      <style:table-properties style:width="16.801cm" fo:margin-left="-0.15cm" table:align="left" style:writing-mode="lr-tb"/>
    </style:style>
    <style:style style:name="Tabla5.A" style:family="table-column">
      <style:table-column-properties style:column-width="3.595cm"/>
    </style:style>
    <style:style style:name="Tabla5.B" style:family="table-column">
      <style:table-column-properties style:column-width="13.206cm"/>
    </style:style>
    <style:style style:name="Tabla5.1" style:family="table-row">
      <style:table-row-properties style:min-row-height="1.111cm" fo:keep-together="always"/>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16.503cm" table:align="left" style:writing-mode="lr-tb"/>
    </style:style>
    <style:style style:name="Tabla15.A" style:family="table-column">
      <style:table-column-properties style:column-width="12.002cm"/>
    </style:style>
    <style:style style:name="Tabla15.B" style:family="table-column">
      <style:table-column-properties style:column-width="4.501cm"/>
    </style:style>
    <style:style style:name="Tabla15.1" style:family="table-row">
      <style:table-row-properties fo:keep-together="auto"/>
    </style:style>
    <style:style style:name="Tabla1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5.A2" style:family="table-cell">
      <style:table-cell-properties style:vertical-align="top" fo:padding-left="0.123cm" fo:padding-right="0.123cm" fo:padding-top="0cm" fo:padding-bottom="0cm" fo:border="none" style:writing-mode="lr-tb"/>
    </style:style>
    <style:style style:name="Tabla18" style:family="table">
      <style:table-properties style:width="25.508cm" fo:margin-left="-0.15cm" table:align="left" style:writing-mode="lr-tb"/>
    </style:style>
    <style:style style:name="Tabla18.A" style:family="table-column">
      <style:table-column-properties style:column-width="3.593cm"/>
    </style:style>
    <style:style style:name="Tabla18.B" style:family="table-column">
      <style:table-column-properties style:column-width="21.915cm"/>
    </style:style>
    <style:style style:name="Tabla18.1" style:family="table-row">
      <style:table-row-properties style:min-row-height="1.111cm" fo:keep-together="always"/>
    </style:style>
    <style:style style:name="Tab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25.46cm" fo:margin-left="-0.503cm" table:align="left" style:writing-mode="lr-tb"/>
    </style:style>
    <style:style style:name="Tabla17.A" style:family="table-column">
      <style:table-column-properties style:column-width="18.011cm"/>
    </style:style>
    <style:style style:name="Tabla17.B" style:family="table-column">
      <style:table-column-properties style:column-width="7.449cm"/>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A2" style:family="table-cell">
      <style:table-cell-properties style:vertical-align="top" fo:padding-left="0.123cm" fo:padding-right="0.123cm" fo:padding-top="0cm" fo:padding-bottom="0cm" fo:border="none" style:writing-mode="lr-tb"/>
    </style:style>
    <style:style style:name="Tabla17.3" style:family="table-row">
      <style:table-row-properties style:min-row-height="0.501cm" fo:keep-together="auto"/>
    </style:style>
    <style:style style:name="Tabla16" style:family="table">
      <style:table-properties style:width="16.801cm" fo:margin-left="-0.15cm" table:align="left" style:writing-mode="lr-tb"/>
    </style:style>
    <style:style style:name="Tabla16.A" style:family="table-column">
      <style:table-column-properties style:column-width="3.595cm"/>
    </style:style>
    <style:style style:name="Tabla16.B" style:family="table-column">
      <style:table-column-properties style:column-width="13.206cm"/>
    </style:style>
    <style:style style:name="Tabla16.1" style:family="table-row">
      <style:table-row-properties style:min-row-height="1.111cm" fo:keep-together="always"/>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23cm" fo:padding-right="0.123cm" fo:padding-top="0cm" fo:padding-bottom="0cm" fo:border="0.5pt solid #000000" style:writing-mode="lr-tb"/>
    </style:style>
    <style:style style:name="Tabla19" style:family="table">
      <style:table-properties style:width="16.503cm" table:align="left" style:writing-mode="lr-tb"/>
    </style:style>
    <style:style style:name="Tabla19.A" style:family="table-column">
      <style:table-column-properties style:column-width="12.002cm"/>
    </style:style>
    <style:style style:name="Tabla19.B" style:family="table-column">
      <style:table-column-properties style:column-width="4.501cm"/>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A2" style:family="table-cell">
      <style:table-cell-properties style:vertical-align="top" fo:padding-left="0.123cm" fo:padding-right="0.123cm" fo:padding-top="0cm" fo:padding-bottom="0cm" fo:border="none" style:writing-mode="lr-tb"/>
    </style:style>
    <style:style style:name="Tabla20" style:family="table">
      <style:table-properties style:width="16.801cm" fo:margin-left="-0.15cm" table:align="left" style:writing-mode="lr-tb"/>
    </style:style>
    <style:style style:name="Tabla20.A" style:family="table-column">
      <style:table-column-properties style:column-width="3.595cm"/>
    </style:style>
    <style:style style:name="Tabla20.B" style:family="table-column">
      <style:table-column-properties style:column-width="13.206cm"/>
    </style:style>
    <style:style style:name="Tabla20.1" style:family="table-row">
      <style:table-row-properties style:min-row-height="1.111cm" fo:keep-together="always"/>
    </style:style>
    <style:style style:name="Tabla2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23cm" fo:padding-right="0.123cm" fo:padding-top="0cm" fo:padding-bottom="0cm" fo:border="0.5pt solid #000000" style:writing-mode="lr-tb"/>
    </style:style>
    <style:style style:name="Tabla21" style:family="table">
      <style:table-properties style:width="16.503cm" table:align="left" style:writing-mode="lr-tb"/>
    </style:style>
    <style:style style:name="Tabla21.A" style:family="table-column">
      <style:table-column-properties style:column-width="12.002cm"/>
    </style:style>
    <style:style style:name="Tabla21.B" style:family="table-column">
      <style:table-column-properties style:column-width="4.501cm"/>
    </style:style>
    <style:style style:name="Tabla21.1" style:family="table-row">
      <style:table-row-properties fo:keep-together="auto"/>
    </style:style>
    <style:style style:name="Tabla2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1.A2" style:family="table-cell">
      <style:table-cell-properties style:vertical-align="top" fo:padding-left="0.123cm" fo:padding-right="0.123cm" fo:padding-top="0cm" fo:padding-bottom="0cm" fo:border="none" style:writing-mode="lr-tb"/>
    </style:style>
    <style:style style:name="Tabla21.3" style:family="table-row">
      <style:table-row-properties style:min-row-height="0.674cm" fo:keep-together="auto"/>
    </style:style>
    <style:style style:name="Tabla22" style:family="table">
      <style:table-properties style:width="16.801cm" fo:margin-left="-0.15cm" table:align="left" style:writing-mode="lr-tb"/>
    </style:style>
    <style:style style:name="Tabla22.A" style:family="table-column">
      <style:table-column-properties style:column-width="3.595cm"/>
    </style:style>
    <style:style style:name="Tabla22.B" style:family="table-column">
      <style:table-column-properties style:column-width="13.206cm"/>
    </style:style>
    <style:style style:name="Tabla22.1" style:family="table-row">
      <style:table-row-properties style:min-row-height="1.111cm" fo:keep-together="always"/>
    </style:style>
    <style:style style:name="Tabla2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23cm" fo:padding-right="0.123cm" fo:padding-top="0cm" fo:padding-bottom="0cm" fo:border="0.5pt solid #000000" style:writing-mode="lr-tb"/>
    </style:style>
    <style:style style:name="Tabla23" style:family="table">
      <style:table-properties style:width="16.503cm" table:align="left" style:writing-mode="lr-tb"/>
    </style:style>
    <style:style style:name="Tabla23.A" style:family="table-column">
      <style:table-column-properties style:column-width="12.002cm"/>
    </style:style>
    <style:style style:name="Tabla23.B" style:family="table-column">
      <style:table-column-properties style:column-width="4.501cm"/>
    </style:style>
    <style:style style:name="Tabla23.1" style:family="table-row">
      <style:table-row-properties fo:keep-together="auto"/>
    </style:style>
    <style:style style:name="Tabla2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3.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text-properties fo:language="zxx" fo:country="none"/>
    </style:style>
    <style:style style:name="M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MP3" style:family="paragraph" style:parent-style-name="Footer">
      <style:paragraph-properties style:snap-to-layout-grid="false">
        <style:tab-stops>
          <style:tab-stop style:position="7.885cm"/>
        </style:tab-stops>
      </style:paragraph-properties>
      <style:text-properties fo:font-size="8pt" style:font-size-asian="8pt"/>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style>
    <style:style style:name="MP6" style:family="paragraph" style:parent-style-name="Standard">
      <style:text-properties fo:font-size="9pt" style:font-size-asian="9.44999980926514pt" style:font-size-complex="10.8000001907349pt"/>
    </style:style>
    <style:style style:name="MP7" style:family="paragraph" style:parent-style-name="Standard">
      <style:text-properties fo:font-size="6pt" style:font-size-asian="6.30000019073486pt" style:font-size-complex="7.19999980926514pt"/>
    </style:style>
    <style:style style:name="MT1" style:family="text">
      <style:text-properties fo:font-size="8pt" style:font-size-asian="8pt"/>
    </style:style>
    <style:style style:name="M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51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212cm" fo:margin-left="0cm" fo:margin-right="0cm" fo:margin-top="2.113cm" style:dynamic-spacing="true"/>
      </style:footer-style>
    </style:page-layout>
    <style:page-layout style:name="Mpm2">
      <style:page-layout-properties fo:page-width="21.001cm" fo:page-height="29.7cm" style:num-format="1" style:print-orientation="portrait" fo:margin-top="0.96cm" fo:margin-bottom="3.724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00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61cm" fo:margin-left="0cm" fo:margin-right="0cm" fo:margin-bottom="0cm"/>
      </style:header-style>
      <style:footer-style>
        <style:header-footer-properties svg:height="1.565cm" fo:margin-left="0cm" fo:margin-right="0cm" fo:margin-top="0cm"/>
      </style:footer-style>
    </style:page-layout>
    <style:page-layout style:name="Mpm4">
      <style:page-layout-properties fo:page-width="21.001cm" fo:page-height="29.7cm" style:num-format="1" style:print-orientation="portrait" fo:margin-top="5.173cm" fo:margin-bottom="3.468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4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9.7cm" fo:page-height="21.001cm" style:num-format="1" style:print-orientation="landscape" fo:margin-top="2cm" fo:margin-bottom="2cm" fo:margin-left="2.5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6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2cm" fo:margin-bottom="2cm" fo:margin-left="2.501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9.7cm" fo:page-height="21.001cm" style:num-format="1" style:print-orientation="landscape" fo:margin-top="5.119cm" fo:margin-bottom="4.045cm" fo:margin-left="2cm" fo:margin-right="2cm" style:writing-mode="lr-tb" style:layout-grid-color="#c0c0c0" style:layout-grid-lines="1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4.671cm" fo:margin-bottom="3.724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header>
        <text:p text:style-name="Header"/>
        <text:p text:style-name="Standard"/>
      </style:header>
      <style:footer>
        <text:p text:style-name="Footer"/>
        <text:p text:style-name="Standard"/>
      </style:footer>
    </style:master-page>
    <style:master-page style:name="First_20_Page" style:display-name="First Page" style:page-layout-name="Mpm2" style:next-style-name="Standard">
      <style:header>
        <text:p text:style-name="Header"><draw:frame draw:style-name="Mfr1" draw:name="gráficos1" text:anchor-type="char" svg:x="0.072cm" svg:y="-0.182cm" svg:width="5.36cm" svg:height="0.563cm" draw:z-index="0"><draw:image xlink:href="Pictures/2000002800007DAD00000D55074AF012.wmf" xlink:type="simple" xlink:show="embed" xlink:actuate="onLoad"/></draw:frame></text:p>
      </style:header>
      <style:footer>
        <text:p text:style-name="Footer"/>
      </style:footer>
    </style:master-page>
    <style:master-page style:name="Página_20_Control_20_Cambios" style:display-name="Página Control Cambios" style:page-layout-name="Mpm3">
      <style:header>
        <table:table table:name="Tabla14" table:style-name="Tabla14">
          <table:table-column table:style-name="Tabla14.A"/>
          <table:table-column table:style-name="Tabla14.B"/>
          <table:table-row table:style-name="Tabla14.1">
            <table:table-cell table:style-name="Tabla14.A1" table:number-rows-spanned="2" office:value-type="string">
              <text:p text:style-name="MP1"/>
            </table:table-cell>
            <table:table-cell table:style-name="Tabla14.B1" office:value-type="string">
              <text:p text:style-name="MP2"><text:title>Reunión Seguimiento del Proyecto Soporte Corporativo Oracle</text:title></text:p>
            </table:table-cell>
          </table:table-row>
          <table:table-row table:style-name="Tabla14.1">
            <table:covered-table-cell/>
            <table:table-cell table:style-name="Tabla14.B1" office:value-type="string">
              <text:p text:style-name="MP2"><text:subject>Informe de Progreso del 01/11/2014 al 24/11/2014</text:subject></text:p>
            </table:table-cell>
          </table:table-row>
        </table:table>
        <text:p text:style-name="Standard"/>
      </style:header>
      <style:footer>
        <table:table table:name="Tabla13" table:style-name="Tabla13">
          <table:table-column table:style-name="Tabla13.A"/>
          <table:table-column table:style-name="Tabla13.B"/>
          <table:table-row table:style-name="Tabla13.1">
            <table:table-cell table:style-name="Tabla13.A1" office:value-type="string">
              <text:p text:style-name="MP3">Dirección General <text:s/>de Política Digital</text:p>
            </table:table-cell>
            <table:table-cell table:style-name="Tabla13.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39</text:page-count></text:span></text:span></text:p>
            </table:table-cell>
          </table:table-row>
          <table:table-row table:style-name="Tabla13.1">
            <table:table-cell table:style-name="Tabla13.A2" office:value-type="string">
              <text:p text:style-name="MP5">Servicio de Coord. y Desarrollo de Sistemas Horizontales</text:p>
            </table:table-cell>
            <table:table-cell table:style-name="Tabla13.A2" office:value-type="string">
              <text:p text:style-name="MP4"><text:span text:style-name="MT1">Fecha de actualización: </text:span><text:span text:style-name="MT1"><text:user-defined style:data-style-name="N0" text:name="Fecha Actualización">24/11/2014</text:user-defined></text:span></text:p>
            </table:table-cell>
          </table:table-row>
          <table:table-row table:style-name="Tabla13.3">
            <table:table-cell table:style-name="Tabla13.A2" office:value-type="string">
              <text:p text:style-name="MP5"><text:file-name text:display="name-and-extension">DGPD IP-20141124-Seguimiento_ORACLE.odt</text:file-name></text:p>
            </table:table-cell>
            <table:table-cell table:style-name="Tabla13.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2" style:display-name="Convertir 2" style:page-layout-name="Mpm4">
      <style:header>
        <text:p text:style-name="Standard"/>
      </style:header>
      <style:footer>
        <text:p text:style-name="Standard"/>
      </style:footer>
    </style:master-page>
    <style:master-page style:name="Convertir_20_3" style:display-name="Convertir 3" style:page-layout-name="Mpm5">
      <style:header>
        <table:table table:name="Tabla5" table:style-name="Tabla5">
          <table:table-column table:style-name="Tabla5.A"/>
          <table:table-column table:style-name="Tabla5.B"/>
          <table:table-row table:style-name="Tabla5.1">
            <table:table-cell table:style-name="Tabla5.A1" table:number-rows-spanned="2" office:value-type="string">
              <text:p text:style-name="MP1"/>
            </table:table-cell>
            <table:table-cell table:style-name="Tabla5.B1" office:value-type="string">
              <text:p text:style-name="MP2"><text:title>Reunión Seguimiento del Proyecto Soporte Corporativo Oracle</text:title></text:p>
            </table:table-cell>
          </table:table-row>
          <table:table-row table:style-name="Tabla5.1">
            <table:covered-table-cell/>
            <table:table-cell table:style-name="Tabla5.B1" office:value-type="string">
              <text:p text:style-name="MP2"><text:subject>Informe de Progreso del 01/11/2014 al 24/11/2014</text:subject></text:p>
            </table:table-cell>
          </table:table-row>
        </table:table>
        <text:p text:style-name="Standard"/>
      </style:header>
      <style:footer>
        <text:p text:style-name="Standard"/>
        <table:table table:name="Tabla15" table:style-name="Tabla15">
          <table:table-column table:style-name="Tabla15.A"/>
          <table:table-column table:style-name="Tabla15.B"/>
          <table:table-row table:style-name="Tabla15.1">
            <table:table-cell table:style-name="Tabla15.A1" office:value-type="string">
              <text:p text:style-name="MP3">Dirección General <text:s/>de Política Digital</text:p>
            </table:table-cell>
            <table:table-cell table:style-name="Tabla15.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39</text:page-count></text:span></text:span></text:p>
            </table:table-cell>
          </table:table-row>
          <table:table-row table:style-name="Tabla15.1">
            <table:table-cell table:style-name="Tabla15.A2" office:value-type="string">
              <text:p text:style-name="MP5">Servicio de Coord. y Desarrollo de Sistemas Horizontales</text:p>
            </table:table-cell>
            <table:table-cell table:style-name="Tabla15.A2" office:value-type="string">
              <text:p text:style-name="MP4"><text:span text:style-name="MT1">Fecha de actualización: </text:span><text:span text:style-name="MT1"><text:user-defined style:data-style-name="N0" text:name="Fecha Actualización">24/11/2014</text:user-defined></text:span></text:p>
            </table:table-cell>
          </table:table-row>
          <table:table-row table:style-name="Tabla15.1">
            <table:table-cell table:style-name="Tabla15.A2" office:value-type="string">
              <text:p text:style-name="MP5"><text:file-name text:display="name-and-extension">DGPD IP-20141124-Seguimiento_ORACLE.odt</text:file-name></text:p>
            </table:table-cell>
            <table:table-cell table:style-name="Tabla15.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Horizontal_20_Informe" style:display-name="Página Horizontal Informe" style:page-layout-name="Mpm6">
      <style:header>
        <table:table table:name="Tabla18" table:style-name="Tabla18">
          <table:table-column table:style-name="Tabla18.A"/>
          <table:table-column table:style-name="Tabla18.B"/>
          <table:table-row table:style-name="Tabla18.1">
            <table:table-cell table:style-name="Tabla18.A1" table:number-rows-spanned="2" office:value-type="string">
              <text:p text:style-name="MP1"><draw:frame draw:style-name="Mfr2" draw:name="gráficos18" text:anchor-type="char" svg:x="0.03cm" svg:y="-0.534cm" svg:width="3.304cm" svg:height="1.61cm" draw:z-index="27"><draw:image xlink:href="Pictures/100002000000037B000001B7D513E56D.png" xlink:type="simple" xlink:show="embed" xlink:actuate="onLoad"/></draw:frame></text:p>
            </table:table-cell>
            <table:table-cell table:style-name="Tabla18.B1" office:value-type="string">
              <text:p text:style-name="MP2"><text:title>Reunión Seguimiento del Proyecto Soporte Corporativo Oracle</text:title></text:p>
            </table:table-cell>
          </table:table-row>
          <table:table-row table:style-name="Tabla18.1">
            <table:covered-table-cell/>
            <table:table-cell table:style-name="Tabla18.B1" office:value-type="string">
              <text:p text:style-name="MP2"><text:subject>Informe de Progreso del 01/11/2014 al 24/11/2014</text:subject></text:p>
            </table:table-cell>
          </table:table-row>
        </table:table>
        <text:p text:style-name="Standard"/>
      </style:header>
      <style:footer>
        <table:table table:name="Tabla17" table:style-name="Tabla17">
          <table:table-column table:style-name="Tabla17.A"/>
          <table:table-column table:style-name="Tabla17.B"/>
          <table:table-row table:style-name="Tabla17.1">
            <table:table-cell table:style-name="Tabla17.A1" office:value-type="string">
              <text:p text:style-name="MP3">Dirección General <text:s/>de Política Digital</text:p>
            </table:table-cell>
            <table:table-cell table:style-name="Tabla17.A1" office:value-type="string">
              <text:p text:style-name="MP4"><text:span text:style-name="MT1">Página </text:span><text:span text:style-name="Page_20_Number"><text:span text:style-name="MT1"><text:page-number text:select-page="current">38</text:page-number></text:span></text:span><text:span text:style-name="Page_20_Number"><text:span text:style-name="MT1"> de </text:span></text:span><text:span text:style-name="Page_20_Number"><text:span text:style-name="MT1"><text:page-count style:num-format="1">39</text:page-count></text:span></text:span></text:p>
            </table:table-cell>
          </table:table-row>
          <table:table-row table:style-name="Tabla17.1">
            <table:table-cell table:style-name="Tabla17.A2" office:value-type="string">
              <text:p text:style-name="MP5">Servicio de Coord. y Desarrollo de Sistemas Horizontales</text:p>
            </table:table-cell>
            <table:table-cell table:style-name="Tabla17.A2" office:value-type="string">
              <text:p text:style-name="MP4"><text:span text:style-name="MT1">Fecha de actualización: </text:span><text:span text:style-name="MT1"><text:user-defined style:data-style-name="N0" text:name="Fecha Actualización">24/11/2014</text:user-defined></text:span></text:p>
            </table:table-cell>
          </table:table-row>
          <table:table-row table:style-name="Tabla17.3">
            <table:table-cell table:style-name="Tabla17.A2" office:value-type="string">
              <text:p text:style-name="MP5"><text:file-name text:display="name-and-extension">DGPD IP-20141124-Seguimiento_ORACLE.odt</text:file-name></text:p>
            </table:table-cell>
            <table:table-cell table:style-name="Tabla17.A2" office:value-type="string">
              <text:p text:style-name="MP4"><text:span text:style-name="MT1">Versión: </text:span><text:span text:style-name="MT1"><text:user-defined style:data-style-name="N0" text:name="Versión Documento">&lt;1.0&gt;</text:user-defined></text:span></text:p>
            </table:table-cell>
          </table:table-row>
        </table:table>
        <text:p text:style-name="MP6"/>
      </style:footer>
    </style:master-page>
    <style:master-page style:name="Convertir_20_5" style:display-name="Convertir 5" style:page-layout-name="Mpm7">
      <style:header>
        <table:table table:name="Tabla16" table:style-name="Tabla16">
          <table:table-column table:style-name="Tabla16.A"/>
          <table:table-column table:style-name="Tabla16.B"/>
          <table:table-row table:style-name="Tabla16.1">
            <table:table-cell table:style-name="Tabla16.A1" table:number-rows-spanned="2" office:value-type="string">
              <text:p text:style-name="MP1"/>
            </table:table-cell>
            <table:table-cell table:style-name="Tabla16.B1" office:value-type="string">
              <text:p text:style-name="MP2"><text:title>Reunión Seguimiento del Proyecto Soporte Corporativo Oracle</text:title></text:p>
            </table:table-cell>
          </table:table-row>
          <table:table-row table:style-name="Tabla16.1">
            <table:covered-table-cell/>
            <table:table-cell table:style-name="Tabla16.B1" office:value-type="string">
              <text:p text:style-name="MP2"><text:subject>Informe de Progreso del 01/11/2014 al 24/11/2014</text:subject></text:p>
            </table:table-cell>
          </table:table-row>
        </table:table>
        <text:p text:style-name="Standard"/>
      </style:header>
      <style:footer>
        <text:p text:style-name="Standard"/>
        <table:table table:name="Tabla19" table:style-name="Tabla19">
          <table:table-column table:style-name="Tabla19.A"/>
          <table:table-column table:style-name="Tabla19.B"/>
          <table:table-row table:style-name="Tabla19.1">
            <table:table-cell table:style-name="Tabla19.A1" office:value-type="string">
              <text:p text:style-name="MP3">Dirección General <text:s/>de Política Digital</text:p>
            </table:table-cell>
            <table:table-cell table:style-name="Tabla19.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39</text:page-count></text:span></text:span></text:p>
            </table:table-cell>
          </table:table-row>
          <table:table-row table:style-name="Tabla19.1">
            <table:table-cell table:style-name="Tabla19.A2" office:value-type="string">
              <text:p text:style-name="MP5">Servicio de Coord. y Desarrollo de Sistemas Horizontales</text:p>
            </table:table-cell>
            <table:table-cell table:style-name="Tabla19.A2" office:value-type="string">
              <text:p text:style-name="MP4"><text:span text:style-name="MT1">Fecha de actualización: </text:span><text:span text:style-name="MT1"><text:user-defined style:data-style-name="N0" text:name="Fecha Actualización">24/11/2014</text:user-defined></text:span></text:p>
            </table:table-cell>
          </table:table-row>
          <table:table-row table:style-name="Tabla19.1">
            <table:table-cell table:style-name="Tabla19.A2" office:value-type="string">
              <text:p text:style-name="MP5"><text:file-name text:display="name-and-extension">DGPD IP-20141124-Seguimiento_ORACLE.odt</text:file-name></text:p>
            </table:table-cell>
            <table:table-cell table:style-name="Tabla19.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6" style:display-name="Convertir 6" style:page-layout-name="Mpm8">
      <style:header>
        <text:p text:style-name="Standard"/>
      </style:header>
      <style:footer>
        <text:p text:style-name="Standard"/>
      </style:footer>
    </style:master-page>
    <style:master-page style:name="Convertir_20_7" style:display-name="Convertir 7" style:page-layout-name="Mpm8">
      <style:header>
        <text:p text:style-name="Standard"/>
      </style:header>
      <style:footer>
        <text:p text:style-name="Standard"/>
      </style:footer>
    </style:master-page>
    <style:master-page style:name="Convertir_20_8" style:display-name="Convertir 8" style:page-layout-name="Mpm8">
      <style:header>
        <text:p text:style-name="Standard"/>
      </style:header>
      <style:footer>
        <text:p text:style-name="Standard"/>
      </style:footer>
    </style:master-page>
    <style:master-page style:name="Convertir_20_9" style:display-name="Convertir 9" style:page-layout-name="Mpm9">
      <style:header>
        <text:p text:style-name="Standard"/>
      </style:header>
      <style:footer>
        <text:p text:style-name="Standard"/>
      </style:footer>
    </style:master-page>
    <style:master-page style:name="Página_20_Índice" style:display-name="Página Índice" style:page-layout-name="Mpm3">
      <style:header>
        <table:table table:name="Tabla20" table:style-name="Tabla20">
          <table:table-column table:style-name="Tabla20.A"/>
          <table:table-column table:style-name="Tabla20.B"/>
          <table:table-row table:style-name="Tabla20.1">
            <table:table-cell table:style-name="Tabla20.A1" table:number-rows-spanned="2" office:value-type="string">
              <text:p text:style-name="MP1"><draw:frame draw:style-name="Mfr2" draw:name="gráficos16" text:anchor-type="char" svg:x="0.03cm" svg:y="-0.534cm" svg:width="3.304cm" svg:height="1.61cm" draw:z-index="2"><draw:image xlink:href="Pictures/100002000000037B000001B7D513E56D.png" xlink:type="simple" xlink:show="embed" xlink:actuate="onLoad"/></draw:frame></text:p>
            </table:table-cell>
            <table:table-cell table:style-name="Tabla20.B1" office:value-type="string">
              <text:p text:style-name="MP2"><text:title>Reunión Seguimiento del Proyecto Soporte Corporativo Oracle</text:title></text:p>
            </table:table-cell>
          </table:table-row>
          <table:table-row table:style-name="Tabla20.1">
            <table:covered-table-cell/>
            <table:table-cell table:style-name="Tabla20.B1" office:value-type="string">
              <text:p text:style-name="MP2"><text:subject>Informe de Progreso del 01/11/2014 al 24/11/2014</text:subject></text:p>
            </table:table-cell>
          </table:table-row>
        </table:table>
        <text:p text:style-name="Standard"/>
      </style:header>
      <style:footer>
        <table:table table:name="Tabla21" table:style-name="Tabla21">
          <table:table-column table:style-name="Tabla21.A"/>
          <table:table-column table:style-name="Tabla21.B"/>
          <table:table-row table:style-name="Tabla21.1">
            <table:table-cell table:style-name="Tabla21.A1" office:value-type="string">
              <text:p text:style-name="MP3">Dirección General <text:s/>de Política Digital</text:p>
            </table:table-cell>
            <table:table-cell table:style-name="Tabla21.A1" office:value-type="string">
              <text:p text:style-name="MP4"><text:span text:style-name="MT1">Página </text:span><text:span text:style-name="Page_20_Number"><text:span text:style-name="MT1"><text:page-number text:select-page="current">3</text:page-number></text:span></text:span><text:span text:style-name="Page_20_Number"><text:span text:style-name="MT1"> de </text:span></text:span><text:span text:style-name="Page_20_Number"><text:span text:style-name="MT1"><text:page-count style:num-format="1">39</text:page-count></text:span></text:span></text:p>
            </table:table-cell>
          </table:table-row>
          <table:table-row table:style-name="Tabla21.1">
            <table:table-cell table:style-name="Tabla21.A2" office:value-type="string">
              <text:p text:style-name="MP5">Servicio de Coord. y Desarrollo de Sistemas Horizontales</text:p>
            </table:table-cell>
            <table:table-cell table:style-name="Tabla21.A2" office:value-type="string">
              <text:p text:style-name="MP4"><text:span text:style-name="MT1">Fecha de actualización: </text:span><text:span text:style-name="MT1"><text:user-defined style:data-style-name="N0" text:name="Fecha Actualización">24/11/2014</text:user-defined></text:span></text:p>
            </table:table-cell>
          </table:table-row>
          <table:table-row table:style-name="Tabla21.3">
            <table:table-cell table:style-name="Tabla21.A2" office:value-type="string">
              <text:p text:style-name="MP5"><text:file-name text:display="name-and-extension">DGPD IP-20141124-Seguimiento_ORACLE.odt</text:file-name></text:p>
            </table:table-cell>
            <table:table-cell table:style-name="Tabla21.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Vertical_20_Informe" style:display-name="Página Vertical Informe" style:page-layout-name="Mpm5">
      <style:header>
        <table:table table:name="Tabla22" table:style-name="Tabla22">
          <table:table-column table:style-name="Tabla22.A"/>
          <table:table-column table:style-name="Tabla22.B"/>
          <table:table-row table:style-name="Tabla22.1">
            <table:table-cell table:style-name="Tabla22.A1" table:number-rows-spanned="2" office:value-type="string">
              <text:p text:style-name="MP1"><draw:frame draw:style-name="Mfr2" draw:name="gráficos17" text:anchor-type="char" svg:x="0.03cm" svg:y="-0.534cm" svg:width="3.304cm" svg:height="1.61cm" draw:z-index="8"><draw:image xlink:href="Pictures/100002000000037B000001B7D513E56D.png" xlink:type="simple" xlink:show="embed" xlink:actuate="onLoad"/></draw:frame></text:p>
            </table:table-cell>
            <table:table-cell table:style-name="Tabla22.B1" office:value-type="string">
              <text:p text:style-name="MP2"><text:title>Reunión Seguimiento del Proyecto Soporte Corporativo Oracle</text:title></text:p>
            </table:table-cell>
          </table:table-row>
          <table:table-row table:style-name="Tabla22.1">
            <table:covered-table-cell/>
            <table:table-cell table:style-name="Tabla22.B1" office:value-type="string">
              <text:p text:style-name="MP2"><text:subject>Informe de Progreso del 01/11/2014 al 24/11/2014</text:subject></text:p>
            </table:table-cell>
          </table:table-row>
        </table:table>
        <text:p text:style-name="Standard"/>
        <text:p text:style-name="Standard"/>
        <text:p text:style-name="Standard"/>
        <text:p text:style-name="Standard"/>
        <text:p text:style-name="Standard"/>
        <text:p text:style-name="Standard"/>
      </style:header>
      <style:footer>
        <table:table table:name="Tabla23" table:style-name="Tabla23">
          <table:table-column table:style-name="Tabla23.A"/>
          <table:table-column table:style-name="Tabla23.B"/>
          <table:table-row table:style-name="Tabla23.1">
            <table:table-cell table:style-name="Tabla23.A1" office:value-type="string">
              <text:p text:style-name="MP3">Dirección General <text:s/>de Política Digital</text:p>
            </table:table-cell>
            <table:table-cell table:style-name="Tabla23.A1" office:value-type="string">
              <text:p text:style-name="MP4"><text:span text:style-name="MT1">Página </text:span><text:span text:style-name="Page_20_Number"><text:span text:style-name="MT1"><text:page-number text:select-page="current">39</text:page-number></text:span></text:span><text:span text:style-name="Page_20_Number"><text:span text:style-name="MT1"> de </text:span></text:span><text:span text:style-name="Page_20_Number"><text:span text:style-name="MT1"><text:page-count style:num-format="1">39</text:page-count></text:span></text:span></text:p>
            </table:table-cell>
          </table:table-row>
          <table:table-row table:style-name="Tabla23.1">
            <table:table-cell table:style-name="Tabla23.A2" office:value-type="string">
              <text:p text:style-name="MP5">Servicio de Coord. y Desarrollo de Sistemas Horizontales</text:p>
            </table:table-cell>
            <table:table-cell table:style-name="Tabla23.A2" office:value-type="string">
              <text:p text:style-name="MP4"><text:span text:style-name="MT1">Fecha de actualización: </text:span><text:span text:style-name="MT1"><text:user-defined style:data-style-name="N0" text:name="Fecha Actualización">24/11/2014</text:user-defined></text:span></text:p>
            </table:table-cell>
          </table:table-row>
          <table:table-row table:style-name="Tabla23.1">
            <table:table-cell table:style-name="Tabla23.A2" office:value-type="string">
              <text:p text:style-name="MP5"><text:file-name text:display="name-and-extension">DGPD IP-20141124-Seguimiento_ORACLE.odt</text:file-name></text:p>
            </table:table-cell>
            <table:table-cell table:style-name="Tabla23.A2" office:value-type="string">
              <text:p text:style-name="MP4"><text:span text:style-name="MT1">Versión: </text:span><text:span text:style-name="MT1"><text:user-defined style:data-style-name="N0" text:name="Versión Documento">&lt;1.0&gt;</text:user-defined></text:span></text:p>
            </table:table-cell>
          </table:table-row>
        </table:table>
        <text:p text:style-name="MP7"/>
      </style:footer>
    </style:master-page>
    <style:master-page style:name="HTML" style:page-layout-name="Mpm10"/>
    <style:master-page style:name="Landscap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unión Seguimiento del Proyecto Soporte Corporativo Oracle</dc:title>
    <dc:subject>Informe de Progreso del 01/11/2014 al 24/11/2014</dc:subject>
    <meta:creation-date>2013-07-02T08:40:47</meta:creation-date>
    <meta:editing-cycles>283</meta:editing-cycles>
    <meta:editing-duration>P2DT14H21M54S</meta:editing-duration>
    <meta:generator>LibreOffice/4.2.7.2$Linux_x86 LibreOffice_project/420m0$Build-2</meta:generator>
    <dc:date>2014-11-24T14:23:27.181934205</dc:date>
    <dc:creator>lvarelap </dc:creator>
    <meta:document-statistic meta:table-count="17" meta:image-count="10" meta:object-count="0" meta:page-count="39" meta:paragraph-count="513" meta:word-count="6972" meta:character-count="47655" meta:non-whitespace-character-count="40969"/>
    <meta:user-defined meta:name="Fecha Actualización">24/11/2014</meta:user-defined>
    <meta:user-defined meta:name="Servicio">Servicio de Coord. y Desarrollo de Sistemas Horizontales</meta:user-defined>
    <meta:user-defined meta:name="Versión Documento">&lt;1.0&gt;</meta:user-defined>
    <meta:user-defined meta:name="Versión Plantilla">1.3</meta:user-defined>
  </office:meta>
</office:document-meta>
</file>